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6/meta.xml" manifest:media-type="text/xml"/>
  <manifest:file-entry manifest:full-path="Object 26/styles.xml" manifest:media-type="text/xml"/>
  <manifest:file-entry manifest:full-path="Object 26/content.xml" manifest:media-type="text/xml"/>
  <manifest:file-entry manifest:full-path="Object 26/" manifest:media-type="application/vnd.oasis.opendocument.chart"/>
  <manifest:file-entry manifest:full-path="manifest.rdf" manifest:media-type="application/rdf+xml"/>
  <manifest:file-entry manifest:full-path="Object 17/content.xml" manifest:media-type="text/xml"/>
  <manifest:file-entry manifest:full-path="Object 17/styles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Object 2/style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27/meta.xml" manifest:media-type="text/xml"/>
  <manifest:file-entry manifest:full-path="Object 27/content.xml" manifest:media-type="text/xml"/>
  <manifest:file-entry manifest:full-path="Object 27/styles.xml" manifest:media-type="text/xml"/>
  <manifest:file-entry manifest:full-path="Object 27/" manifest:media-type="application/vnd.oasis.opendocument.chart"/>
  <manifest:file-entry manifest:full-path="Object 18/content.xml" manifest:media-type="text/xml"/>
  <manifest:file-entry manifest:full-path="Object 18/styles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setting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8/content.xml" manifest:media-type="text/xml"/>
  <manifest:file-entry manifest:full-path="Object 28/meta.xml" manifest:media-type="text/xml"/>
  <manifest:file-entry manifest:full-path="Object 28/styles.xml" manifest:media-type="text/xml"/>
  <manifest:file-entry manifest:full-path="Object 28/" manifest:media-type="application/vnd.oasis.opendocument.chart"/>
  <manifest:file-entry manifest:full-path="Object 19/meta.xml" manifest:media-type="text/xml"/>
  <manifest:file-entry manifest:full-path="Object 19/styles.xml" manifest:media-type="text/xml"/>
  <manifest:file-entry manifest:full-path="Object 19/content.xml" manifest:media-type="text/xml"/>
  <manifest:file-entry manifest:full-path="Object 19/" manifest:media-type="application/vnd.oasis.opendocument.chart"/>
  <manifest:file-entry manifest:full-path="Object 25/content.xml" manifest:media-type="text/xml"/>
  <manifest:file-entry manifest:full-path="Object 25/meta.xml" manifest:media-type="text/xml"/>
  <manifest:file-entry manifest:full-path="Object 25/styles.xml" manifest:media-type="text/xml"/>
  <manifest:file-entry manifest:full-path="Object 25/" manifest:media-type="application/vnd.oasis.opendocument.chart"/>
  <manifest:file-entry manifest:full-path="Object 29/content.xml" manifest:media-type="text/xml"/>
  <manifest:file-entry manifest:full-path="Object 29/meta.xml" manifest:media-type="text/xml"/>
  <manifest:file-entry manifest:full-path="Object 29/styles.xml" manifest:media-type="text/xml"/>
  <manifest:file-entry manifest:full-path="Object 29/" manifest:media-type="application/vnd.oasis.opendocument.chart"/>
  <manifest:file-entry manifest:full-path="Object 4/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20/content.xml" manifest:media-type="text/xml"/>
  <manifest:file-entry manifest:full-path="Object 20/styles.xml" manifest:media-type="text/xml"/>
  <manifest:file-entry manifest:full-path="Object 20/meta.xml" manifest:media-type="text/xml"/>
  <manifest:file-entry manifest:full-path="Object 20/" manifest:media-type="application/vnd.oasis.opendocument.chart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21/content.xml" manifest:media-type="text/xml"/>
  <manifest:file-entry manifest:full-path="Object 21/meta.xml" manifest:media-type="text/xml"/>
  <manifest:file-entry manifest:full-path="Object 21/styles.xml" manifest:media-type="text/xml"/>
  <manifest:file-entry manifest:full-path="Object 21/" manifest:media-type="application/vnd.oasis.opendocument.chart"/>
  <manifest:file-entry manifest:full-path="Object 30/content.xml" manifest:media-type="text/xml"/>
  <manifest:file-entry manifest:full-path="Object 30/styles.xml" manifest:media-type="text/xml"/>
  <manifest:file-entry manifest:full-path="Object 30/meta.xml" manifest:media-type="text/xml"/>
  <manifest:file-entry manifest:full-path="Object 30/" manifest:media-type="application/vnd.oasis.opendocument.chart"/>
  <manifest:file-entry manifest:full-path="meta.xml" manifest:media-type="text/xml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23/styles.xml" manifest:media-type="text/xml"/>
  <manifest:file-entry manifest:full-path="Object 23/content.xml" manifest:media-type="text/xml"/>
  <manifest:file-entry manifest:full-path="Object 23/meta.xml" manifest:media-type="text/xml"/>
  <manifest:file-entry manifest:full-path="Object 23/" manifest:media-type="application/vnd.oasis.opendocument.chart"/>
  <manifest:file-entry manifest:full-path="Object 22/meta.xml" manifest:media-type="text/xml"/>
  <manifest:file-entry manifest:full-path="Object 22/styles.xml" manifest:media-type="text/xml"/>
  <manifest:file-entry manifest:full-path="Object 22/content.xml" manifest:media-type="text/xml"/>
  <manifest:file-entry manifest:full-path="Object 22/" manifest:media-type="application/vnd.oasis.opendocument.chart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Thumbnails/thumbnail.png" manifest:media-type="image/png"/>
  <manifest:file-entry manifest:full-path="Object 24/styles.xml" manifest:media-type="text/xml"/>
  <manifest:file-entry manifest:full-path="Object 24/meta.xml" manifest:media-type="text/xml"/>
  <manifest:file-entry manifest:full-path="Object 24/content.xml" manifest:media-type="text/xml"/>
  <manifest:file-entry manifest:full-path="Object 2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1'"/>
    <style:font-face style:name="Menlo-Regular" svg:font-family="Menlo-Regular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3.75pt"/>
    </style:style>
    <style:style style:name="co2" style:family="table-column">
      <style:table-column-properties fo:break-before="auto" style:column-width="5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4.26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3" style:family="table-cell" style:parent-style-name="Default"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Menlo-Regular" fo:language="none" fo:country="none" style:font-name-asian="Menlo-Regular" style:language-asian="none" style:country-asian="none" style:font-name-complex="Menlo-Regular" style:language-complex="none" style:country-complex="none"/>
    </style:style>
    <style:style style:name="gr1" style:family="graphic">
      <style:graphic-properties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41g" table:style-name="ta1">
        <table:shapes>
          <draw:frame draw:z-index="0" draw:name="Chart 1" draw:style-name="gr1" svg:width="453.51pt" svg:height="255.09pt" svg:x="725.56pt" svg:y="23.19pt">
            <draw:object draw:notify-on-update-of-ranges="41g.A2:41g.A14 41g.B1:41g.B1 41g.B2:41g.B14 41g.A2:41g.A14 41g.F1:41g.F1 41g.F2:41g.F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name="Chart 2" draw:style-name="gr1" svg:width="453.51pt" svg:height="255.09pt" svg:x="688.42pt" svg:y="320.03pt">
            <draw:object draw:notify-on-update-of-ranges="41g.A2:41g.A14 41g.C1:41g.C1 41g.C2:41g.C14 41g.A2:41g.A14 41g.G1:41g.G1 41g.G2:41g.G1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name="Chart 3" draw:style-name="gr1" svg:width="453.51pt" svg:height="255.09pt" svg:x="62.48pt" svg:y="335.82pt">
            <draw:object draw:notify-on-update-of-ranges="41g.A2:41g.A14 41g.D1:41g.D1 41g.D2:41g.D14 41g.A2:41g.A14 41g.H1:41g.H1 41g.H2:41g.H1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name="Chart 1" draw:style-name="gr1" svg:width="608.17pt" svg:height="348.58pt" svg:x="589.95pt" svg:y="222.49pt">
            <draw:object draw:notify-on-update-of-ranges="41g.A2:41g.A14 41g.B1:41g.B1 41g.L2:41g.L14" xlink:href="./Object 25" xlink:type="simple" xlink:show="embed" xlink:actuate="onLoad">
              <loext:p/>
            </draw:object>
            <draw:image xlink:href="./ObjectReplacements/Object 25" xlink:type="simple" xlink:show="embed" xlink:actuate="onLoad"/>
          </draw:frame>
        </table:shapes>
        <table:table-column table:style-name="co1" table:number-columns-repeated="8" table:default-cell-style-name="ce1"/>
        <table:table-column table:style-name="co2" table:number-columns-repeated="1016" table:default-cell-style-name="ce1"/>
        <table:table-row table:style-name="ro1">
          <table:table-cell office:value-type="string" calcext:value-type="string">
            <text:p>v(mm/min)</text:p>
          </table:table-cell>
          <table:table-cell office:value-type="string" calcext:value-type="string">
            <text:p>max average</text:p>
          </table:table-cell>
          <table:table-cell office:value-type="string" calcext:value-type="string">
            <text:p>max frequency</text:p>
          </table:table-cell>
          <table:table-cell office:value-type="string" calcext:value-type="string">
            <text:p>madmax</text:p>
          </table:table-cell>
          <table:table-cell/>
          <table:table-cell office:value-type="string" calcext:value-type="string">
            <text:p>min average</text:p>
          </table:table-cell>
          <table:table-cell office:value-type="string" calcext:value-type="string">
            <text:p>min frequency</text:p>
          </table:table-cell>
          <table:table-cell office:value-type="string" calcext:value-type="string">
            <text:p>madmin</text:p>
          </table:table-cell>
          <table:table-cell table:number-columns-repeated="101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169863446950912" calcext:value-type="float">
            <text:p>0.169863446950912</text:p>
          </table:table-cell>
          <table:table-cell office:value-type="float" office:value="1.08519152641296" calcext:value-type="float">
            <text:p>1.08519152641296</text:p>
          </table:table-cell>
          <table:table-cell office:value-type="float" office:value="0.204287425994873" calcext:value-type="float">
            <text:p>0.204287425994873</text:p>
          </table:table-cell>
          <table:table-cell/>
          <table:table-cell office:value-type="float" office:value="0.0469912909902632" calcext:value-type="float">
            <text:p>0.046991290990263</text:p>
          </table:table-cell>
          <table:table-cell office:value-type="float" office:value="1.08597315351168" calcext:value-type="float">
            <text:p>1.08597315351168</text:p>
          </table:table-cell>
          <table:table-cell office:value-type="float" office:value="0.208447365297212" calcext:value-type="float">
            <text:p>0.208447365297212</text:p>
          </table:table-cell>
          <table:table-cell/>
          <table:table-cell table:formula="of:=[.B2]-0.0945936068892479" office:value-type="float" office:value="0.0752698400616641" calcext:value-type="float">
            <text:p>0.075269840061664</text:p>
          </table:table-cell>
          <table:table-cell table:formula="of:=0.0943725552281429-[.F2]" office:value-type="float" office:value="0.0473812642378797" calcext:value-type="float">
            <text:p>0.04738126423788</text:p>
          </table:table-cell>
          <table:table-cell table:formula="of:=[.B2]-[.F2]" office:value-type="float" office:value="0.122872155960649" calcext:value-type="float">
            <text:p>0.122872155960649</text:p>
          </table:table-cell>
          <table:table-cell table:number-columns-repeated="1012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0.153941225726157" calcext:value-type="float">
            <text:p>0.153941225726157</text:p>
          </table:table-cell>
          <table:table-cell office:value-type="float" office:value="0.838686630129814" calcext:value-type="float">
            <text:p>0.838686630129814</text:p>
          </table:table-cell>
          <table:table-cell office:value-type="float" office:value="0.178263550624251" calcext:value-type="float">
            <text:p>0.178263550624251</text:p>
          </table:table-cell>
          <table:table-cell/>
          <table:table-cell office:value-type="float" office:value="0.0545242482653031" calcext:value-type="float">
            <text:p>0.054524248265303</text:p>
          </table:table-cell>
          <table:table-cell office:value-type="float" office:value="0.871964388627272" calcext:value-type="float">
            <text:p>0.871964388627272</text:p>
          </table:table-cell>
          <table:table-cell office:value-type="float" office:value="0.211036925682655" calcext:value-type="float">
            <text:p>0.211036925682655</text:p>
          </table:table-cell>
          <table:table-cell/>
          <table:table-cell table:formula="of:=[.B3]-0.0945936068892479" office:value-type="float" office:value="0.0593476188369091" calcext:value-type="float">
            <text:p>0.059347618836909</text:p>
          </table:table-cell>
          <table:table-cell table:formula="of:=0.0943725552281429-[.F3]" office:value-type="float" office:value="0.0398483069628398" calcext:value-type="float">
            <text:p>0.03984830696284</text:p>
          </table:table-cell>
          <table:table-cell table:formula="of:=[.B3]-[.F3]" office:value-type="float" office:value="0.0994169774608539" calcext:value-type="float">
            <text:p>0.099416977460854</text:p>
          </table:table-cell>
          <table:table-cell table:number-columns-repeated="1012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0.138360551502331" calcext:value-type="float">
            <text:p>0.138360551502331</text:p>
          </table:table-cell>
          <table:table-cell office:value-type="float" office:value="0.672728291477065" calcext:value-type="float">
            <text:p>0.672728291477065</text:p>
          </table:table-cell>
          <table:table-cell office:value-type="float" office:value="0.140546582748451" calcext:value-type="float">
            <text:p>0.140546582748451</text:p>
          </table:table-cell>
          <table:table-cell/>
          <table:table-cell office:value-type="float" office:value="0.0595030007233103" calcext:value-type="float">
            <text:p>0.05950300072331</text:p>
          </table:table-cell>
          <table:table-cell office:value-type="float" office:value="0.71748688709305" calcext:value-type="float">
            <text:p>0.71748688709305</text:p>
          </table:table-cell>
          <table:table-cell office:value-type="float" office:value="0.179492029989384" calcext:value-type="float">
            <text:p>0.179492029989384</text:p>
          </table:table-cell>
          <table:table-cell/>
          <table:table-cell table:formula="of:=[.B4]-0.0945936068892479" office:value-type="float" office:value="0.0437669446130831" calcext:value-type="float">
            <text:p>0.043766944613083</text:p>
          </table:table-cell>
          <table:table-cell table:formula="of:=0.0943725552281429-[.F4]" office:value-type="float" office:value="0.0348695545048326" calcext:value-type="float">
            <text:p>0.034869554504833</text:p>
          </table:table-cell>
          <table:table-cell table:formula="of:=[.B4]-[.F4]" office:value-type="float" office:value="0.0788575507790207" calcext:value-type="float">
            <text:p>0.078857550779021</text:p>
          </table:table-cell>
          <table:table-cell table:number-columns-repeated="1012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0.141011655505966" calcext:value-type="float">
            <text:p>0.141011655505966</text:p>
          </table:table-cell>
          <table:table-cell office:value-type="float" office:value="0.693722584668328" calcext:value-type="float">
            <text:p>0.693722584668328</text:p>
          </table:table-cell>
          <table:table-cell office:value-type="float" office:value="0.200365330521211" calcext:value-type="float">
            <text:p>0.200365330521211</text:p>
          </table:table-cell>
          <table:table-cell/>
          <table:table-cell office:value-type="float" office:value="0.0785136981171438" calcext:value-type="float">
            <text:p>0.078513698117144</text:p>
          </table:table-cell>
          <table:table-cell office:value-type="float" office:value="0.687379113559065" calcext:value-type="float">
            <text:p>0.687379113559065</text:p>
          </table:table-cell>
          <table:table-cell office:value-type="float" office:value="0.210331456036592" calcext:value-type="float">
            <text:p>0.210331456036592</text:p>
          </table:table-cell>
          <table:table-cell/>
          <table:table-cell table:formula="of:=[.B5]-0.0945936068892479" office:value-type="float" office:value="0.0464180486167181" calcext:value-type="float">
            <text:p>0.046418048616718</text:p>
          </table:table-cell>
          <table:table-cell table:formula="of:=0.0943725552281429-[.F5]" office:value-type="float" office:value="0.0158588571109991" calcext:value-type="float">
            <text:p>0.015858857110999</text:p>
          </table:table-cell>
          <table:table-cell table:formula="of:=[.B5]-[.F5]" office:value-type="float" office:value="0.0624979573888222" calcext:value-type="float">
            <text:p>0.062497957388822</text:p>
          </table:table-cell>
          <table:table-cell table:number-columns-repeated="1012"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0.1311698734258" calcext:value-type="float">
            <text:p>0.1311698734258</text:p>
          </table:table-cell>
          <table:table-cell office:value-type="float" office:value="0.60450572110294" calcext:value-type="float">
            <text:p>0.60450572110294</text:p>
          </table:table-cell>
          <table:table-cell office:value-type="float" office:value="0.118668261358133" calcext:value-type="float">
            <text:p>0.118668261358133</text:p>
          </table:table-cell>
          <table:table-cell/>
          <table:table-cell office:value-type="float" office:value="0.0869509219780736" calcext:value-type="float">
            <text:p>0.086950921978074</text:p>
          </table:table-cell>
          <table:table-cell office:value-type="float" office:value="0.65236078459641" calcext:value-type="float">
            <text:p>0.65236078459641</text:p>
          </table:table-cell>
          <table:table-cell office:value-type="float" office:value="0.150228209312218" calcext:value-type="float">
            <text:p>0.150228209312218</text:p>
          </table:table-cell>
          <table:table-cell/>
          <table:table-cell table:formula="of:=[.B6]-0.0945936068892479" office:value-type="float" office:value="0.0365762665365521" calcext:value-type="float">
            <text:p>0.036576266536552</text:p>
          </table:table-cell>
          <table:table-cell table:formula="of:=0.0943725552281429-[.F6]" office:value-type="float" office:value="0.00742163325006931" calcext:value-type="float">
            <text:p>0.007421633250069</text:p>
          </table:table-cell>
          <table:table-cell table:formula="of:=[.B6]-[.F6]" office:value-type="float" office:value="0.0442189514477264" calcext:value-type="float">
            <text:p>0.044218951447726</text:p>
          </table:table-cell>
          <table:table-cell table:number-columns-repeated="1012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0.119071211013943" calcext:value-type="float">
            <text:p>0.119071211013943</text:p>
          </table:table-cell>
          <table:table-cell office:value-type="float" office:value="0.664172369241715" calcext:value-type="float">
            <text:p>0.664172369241715</text:p>
          </table:table-cell>
          <table:table-cell office:value-type="float" office:value="0.119466367512941" calcext:value-type="float">
            <text:p>0.119466367512941</text:p>
          </table:table-cell>
          <table:table-cell/>
          <table:table-cell office:value-type="float" office:value="0.0829778899565155" calcext:value-type="float">
            <text:p>0.082977889956516</text:p>
          </table:table-cell>
          <table:table-cell office:value-type="float" office:value="0.699998537699381" calcext:value-type="float">
            <text:p>0.699998537699381</text:p>
          </table:table-cell>
          <table:table-cell office:value-type="float" office:value="0.167680979756171" calcext:value-type="float">
            <text:p>0.167680979756171</text:p>
          </table:table-cell>
          <table:table-cell/>
          <table:table-cell table:formula="of:=[.B7]-0.0945936068892479" office:value-type="float" office:value="0.0244776041246951" calcext:value-type="float">
            <text:p>0.024477604124695</text:p>
          </table:table-cell>
          <table:table-cell table:formula="of:=0.0943725552281429-[.F7]" office:value-type="float" office:value="0.0113946652716274" calcext:value-type="float">
            <text:p>0.011394665271627</text:p>
          </table:table-cell>
          <table:table-cell table:formula="of:=[.B7]-[.F7]" office:value-type="float" office:value="0.0360933210574275" calcext:value-type="float">
            <text:p>0.036093321057428</text:p>
          </table:table-cell>
          <table:table-cell table:number-columns-repeated="1012"/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float" office:value="0.103176178487196" calcext:value-type="float">
            <text:p>0.103176178487196</text:p>
          </table:table-cell>
          <table:table-cell office:value-type="float" office:value="0.72052616615818" calcext:value-type="float">
            <text:p>0.72052616615818</text:p>
          </table:table-cell>
          <table:table-cell office:value-type="float" office:value="0.134132100350639" calcext:value-type="float">
            <text:p>0.134132100350639</text:p>
          </table:table-cell>
          <table:table-cell/>
          <table:table-cell office:value-type="float" office:value="0.0858559234950103" calcext:value-type="float">
            <text:p>0.08585592349501</text:p>
          </table:table-cell>
          <table:table-cell office:value-type="float" office:value="0.739576148359399" calcext:value-type="float">
            <text:p>0.739576148359399</text:p>
          </table:table-cell>
          <table:table-cell office:value-type="float" office:value="0.15448070736473" calcext:value-type="float">
            <text:p>0.15448070736473</text:p>
          </table:table-cell>
          <table:table-cell/>
          <table:table-cell table:formula="of:=[.B8]-0.0945936068892479" office:value-type="float" office:value="0.00858257159794812" calcext:value-type="float">
            <text:p>0.008582571597948</text:p>
          </table:table-cell>
          <table:table-cell table:formula="of:=0.0943725552281429-[.F8]" office:value-type="float" office:value="0.00851663173313261" calcext:value-type="float">
            <text:p>0.008516631733133</text:p>
          </table:table-cell>
          <table:table-cell table:formula="of:=[.B8]-[.F8]" office:value-type="float" office:value="0.0173202549921857" calcext:value-type="float">
            <text:p>0.017320254992186</text:p>
          </table:table-cell>
          <table:table-cell table:number-columns-repeated="1012"/>
        </table:table-row>
        <table:table-row table:style-name="ro2">
          <table:table-cell office:value-type="float" office:value="400" calcext:value-type="float">
            <text:p>400</text:p>
          </table:table-cell>
          <table:table-cell office:value-type="float" office:value="0.111428010011358" calcext:value-type="float">
            <text:p>0.111428010011358</text:p>
          </table:table-cell>
          <table:table-cell office:value-type="float" office:value="1.0170330652701" calcext:value-type="float">
            <text:p>1.0170330652701</text:p>
          </table:table-cell>
          <table:table-cell office:value-type="float" office:value="0.315307036973536" calcext:value-type="float">
            <text:p>0.315307036973536</text:p>
          </table:table-cell>
          <table:table-cell/>
          <table:table-cell office:value-type="float" office:value="0.0943725552281429" calcext:value-type="float">
            <text:p>0.094372555228143</text:p>
          </table:table-cell>
          <table:table-cell office:value-type="float" office:value="1.01140061945751" calcext:value-type="float">
            <text:p>1.01140061945751</text:p>
          </table:table-cell>
          <table:table-cell office:value-type="float" office:value="0.333854920940648" calcext:value-type="float">
            <text:p>0.333854920940648</text:p>
          </table:table-cell>
          <table:table-cell/>
          <table:table-cell table:formula="of:=[.B9]-0.0945936068892479" office:value-type="float" office:value="0.0168344031221101" calcext:value-type="float">
            <text:p>0.01683440312211</text:p>
          </table:table-cell>
          <table:table-cell table:formula="of:=0.0943725552281429-[.F9]" office:value-type="float" office:value="0" calcext:value-type="float">
            <text:p>0</text:p>
          </table:table-cell>
          <table:table-cell table:formula="of:=[.B9]-[.F9]" office:value-type="float" office:value="0.0170554547832151" calcext:value-type="float">
            <text:p>0.017055454783215</text:p>
          </table:table-cell>
          <table:table-cell table:number-columns-repeated="1012"/>
        </table:table-row>
        <table:table-row table:style-name="ro2">
          <table:table-cell office:value-type="float" office:value="600" calcext:value-type="float">
            <text:p>600</text:p>
          </table:table-cell>
          <table:table-cell office:value-type="float" office:value="0.100209954075324" calcext:value-type="float">
            <text:p>0.100209954075324</text:p>
          </table:table-cell>
          <table:table-cell office:value-type="float" office:value="1.49201614123124" calcext:value-type="float">
            <text:p>1.49201614123124</text:p>
          </table:table-cell>
          <table:table-cell office:value-type="float" office:value="0.424144950373873" calcext:value-type="float">
            <text:p>0.424144950373873</text:p>
          </table:table-cell>
          <table:table-cell/>
          <table:table-cell office:value-type="float" office:value="0.0865555463767633" calcext:value-type="float">
            <text:p>0.086555546376763</text:p>
          </table:table-cell>
          <table:table-cell office:value-type="float" office:value="1.40485099321458" calcext:value-type="float">
            <text:p>1.40485099321458</text:p>
          </table:table-cell>
          <table:table-cell office:value-type="float" office:value="0.407629206448634" calcext:value-type="float">
            <text:p>0.407629206448634</text:p>
          </table:table-cell>
          <table:table-cell/>
          <table:table-cell table:formula="of:=[.B10]-0.0945936068892479" office:value-type="float" office:value="0.00561634718607611" calcext:value-type="float">
            <text:p>0.005616347186076</text:p>
          </table:table-cell>
          <table:table-cell table:formula="of:=0.0943725552281429-[.F10]" office:value-type="float" office:value="0.00781700885137961" calcext:value-type="float">
            <text:p>0.00781700885138</text:p>
          </table:table-cell>
          <table:table-cell table:formula="of:=[.B10]-[.F10]" office:value-type="float" office:value="0.0136544076985607" calcext:value-type="float">
            <text:p>0.013654407698561</text:p>
          </table:table-cell>
          <table:table-cell table:number-columns-repeated="1012"/>
        </table:table-row>
        <table:table-row table:style-name="ro2">
          <table:table-cell office:value-type="float" office:value="800" calcext:value-type="float">
            <text:p>800</text:p>
          </table:table-cell>
          <table:table-cell office:value-type="float" office:value="0.0980066437096823" calcext:value-type="float">
            <text:p>0.098006643709682</text:p>
          </table:table-cell>
          <table:table-cell office:value-type="float" office:value="2.64047301383246" calcext:value-type="float">
            <text:p>2.64047301383246</text:p>
          </table:table-cell>
          <table:table-cell office:value-type="float" office:value="1.18716152130611" calcext:value-type="float">
            <text:p>1.18716152130611</text:p>
          </table:table-cell>
          <table:table-cell/>
          <table:table-cell office:value-type="float" office:value="0.0851771515607834" calcext:value-type="float">
            <text:p>0.085177151560783</text:p>
          </table:table-cell>
          <table:table-cell office:value-type="float" office:value="2.30381042718887" calcext:value-type="float">
            <text:p>2.30381042718887</text:p>
          </table:table-cell>
          <table:table-cell office:value-type="float" office:value="0.893289793586731" calcext:value-type="float">
            <text:p>0.893289793586731</text:p>
          </table:table-cell>
          <table:table-cell/>
          <table:table-cell table:formula="of:=[.B11]-0.0945936068892479" office:value-type="float" office:value="0.00341303682043441" calcext:value-type="float">
            <text:p>0.003413036820434</text:p>
          </table:table-cell>
          <table:table-cell table:formula="of:=0.0943725552281429-[.F11]" office:value-type="float" office:value="0.00919540366735951" calcext:value-type="float">
            <text:p>0.00919540366736</text:p>
          </table:table-cell>
          <table:table-cell table:formula="of:=[.B11]-[.F11]" office:value-type="float" office:value="0.0128294921488989" calcext:value-type="float">
            <text:p>0.012829492148899</text:p>
          </table:table-cell>
          <table:table-cell table:number-columns-repeated="1012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0.0980407121150117" calcext:value-type="float">
            <text:p>0.098040712115012</text:p>
          </table:table-cell>
          <table:table-cell office:value-type="float" office:value="2.92641860246658" calcext:value-type="float">
            <text:p>2.92641860246658</text:p>
          </table:table-cell>
          <table:table-cell office:value-type="float" office:value="0.893873691558838" calcext:value-type="float">
            <text:p>0.893873691558838</text:p>
          </table:table-cell>
          <table:table-cell/>
          <table:table-cell office:value-type="float" office:value="0.0844719996675849" calcext:value-type="float">
            <text:p>0.084471999667585</text:p>
          </table:table-cell>
          <table:table-cell office:value-type="float" office:value="2.87081362009048" calcext:value-type="float">
            <text:p>2.87081362009048</text:p>
          </table:table-cell>
          <table:table-cell office:value-type="float" office:value="1.00704566478729" calcext:value-type="float">
            <text:p>1.00704566478729</text:p>
          </table:table-cell>
          <table:table-cell/>
          <table:table-cell table:formula="of:=[.B12]-0.0945936068892479" office:value-type="float" office:value="0.0034471052257638" calcext:value-type="float">
            <text:p>0.003447105225764</text:p>
          </table:table-cell>
          <table:table-cell table:formula="of:=0.0943725552281429-[.F12]" office:value-type="float" office:value="0.00990055556055801" calcext:value-type="float">
            <text:p>0.009900555560558</text:p>
          </table:table-cell>
          <table:table-cell table:formula="of:=[.B12]-[.F12]" office:value-type="float" office:value="0.0135687124474268" calcext:value-type="float">
            <text:p>0.013568712447427</text:p>
          </table:table-cell>
          <table:table-cell table:number-columns-repeated="1012"/>
        </table:table-row>
        <table:table-row table:style-name="ro2">
          <table:table-cell office:value-type="float" office:value="1400" calcext:value-type="float">
            <text:p>1400</text:p>
          </table:table-cell>
          <table:table-cell office:value-type="float" office:value="0.0940191722474992" calcext:value-type="float">
            <text:p>0.094019172247499</text:p>
          </table:table-cell>
          <table:table-cell office:value-type="float" office:value="3.5861667022109" calcext:value-type="float">
            <text:p>3.5861667022109</text:p>
          </table:table-cell>
          <table:table-cell office:value-type="float" office:value="0.895674310624599" calcext:value-type="float">
            <text:p>0.895674310624599</text:p>
          </table:table-cell>
          <table:table-cell/>
          <table:table-cell office:value-type="float" office:value="0.0836399088011069" calcext:value-type="float">
            <text:p>0.083639908801107</text:p>
          </table:table-cell>
          <table:table-cell office:value-type="float" office:value="3.32081399244421" calcext:value-type="float">
            <text:p>3.32081399244421</text:p>
          </table:table-cell>
          <table:table-cell office:value-type="float" office:value="1.09405470719387" calcext:value-type="float">
            <text:p>1.09405470719387</text:p>
          </table:table-cell>
          <table:table-cell/>
          <table:table-cell table:formula="of:=[.B13]-0.0945936068892479" office:value-type="float" office:value="-0.000574434641748695" calcext:value-type="float">
            <text:p>-0.000574434641749</text:p>
          </table:table-cell>
          <table:table-cell table:formula="of:=0.0943725552281429-[.F13]" office:value-type="float" office:value="0.010732646427036" calcext:value-type="float">
            <text:p>0.010732646427036</text:p>
          </table:table-cell>
          <table:table-cell table:formula="of:=[.B13]-[.F13]" office:value-type="float" office:value="0.0103792634463923" calcext:value-type="float">
            <text:p>0.010379263446392</text:p>
          </table:table-cell>
          <table:table-cell table:number-columns-repeated="1012"/>
        </table:table-row>
        <table:table-row table:style-name="ro2">
          <table:table-cell office:value-type="float" office:value="1800" calcext:value-type="float">
            <text:p>1800</text:p>
          </table:table-cell>
          <table:table-cell office:value-type="float" office:value="0.0945936068892479" calcext:value-type="float">
            <text:p>0.094593606889248</text:p>
          </table:table-cell>
          <table:table-cell office:value-type="float" office:value="4.84700658104636" calcext:value-type="float">
            <text:p>4.84700658104636</text:p>
          </table:table-cell>
          <table:table-cell office:value-type="float" office:value="1.05646105837231" calcext:value-type="float">
            <text:p>1.05646105837231</text:p>
          </table:table-cell>
          <table:table-cell/>
          <table:table-cell office:value-type="float" office:value="0.0796529836952686" calcext:value-type="float">
            <text:p>0.079652983695269</text:p>
          </table:table-cell>
          <table:table-cell office:value-type="float" office:value="5.66674327850342" calcext:value-type="float">
            <text:p>5.66674327850342</text:p>
          </table:table-cell>
          <table:table-cell office:value-type="float" office:value="2.16372150844998" calcext:value-type="float">
            <text:p>2.16372150844998</text:p>
          </table:table-cell>
          <table:table-cell/>
          <table:table-cell table:formula="of:=[.B14]-0.0945936068892479" office:value-type="float" office:value="0" calcext:value-type="float">
            <text:p>0</text:p>
          </table:table-cell>
          <table:table-cell table:formula="of:=0.0943725552281429-[.F14]" office:value-type="float" office:value="0.0147195715328743" calcext:value-type="float">
            <text:p>0.014719571532874</text:p>
          </table:table-cell>
          <table:table-cell table:formula="of:=[.B14]-[.F14]" office:value-type="float" office:value="0.0149406231939793" calcext:value-type="float">
            <text:p>0.014940623193979</text:p>
          </table:table-cell>
          <table:table-cell table:number-columns-repeated="1012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3g" table:style-name="ta1">
        <table:shapes>
          <draw:frame draw:z-index="0" draw:name="Chart 1" draw:style-name="gr1" svg:width="453.91pt" svg:height="255.06pt" svg:x="725.56pt" svg:y="23.19pt">
            <draw:object draw:notify-on-update-of-ranges="53g.A2:53g.A14 53g.B1:53g.B1 53g.B2:53g.B14 53g.A2:53g.A14 53g.F1:53g.F1 53g.F2:53g.F1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name="Chart 2" draw:style-name="gr1" svg:width="453.91pt" svg:height="255.06pt" svg:x="688.42pt" svg:y="320.03pt">
            <draw:object draw:notify-on-update-of-ranges="53g.A2:53g.A14 53g.C1:53g.C1 53g.C2:53g.C14 53g.A2:53g.A14 53g.G1:53g.G1 53g.G2:53g.G14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2" draw:name="Chart 3" draw:style-name="gr1" svg:width="453.91pt" svg:height="255.06pt" svg:x="62.48pt" svg:y="335.82pt">
            <draw:object draw:notify-on-update-of-ranges="53g.A2:53g.A14 53g.D1:53g.D1 53g.D2:53g.D14 53g.A2:53g.A14 53g.H1:53g.H1 53g.H2:53g.H14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3" draw:style-name="gr2" draw:text-style-name="P1" svg:width="453.51pt" svg:height="255.09pt" svg:x="442.01pt" svg:y="324.37pt">
            <draw:object draw:notify-on-update-of-ranges="53g.A1:53g.A1 53g.K2:53g.K14 53g.A2:53g.A14" xlink:href="./Object 30" xlink:type="simple" xlink:show="embed" xlink:actuate="onLoad">
              <loext:p/>
            </draw:object>
            <draw:image xlink:href="./ObjectReplacements/Object 30" xlink:type="simple" xlink:show="embed" xlink:actuate="onLoad"/>
          </draw:frame>
        </table:shapes>
        <table:table-column table:style-name="co1" table:number-columns-repeated="8" table:default-cell-style-name="ce1"/>
        <table:table-column table:style-name="co2" table:number-columns-repeated="1016" table:default-cell-style-name="ce1"/>
        <table:table-row table:style-name="ro1">
          <table:table-cell office:value-type="string" calcext:value-type="string">
            <text:p>v(mm/min)</text:p>
          </table:table-cell>
          <table:table-cell office:value-type="string" calcext:value-type="string">
            <text:p>max average</text:p>
          </table:table-cell>
          <table:table-cell office:value-type="string" calcext:value-type="string">
            <text:p>max frequency</text:p>
          </table:table-cell>
          <table:table-cell office:value-type="string" calcext:value-type="string">
            <text:p>madmax</text:p>
          </table:table-cell>
          <table:table-cell/>
          <table:table-cell office:value-type="string" calcext:value-type="string">
            <text:p>min average</text:p>
          </table:table-cell>
          <table:table-cell office:value-type="string" calcext:value-type="string">
            <text:p>min frequency</text:p>
          </table:table-cell>
          <table:table-cell office:value-type="string" calcext:value-type="string">
            <text:p>madmin</text:p>
          </table:table-cell>
          <table:table-cell table:number-columns-repeated="101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203957632184029" calcext:value-type="float">
            <text:p>0.203957632184029</text:p>
          </table:table-cell>
          <table:table-cell office:value-type="float" office:value="1.17022915544181" calcext:value-type="float">
            <text:p>1.17022915544181</text:p>
          </table:table-cell>
          <table:table-cell office:value-type="float" office:value="0.145608533435146" calcext:value-type="float">
            <text:p>0.145608533435146</text:p>
          </table:table-cell>
          <table:table-cell/>
          <table:table-cell office:value-type="float" office:value="0.0669741681937514" calcext:value-type="float">
            <text:p>0.066974168193751</text:p>
          </table:table-cell>
          <table:table-cell office:value-type="float" office:value="1.16751817177082" calcext:value-type="float">
            <text:p>1.16751817177082</text:p>
          </table:table-cell>
          <table:table-cell office:value-type="float" office:value="0.147241229534716" calcext:value-type="float">
            <text:p>0.147241229534716</text:p>
          </table:table-cell>
          <table:table-cell table:number-columns-repeated="2"/>
          <table:table-cell table:formula="of:=0.101044265553355-[.F2]" office:value-type="float" office:value="0.0340700973596036" calcext:value-type="float">
            <text:p>0.034070097359604</text:p>
          </table:table-cell>
          <table:table-cell table:formula="of:=[.B2]-[.F2]" office:value-type="float" office:value="0.136983463990278" calcext:value-type="float">
            <text:p>0.136983463990278</text:p>
          </table:table-cell>
          <table:table-cell table:number-columns-repeated="1012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0.185760853579268" calcext:value-type="float">
            <text:p>0.185760853579268</text:p>
          </table:table-cell>
          <table:table-cell office:value-type="float" office:value="0.874596789479256" calcext:value-type="float">
            <text:p>0.874596789479256</text:p>
          </table:table-cell>
          <table:table-cell office:value-type="float" office:value="0.161320814862847" calcext:value-type="float">
            <text:p>0.161320814862847</text:p>
          </table:table-cell>
          <table:table-cell/>
          <table:table-cell office:value-type="float" office:value="0.0718222604029709" calcext:value-type="float">
            <text:p>0.071822260402971</text:p>
          </table:table-cell>
          <table:table-cell office:value-type="float" office:value="0.854854629153297" calcext:value-type="float">
            <text:p>0.854854629153297</text:p>
          </table:table-cell>
          <table:table-cell office:value-type="float" office:value="0.14228786344521" calcext:value-type="float">
            <text:p>0.14228786344521</text:p>
          </table:table-cell>
          <table:table-cell table:number-columns-repeated="2"/>
          <table:table-cell table:formula="of:=0.101044265553355-[.F3]" office:value-type="float" office:value="0.0292220051503841" calcext:value-type="float">
            <text:p>0.029222005150384</text:p>
          </table:table-cell>
          <table:table-cell table:formula="of:=[.B3]-[.F3]" office:value-type="float" office:value="0.113938593176297" calcext:value-type="float">
            <text:p>0.113938593176297</text:p>
          </table:table-cell>
          <table:table-cell table:number-columns-repeated="1012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0.17810251679219" calcext:value-type="float">
            <text:p>0.17810251679219</text:p>
          </table:table-cell>
          <table:table-cell office:value-type="float" office:value="0.761015583092058" calcext:value-type="float">
            <text:p>0.761015583092058</text:p>
          </table:table-cell>
          <table:table-cell office:value-type="float" office:value="0.129864751524075" calcext:value-type="float">
            <text:p>0.129864751524075</text:p>
          </table:table-cell>
          <table:table-cell/>
          <table:table-cell office:value-type="float" office:value="0.0796233352805887" calcext:value-type="float">
            <text:p>0.079623335280589</text:p>
          </table:table-cell>
          <table:table-cell office:value-type="float" office:value="0.768093858446394" calcext:value-type="float">
            <text:p>0.768093858446394</text:p>
          </table:table-cell>
          <table:table-cell office:value-type="float" office:value="0.126925949174531" calcext:value-type="float">
            <text:p>0.126925949174531</text:p>
          </table:table-cell>
          <table:table-cell table:number-columns-repeated="2"/>
          <table:table-cell table:formula="of:=0.101044265553355-[.F4]" office:value-type="float" office:value="0.0214209302727663" calcext:value-type="float">
            <text:p>0.021420930272766</text:p>
          </table:table-cell>
          <table:table-cell table:formula="of:=[.B4]-[.F4]" office:value-type="float" office:value="0.0984791815116013" calcext:value-type="float">
            <text:p>0.098479181511601</text:p>
          </table:table-cell>
          <table:table-cell table:number-columns-repeated="1012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0.155080450796767" calcext:value-type="float">
            <text:p>0.155080450796767</text:p>
          </table:table-cell>
          <table:table-cell office:value-type="float" office:value="0.703519814892819" calcext:value-type="float">
            <text:p>0.703519814892819</text:p>
          </table:table-cell>
          <table:table-cell office:value-type="float" office:value="0.131523777078063" calcext:value-type="float">
            <text:p>0.131523777078063</text:p>
          </table:table-cell>
          <table:table-cell/>
          <table:table-cell office:value-type="float" office:value="0.0813119269410769" calcext:value-type="float">
            <text:p>0.081311926941077</text:p>
          </table:table-cell>
          <table:table-cell office:value-type="float" office:value="0.713748944600423" calcext:value-type="float">
            <text:p>0.713748944600423</text:p>
          </table:table-cell>
          <table:table-cell office:value-type="float" office:value="0.137148071628147" calcext:value-type="float">
            <text:p>0.137148071628147</text:p>
          </table:table-cell>
          <table:table-cell table:number-columns-repeated="2"/>
          <table:table-cell table:formula="of:=0.101044265553355-[.F5]" office:value-type="float" office:value="0.0197323386122781" calcext:value-type="float">
            <text:p>0.019732338612278</text:p>
          </table:table-cell>
          <table:table-cell table:formula="of:=[.B5]-[.F5]" office:value-type="float" office:value="0.0737685238556901" calcext:value-type="float">
            <text:p>0.07376852385569</text:p>
          </table:table-cell>
          <table:table-cell table:number-columns-repeated="1012"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0.156435268223286" calcext:value-type="float">
            <text:p>0.156435268223286</text:p>
          </table:table-cell>
          <table:table-cell office:value-type="float" office:value="1.04813038825989" calcext:value-type="float">
            <text:p>1.04813038825989</text:p>
          </table:table-cell>
          <table:table-cell office:value-type="float" office:value="0.259807900619507" calcext:value-type="float">
            <text:p>0.259807900619507</text:p>
          </table:table-cell>
          <table:table-cell/>
          <table:table-cell office:value-type="float" office:value="0.0846462440940569" calcext:value-type="float">
            <text:p>0.084646244094057</text:p>
          </table:table-cell>
          <table:table-cell office:value-type="float" office:value="0.987605193875871" calcext:value-type="float">
            <text:p>0.987605193875871</text:p>
          </table:table-cell>
          <table:table-cell office:value-type="float" office:value="0.250145542108109" calcext:value-type="float">
            <text:p>0.250145542108109</text:p>
          </table:table-cell>
          <table:table-cell table:number-columns-repeated="2"/>
          <table:table-cell table:formula="of:=0.101044265553355-[.F6]" office:value-type="float" office:value="0.0163980214592981" calcext:value-type="float">
            <text:p>0.016398021459298</text:p>
          </table:table-cell>
          <table:table-cell table:formula="of:=[.B6]-[.F6]" office:value-type="float" office:value="0.0717890241292291" calcext:value-type="float">
            <text:p>0.071789024129229</text:p>
          </table:table-cell>
          <table:table-cell table:number-columns-repeated="1012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0.149948151829915" calcext:value-type="float">
            <text:p>0.149948151829915</text:p>
          </table:table-cell>
          <table:table-cell office:value-type="float" office:value="1.39145118762285" calcext:value-type="float">
            <text:p>1.39145118762285</text:p>
          </table:table-cell>
          <table:table-cell office:value-type="float" office:value="0.37024861021625" calcext:value-type="float">
            <text:p>0.37024861021625</text:p>
          </table:table-cell>
          <table:table-cell/>
          <table:table-cell office:value-type="float" office:value="0.0918903067708015" calcext:value-type="float">
            <text:p>0.091890306770802</text:p>
          </table:table-cell>
          <table:table-cell office:value-type="float" office:value="1.34832164049149" calcext:value-type="float">
            <text:p>1.34832164049149</text:p>
          </table:table-cell>
          <table:table-cell office:value-type="float" office:value="0.39637432217598" calcext:value-type="float">
            <text:p>0.39637432217598</text:p>
          </table:table-cell>
          <table:table-cell table:number-columns-repeated="2"/>
          <table:table-cell table:formula="of:=0.101044265553355-[.F7]" office:value-type="float" office:value="0.00915395878255351" calcext:value-type="float">
            <text:p>0.009153958782554</text:p>
          </table:table-cell>
          <table:table-cell table:formula="of:=[.B7]-[.F7]" office:value-type="float" office:value="0.0580578450591135" calcext:value-type="float">
            <text:p>0.058057845059114</text:p>
          </table:table-cell>
          <table:table-cell table:number-columns-repeated="1012"/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float" office:value="0.134099686687643" calcext:value-type="float">
            <text:p>0.134099686687643</text:p>
          </table:table-cell>
          <table:table-cell office:value-type="float" office:value="2.3635979348963" calcext:value-type="float">
            <text:p>2.3635979348963</text:p>
          </table:table-cell>
          <table:table-cell office:value-type="float" office:value="0.736463958566839" calcext:value-type="float">
            <text:p>0.736463958566839</text:p>
          </table:table-cell>
          <table:table-cell/>
          <table:table-cell office:value-type="float" office:value="0.092584109865129" calcext:value-type="float">
            <text:p>0.092584109865129</text:p>
          </table:table-cell>
          <table:table-cell office:value-type="float" office:value="2.19161947568258" calcext:value-type="float">
            <text:p>2.19161947568258</text:p>
          </table:table-cell>
          <table:table-cell office:value-type="float" office:value="0.706234673659007" calcext:value-type="float">
            <text:p>0.706234673659007</text:p>
          </table:table-cell>
          <table:table-cell table:number-columns-repeated="2"/>
          <table:table-cell table:formula="of:=0.101044265553355-[.F8]" office:value-type="float" office:value="0.008460155688226" calcext:value-type="float">
            <text:p>0.008460155688226</text:p>
          </table:table-cell>
          <table:table-cell table:formula="of:=[.B8]-[.F8]" office:value-type="float" office:value="0.041515576822514" calcext:value-type="float">
            <text:p>0.041515576822514</text:p>
          </table:table-cell>
          <table:table-cell table:number-columns-repeated="1012"/>
        </table:table-row>
        <table:table-row table:style-name="ro2">
          <table:table-cell office:value-type="float" office:value="400" calcext:value-type="float">
            <text:p>400</text:p>
          </table:table-cell>
          <table:table-cell office:value-type="float" office:value="0.128867199271917" calcext:value-type="float">
            <text:p>0.128867199271917</text:p>
          </table:table-cell>
          <table:table-cell office:value-type="float" office:value="2.65336976051331" calcext:value-type="float">
            <text:p>2.65336976051331</text:p>
          </table:table-cell>
          <table:table-cell office:value-type="float" office:value="0.785367140769958" calcext:value-type="float">
            <text:p>0.785367140769958</text:p>
          </table:table-cell>
          <table:table-cell/>
          <table:table-cell office:value-type="float" office:value="0.09702005511836" calcext:value-type="float">
            <text:p>0.09702005511836</text:p>
          </table:table-cell>
          <table:table-cell office:value-type="float" office:value="2.74389259438766" calcext:value-type="float">
            <text:p>2.74389259438766</text:p>
          </table:table-cell>
          <table:table-cell office:value-type="float" office:value="0.74883632976923" calcext:value-type="float">
            <text:p>0.74883632976923</text:p>
          </table:table-cell>
          <table:table-cell table:number-columns-repeated="2"/>
          <table:table-cell table:formula="of:=0.101044265553355-[.F9]" office:value-type="float" office:value="0.00402421043499501" calcext:value-type="float">
            <text:p>0.004024210434995</text:p>
          </table:table-cell>
          <table:table-cell table:formula="of:=[.B9]-[.F9]" office:value-type="float" office:value="0.031847144153557" calcext:value-type="float">
            <text:p>0.031847144153557</text:p>
          </table:table-cell>
          <table:table-cell table:number-columns-repeated="1012"/>
        </table:table-row>
        <table:table-row table:style-name="ro2">
          <table:table-cell office:value-type="float" office:value="600" calcext:value-type="float">
            <text:p>600</text:p>
          </table:table-cell>
          <table:table-cell office:value-type="float" office:value="0.124831812083721" calcext:value-type="float">
            <text:p>0.124831812083721</text:p>
          </table:table-cell>
          <table:table-cell office:value-type="float" office:value="5.31775050163269" calcext:value-type="float">
            <text:p>5.31775050163269</text:p>
          </table:table-cell>
          <table:table-cell office:value-type="float" office:value="1.95256533622742" calcext:value-type="float">
            <text:p>1.95256533622742</text:p>
          </table:table-cell>
          <table:table-cell/>
          <table:table-cell office:value-type="float" office:value="0.101044265553355" calcext:value-type="float">
            <text:p>0.101044265553355</text:p>
          </table:table-cell>
          <table:table-cell office:value-type="float" office:value="4.43338457743327" calcext:value-type="float">
            <text:p>4.43338457743327</text:p>
          </table:table-cell>
          <table:table-cell office:value-type="float" office:value="1.43323771158854" calcext:value-type="float">
            <text:p>1.43323771158854</text:p>
          </table:table-cell>
          <table:table-cell table:number-columns-repeated="2"/>
          <table:table-cell table:formula="of:=0.101044265553355-[.F10]" office:value-type="float" office:value="0" calcext:value-type="float">
            <text:p>0</text:p>
          </table:table-cell>
          <table:table-cell table:formula="of:=[.B10]-[.F10]" office:value-type="float" office:value="0.023787546530366" calcext:value-type="float">
            <text:p>0.023787546530366</text:p>
          </table:table-cell>
          <table:table-cell table:number-columns-repeated="1012"/>
        </table:table-row>
        <table:table-row table:style-name="ro2">
          <table:table-cell office:value-type="float" office:value="800" calcext:value-type="float">
            <text:p>800</text:p>
          </table:table-cell>
          <table:table-cell office:value-type="float" office:value="0.116973424330354" calcext:value-type="float">
            <text:p>0.116973424330354</text:p>
          </table:table-cell>
          <table:table-cell office:value-type="float" office:value="6.16647791862488" calcext:value-type="float">
            <text:p>6.16647791862488</text:p>
          </table:table-cell>
          <table:table-cell office:value-type="float" office:value="1.42510944604874" calcext:value-type="float">
            <text:p>1.42510944604874</text:p>
          </table:table-cell>
          <table:table-cell/>
          <table:table-cell office:value-type="float" office:value="0.0999115233620008" calcext:value-type="float">
            <text:p>0.099911523362001</text:p>
          </table:table-cell>
          <table:table-cell office:value-type="float" office:value="8.00567889213562" calcext:value-type="float">
            <text:p>8.00567889213562</text:p>
          </table:table-cell>
          <table:table-cell office:value-type="float" office:value="2.40579787890116" calcext:value-type="float">
            <text:p>2.40579787890116</text:p>
          </table:table-cell>
          <table:table-cell table:number-columns-repeated="2"/>
          <table:table-cell table:formula="of:=0.101044265553355-[.F11]" office:value-type="float" office:value="0.00113274219135422" calcext:value-type="float">
            <text:p>0.001132742191354</text:p>
          </table:table-cell>
          <table:table-cell table:formula="of:=[.B11]-[.F11]" office:value-type="float" office:value="0.0170619009683532" calcext:value-type="float">
            <text:p>0.017061900968353</text:p>
          </table:table-cell>
          <table:table-cell table:number-columns-repeated="1012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0.112598216533661" calcext:value-type="float">
            <text:p>0.112598216533661</text:p>
          </table:table-cell>
          <table:table-cell office:value-type="float" office:value="9.80872764587402" calcext:value-type="float">
            <text:p>9.80872764587402</text:p>
          </table:table-cell>
          <table:table-cell office:value-type="float" office:value="2.15350845336914" calcext:value-type="float">
            <text:p>2.15350845336914</text:p>
          </table:table-cell>
          <table:table-cell/>
          <table:table-cell office:value-type="float" office:value="0.0961896628141403" calcext:value-type="float">
            <text:p>0.09618966281414</text:p>
          </table:table-cell>
          <table:table-cell office:value-type="float" office:value="7.28578042984009" calcext:value-type="float">
            <text:p>7.28578042984009</text:p>
          </table:table-cell>
          <table:table-cell office:value-type="float" office:value="2.04084246499198" calcext:value-type="float">
            <text:p>2.04084246499198</text:p>
          </table:table-cell>
          <table:table-cell table:number-columns-repeated="2"/>
          <table:table-cell table:formula="of:=0.101044265553355-[.F12]" office:value-type="float" office:value="0.00485460273921472" calcext:value-type="float">
            <text:p>0.004854602739215</text:p>
          </table:table-cell>
          <table:table-cell table:formula="of:=[.B12]-[.F12]" office:value-type="float" office:value="0.0164085537195207" calcext:value-type="float">
            <text:p>0.016408553719521</text:p>
          </table:table-cell>
          <table:table-cell table:number-columns-repeated="1012"/>
        </table:table-row>
        <table:table-row table:style-name="ro2">
          <table:table-cell office:value-type="float" office:value="1400" calcext:value-type="float">
            <text:p>1400</text:p>
          </table:table-cell>
          <table:table-cell office:value-type="float" office:value="0.106020230267729" calcext:value-type="float">
            <text:p>0.106020230267729</text:p>
          </table:table-cell>
          <table:table-cell office:value-type="float" office:value="7.73333971840995" calcext:value-type="float">
            <text:p>7.73333971840995</text:p>
          </table:table-cell>
          <table:table-cell office:value-type="float" office:value="2.89527219655562" calcext:value-type="float">
            <text:p>2.89527219655562</text:p>
          </table:table-cell>
          <table:table-cell/>
          <table:table-cell office:value-type="float" office:value="0.0984955988824368" calcext:value-type="float">
            <text:p>0.098495598882437</text:p>
          </table:table-cell>
          <table:table-cell office:value-type="float" office:value="9.44977235794067" calcext:value-type="float">
            <text:p>9.44977235794067</text:p>
          </table:table-cell>
          <table:table-cell office:value-type="float" office:value="3.0045382976532" calcext:value-type="float">
            <text:p>3.0045382976532</text:p>
          </table:table-cell>
          <table:table-cell table:number-columns-repeated="2"/>
          <table:table-cell table:formula="of:=0.101044265553355-[.F13]" office:value-type="float" office:value="0.00254866667091821" calcext:value-type="float">
            <text:p>0.002548666670918</text:p>
          </table:table-cell>
          <table:table-cell table:formula="of:=[.B13]-[.F13]" office:value-type="float" office:value="0.00752463138529222" calcext:value-type="float">
            <text:p>0.007524631385292</text:p>
          </table:table-cell>
          <table:table-cell table:number-columns-repeated="1012"/>
        </table:table-row>
        <table:table-row table:style-name="ro2">
          <table:table-cell office:value-type="float" office:value="1800" calcext:value-type="float">
            <text:p>1800</text:p>
          </table:table-cell>
          <table:table-cell office:value-type="float" office:value="0.101044264932474" calcext:value-type="float">
            <text:p>0.101044264932474</text:p>
          </table:table-cell>
          <table:table-cell office:value-type="float" office:value="15.399561882019" calcext:value-type="float">
            <text:p>15.399561882019</text:p>
          </table:table-cell>
          <table:table-cell office:value-type="float" office:value="1.33319727579753" calcext:value-type="float">
            <text:p>1.33319727579753</text:p>
          </table:table-cell>
          <table:table-cell/>
          <table:table-cell office:value-type="float" office:value="0.0891504883766174" calcext:value-type="float">
            <text:p>0.089150488376617</text:p>
          </table:table-cell>
          <table:table-cell office:value-type="float" office:value="9.90001058578491" calcext:value-type="float">
            <text:p>9.90001058578491</text:p>
          </table:table-cell>
          <table:table-cell office:value-type="float" office:value="1.79993104934692" calcext:value-type="float">
            <text:p>1.79993104934692</text:p>
          </table:table-cell>
          <table:table-cell table:number-columns-repeated="2"/>
          <table:table-cell table:formula="of:=0.101044265553355-[.F14]" office:value-type="float" office:value="0.0118937771767376" calcext:value-type="float">
            <text:p>0.011893777176738</text:p>
          </table:table-cell>
          <table:table-cell table:formula="of:=[.B14]-[.F14]" office:value-type="float" office:value="0.0118937765558566" calcext:value-type="float">
            <text:p>0.011893776555857</text:p>
          </table:table-cell>
          <table:table-cell table:number-columns-repeated="1012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5g" table:style-name="ta1">
        <table:shapes>
          <draw:frame draw:z-index="0" draw:name="Chart 1" draw:style-name="gr1" svg:width="453.91pt" svg:height="255.06pt" svg:x="725.56pt" svg:y="23.19pt">
            <draw:object draw:notify-on-update-of-ranges="65g.A2:65g.A14 65g.B1:65g.B1 65g.B2:65g.B14 65g.A2:65g.A14 65g.F1:65g.F1 65g.F2:65g.F14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1" draw:name="Chart 2" draw:style-name="gr1" svg:width="453.91pt" svg:height="255.06pt" svg:x="688.42pt" svg:y="320.03pt">
            <draw:object draw:notify-on-update-of-ranges="65g.A2:65g.A14 65g.C1:65g.C1 65g.C2:65g.C14 65g.A2:65g.A14 65g.G1:65g.G1 65g.G2:65g.G14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2" draw:name="Chart 3" draw:style-name="gr1" svg:width="453.91pt" svg:height="255.06pt" svg:x="62.48pt" svg:y="335.82pt">
            <draw:object draw:notify-on-update-of-ranges="65g.A2:65g.A14 65g.D1:65g.D1 65g.D2:65g.D14 65g.A2:65g.A14 65g.H1:65g.H1 65g.H2:65g.H14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number-columns-repeated="8" table:default-cell-style-name="ce1"/>
        <table:table-column table:style-name="co2" table:number-columns-repeated="1016" table:default-cell-style-name="ce1"/>
        <table:table-row table:style-name="ro1">
          <table:table-cell office:value-type="string" calcext:value-type="string">
            <text:p>v(mm/min)</text:p>
          </table:table-cell>
          <table:table-cell office:value-type="string" calcext:value-type="string">
            <text:p>max average</text:p>
          </table:table-cell>
          <table:table-cell office:value-type="string" calcext:value-type="string">
            <text:p>max frequency</text:p>
          </table:table-cell>
          <table:table-cell office:value-type="string" calcext:value-type="string">
            <text:p>madmax</text:p>
          </table:table-cell>
          <table:table-cell/>
          <table:table-cell office:value-type="string" calcext:value-type="string">
            <text:p>min average</text:p>
          </table:table-cell>
          <table:table-cell office:value-type="string" calcext:value-type="string">
            <text:p>min frequency</text:p>
          </table:table-cell>
          <table:table-cell office:value-type="string" calcext:value-type="string">
            <text:p>madmin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32245398685336" calcext:value-type="float">
            <text:p>0.232245398685336</text:p>
          </table:table-cell>
          <table:table-cell office:value-type="float" office:value="1.11856724457307" calcext:value-type="float">
            <text:p>1.11856724457307</text:p>
          </table:table-cell>
          <table:table-cell office:value-type="float" office:value="0.224366346666635" calcext:value-type="float">
            <text:p>0.224366346666635</text:p>
          </table:table-cell>
          <table:table-cell/>
          <table:table-cell office:value-type="float" office:value="0.0745923410923708" calcext:value-type="float">
            <text:p>0.074592341092371</text:p>
          </table:table-cell>
          <table:table-cell office:value-type="float" office:value="1.144153992335" calcext:value-type="float">
            <text:p>1.144153992335</text:p>
          </table:table-cell>
          <table:table-cell office:value-type="float" office:value="0.209204340737963" calcext:value-type="float">
            <text:p>0.209204340737963</text:p>
          </table:table-cell>
          <table:table-cell table:number-columns-repeated="101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203413198311482" calcext:value-type="float">
            <text:p>0.203413198311482</text:p>
          </table:table-cell>
          <table:table-cell office:value-type="float" office:value="0.848069183288082" calcext:value-type="float">
            <text:p>0.848069183288082</text:p>
          </table:table-cell>
          <table:table-cell office:value-type="float" office:value="0.147394571790586" calcext:value-type="float">
            <text:p>0.147394571790586</text:p>
          </table:table-cell>
          <table:table-cell/>
          <table:table-cell office:value-type="float" office:value="0.080181805505639" calcext:value-type="float">
            <text:p>0.080181805505639</text:p>
          </table:table-cell>
          <table:table-cell office:value-type="float" office:value="0.888695247589595" calcext:value-type="float">
            <text:p>0.888695247589595</text:p>
          </table:table-cell>
          <table:table-cell office:value-type="float" office:value="0.190660304162988" calcext:value-type="float">
            <text:p>0.190660304162988</text:p>
          </table:table-cell>
          <table:table-cell table:number-columns-repeated="101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198423591256141" calcext:value-type="float">
            <text:p>0.198423591256141</text:p>
          </table:table-cell>
          <table:table-cell office:value-type="float" office:value="0.761630358014788" calcext:value-type="float">
            <text:p>0.761630358014788</text:p>
          </table:table-cell>
          <table:table-cell office:value-type="float" office:value="0.162052132742745" calcext:value-type="float">
            <text:p>0.162052132742745</text:p>
          </table:table-cell>
          <table:table-cell/>
          <table:table-cell office:value-type="float" office:value="0.0883468735430921" calcext:value-type="float">
            <text:p>0.088346873543092</text:p>
          </table:table-cell>
          <table:table-cell office:value-type="float" office:value="0.761436196735927" calcext:value-type="float">
            <text:p>0.761436196735927</text:p>
          </table:table-cell>
          <table:table-cell office:value-type="float" office:value="0.160091960868056" calcext:value-type="float">
            <text:p>0.160091960868056</text:p>
          </table:table-cell>
          <table:table-cell table:number-columns-repeated="101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187610397615083" calcext:value-type="float">
            <text:p>0.187610397615083</text:p>
          </table:table-cell>
          <table:table-cell office:value-type="float" office:value="0.65204829122962" calcext:value-type="float">
            <text:p>0.65204829122962</text:p>
          </table:table-cell>
          <table:table-cell office:value-type="float" office:value="0.102992168286951" calcext:value-type="float">
            <text:p>0.102992168286951</text:p>
          </table:table-cell>
          <table:table-cell/>
          <table:table-cell office:value-type="float" office:value="0.104437776448496" calcext:value-type="float">
            <text:p>0.104437776448496</text:p>
          </table:table-cell>
          <table:table-cell office:value-type="float" office:value="0.644571729453213" calcext:value-type="float">
            <text:p>0.644571729453213</text:p>
          </table:table-cell>
          <table:table-cell office:value-type="float" office:value="0.102221057452731" calcext:value-type="float">
            <text:p>0.102221057452731</text:p>
          </table:table-cell>
          <table:table-cell table:number-columns-repeated="1016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86357115028482" calcext:value-type="float">
            <text:p>0.186357115028482</text:p>
          </table:table-cell>
          <table:table-cell office:value-type="float" office:value="0.8031177593" calcext:value-type="float">
            <text:p>0.8031177593</text:p>
          </table:table-cell>
          <table:table-cell office:value-type="float" office:value="0.12689355888752" calcext:value-type="float">
            <text:p>0.12689355888752</text:p>
          </table:table-cell>
          <table:table-cell/>
          <table:table-cell office:value-type="float" office:value="0.106551402558883" calcext:value-type="float">
            <text:p>0.106551402558883</text:p>
          </table:table-cell>
          <table:table-cell office:value-type="float" office:value="0.802184090469822" calcext:value-type="float">
            <text:p>0.802184090469822</text:p>
          </table:table-cell>
          <table:table-cell office:value-type="float" office:value="0.124545509383916" calcext:value-type="float">
            <text:p>0.124545509383916</text:p>
          </table:table-cell>
          <table:table-cell table:number-columns-repeated="101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174336125584025" calcext:value-type="float">
            <text:p>0.174336125584025</text:p>
          </table:table-cell>
          <table:table-cell office:value-type="float" office:value="1.42629164143612" calcext:value-type="float">
            <text:p>1.42629164143612</text:p>
          </table:table-cell>
          <table:table-cell office:value-type="float" office:value="0.390196205836583" calcext:value-type="float">
            <text:p>0.390196205836583</text:p>
          </table:table-cell>
          <table:table-cell/>
          <table:table-cell office:value-type="float" office:value="0.104152012918446" calcext:value-type="float">
            <text:p>0.104152012918446</text:p>
          </table:table-cell>
          <table:table-cell office:value-type="float" office:value="1.41644740749049" calcext:value-type="float">
            <text:p>1.41644740749049</text:p>
          </table:table-cell>
          <table:table-cell office:value-type="float" office:value="0.441718509024821" calcext:value-type="float">
            <text:p>0.441718509024821</text:p>
          </table:table-cell>
          <table:table-cell table:number-columns-repeated="101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163865325706345" calcext:value-type="float">
            <text:p>0.163865325706345</text:p>
          </table:table-cell>
          <table:table-cell office:value-type="float" office:value="1.87405627114432" calcext:value-type="float">
            <text:p>1.87405627114432</text:p>
          </table:table-cell>
          <table:table-cell office:value-type="float" office:value="0.607310723285285" calcext:value-type="float">
            <text:p>0.607310723285285</text:p>
          </table:table-cell>
          <table:table-cell/>
          <table:table-cell office:value-type="float" office:value="0.119980743871285" calcext:value-type="float">
            <text:p>0.119980743871285</text:p>
          </table:table-cell>
          <table:table-cell office:value-type="float" office:value="2.08041477203369" calcext:value-type="float">
            <text:p>2.08041477203369</text:p>
          </table:table-cell>
          <table:table-cell office:value-type="float" office:value="0.591294582073505" calcext:value-type="float">
            <text:p>0.591294582073505</text:p>
          </table:table-cell>
          <table:table-cell table:number-columns-repeated="1016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153191405534744" calcext:value-type="float">
            <text:p>0.153191405534744</text:p>
          </table:table-cell>
          <table:table-cell office:value-type="float" office:value="2.61342687606811" calcext:value-type="float">
            <text:p>2.61342687606811</text:p>
          </table:table-cell>
          <table:table-cell office:value-type="float" office:value="0.786592817306518" calcext:value-type="float">
            <text:p>0.786592817306518</text:p>
          </table:table-cell>
          <table:table-cell/>
          <table:table-cell office:value-type="float" office:value="0.119889254122972" calcext:value-type="float">
            <text:p>0.119889254122972</text:p>
          </table:table-cell>
          <table:table-cell office:value-type="float" office:value="2.5199357509613" calcext:value-type="float">
            <text:p>2.5199357509613</text:p>
          </table:table-cell>
          <table:table-cell office:value-type="float" office:value="0.556072897911071" calcext:value-type="float">
            <text:p>0.556072897911071</text:p>
          </table:table-cell>
          <table:table-cell table:number-columns-repeated="1016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144665066491473" calcext:value-type="float">
            <text:p>0.144665066491473</text:p>
          </table:table-cell>
          <table:table-cell office:value-type="float" office:value="4.79984045028686" calcext:value-type="float">
            <text:p>4.79984045028686</text:p>
          </table:table-cell>
          <table:table-cell office:value-type="float" office:value="2.03644214976917" calcext:value-type="float">
            <text:p>2.03644214976917</text:p>
          </table:table-cell>
          <table:table-cell/>
          <table:table-cell office:value-type="float" office:value="0.121772412210702" calcext:value-type="float">
            <text:p>0.121772412210702</text:p>
          </table:table-cell>
          <table:table-cell office:value-type="float" office:value="4.016357421875" calcext:value-type="float">
            <text:p>4.016357421875</text:p>
          </table:table-cell>
          <table:table-cell office:value-type="float" office:value="1.18629646301269" calcext:value-type="float">
            <text:p>1.18629646301269</text:p>
          </table:table-cell>
          <table:table-cell table:number-columns-repeated="1016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134480183944106" calcext:value-type="float">
            <text:p>0.134480183944106</text:p>
          </table:table-cell>
          <table:table-cell office:value-type="float" office:value="6.06687515974044" calcext:value-type="float">
            <text:p>6.06687515974044</text:p>
          </table:table-cell>
          <table:table-cell office:value-type="float" office:value="1.83330550789833" calcext:value-type="float">
            <text:p>1.83330550789833</text:p>
          </table:table-cell>
          <table:table-cell/>
          <table:table-cell office:value-type="float" office:value="0.116321167908608" calcext:value-type="float">
            <text:p>0.116321167908608</text:p>
          </table:table-cell>
          <table:table-cell office:value-type="float" office:value="6.46647608280181" calcext:value-type="float">
            <text:p>6.46647608280181</text:p>
          </table:table-cell>
          <table:table-cell office:value-type="float" office:value="2.28313878178596" calcext:value-type="float">
            <text:p>2.28313878178596</text:p>
          </table:table-cell>
          <table:table-cell table:number-columns-repeated="1016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129307063562529" calcext:value-type="float">
            <text:p>0.129307063562529</text:p>
          </table:table-cell>
          <table:table-cell office:value-type="float" office:value="7.19628810882568" calcext:value-type="float">
            <text:p>7.19628810882568</text:p>
          </table:table-cell>
          <table:table-cell office:value-type="float" office:value="3.31625338963099" calcext:value-type="float">
            <text:p>3.31625338963099</text:p>
          </table:table-cell>
          <table:table-cell/>
          <table:table-cell office:value-type="float" office:value="0.115046850405633" calcext:value-type="float">
            <text:p>0.115046850405633</text:p>
          </table:table-cell>
          <table:table-cell office:value-type="float" office:value="6.49992227554321" calcext:value-type="float">
            <text:p>6.49992227554321</text:p>
          </table:table-cell>
          <table:table-cell office:value-type="float" office:value="2.37467777729034" calcext:value-type="float">
            <text:p>2.37467777729034</text:p>
          </table:table-cell>
          <table:table-cell table:number-columns-repeated="1016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0.126515701413154" calcext:value-type="float">
            <text:p>0.126515701413154</text:p>
          </table:table-cell>
          <table:table-cell office:value-type="float" office:value="16.3333797454834" calcext:value-type="float">
            <text:p>16.3333797454834</text:p>
          </table:table-cell>
          <table:table-cell office:value-type="float" office:value="4.66644159952799" calcext:value-type="float">
            <text:p>4.66644159952799</text:p>
          </table:table-cell>
          <table:table-cell/>
          <table:table-cell office:value-type="float" office:value="0.10980799049139" calcext:value-type="float">
            <text:p>0.10980799049139</text:p>
          </table:table-cell>
          <table:table-cell office:value-type="float" office:value="14.4664243062337" calcext:value-type="float">
            <text:p>14.4664243062337</text:p>
          </table:table-cell>
          <table:table-cell office:value-type="float" office:value="5.01600307888454" calcext:value-type="float">
            <text:p>5.01600307888454</text:p>
          </table:table-cell>
          <table:table-cell table:number-columns-repeated="1016"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0.121843205764889" calcext:value-type="float">
            <text:p>0.121843205764889</text:p>
          </table:table-cell>
          <table:table-cell office:value-type="float" office:value="11.5496153831481" calcext:value-type="float">
            <text:p>11.5496153831481</text:p>
          </table:table-cell>
          <table:table-cell office:value-type="float" office:value="3.74984407424926" calcext:value-type="float">
            <text:p>3.74984407424926</text:p>
          </table:table-cell>
          <table:table-cell/>
          <table:table-cell office:value-type="float" office:value="0.107825718820095" calcext:value-type="float">
            <text:p>0.107825718820095</text:p>
          </table:table-cell>
          <table:table-cell office:value-type="float" office:value="15.2996864318847" calcext:value-type="float">
            <text:p>15.2996864318847</text:p>
          </table:table-cell>
          <table:table-cell office:value-type="float" office:value="5.10072708129882" calcext:value-type="float">
            <text:p>5.10072708129882</text:p>
          </table:table-cell>
          <table:table-cell table:number-columns-repeated="1016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7g" table:style-name="ta1">
        <table:shapes>
          <draw:frame draw:z-index="0" draw:name="Chart 1" draw:style-name="gr1" svg:width="453.51pt" svg:height="255.09pt" svg:x="725.56pt" svg:y="23.19pt">
            <draw:object draw:notify-on-update-of-ranges="77g.A2:77g.A14 77g.B1:77g.B1 77g.B2:77g.B14 77g.A2:77g.A14 77g.F1:77g.F1 77g.F2:77g.F14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1" draw:name="Chart 2" draw:style-name="gr1" svg:width="453.51pt" svg:height="255.09pt" svg:x="688.42pt" svg:y="320.03pt">
            <draw:object draw:notify-on-update-of-ranges="77g.A2:77g.A14 77g.C1:77g.C1 77g.C2:77g.C14 77g.A2:77g.A14 77g.G1:77g.G1 77g.G2:77g.G14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2" draw:name="Chart 3" draw:style-name="gr1" svg:width="453.51pt" svg:height="255.09pt" svg:x="62.48pt" svg:y="335.82pt">
            <draw:object draw:notify-on-update-of-ranges="77g.A2:77g.A14 77g.D1:77g.D1 77g.D2:77g.D14 77g.A2:77g.A14 77g.H1:77g.H1 77g.H2:77g.H14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table:shapes>
        <table:table-column table:style-name="co1" table:number-columns-repeated="8" table:default-cell-style-name="ce1"/>
        <table:table-column table:style-name="co2" table:number-columns-repeated="1016" table:default-cell-style-name="ce1"/>
        <table:table-row table:style-name="ro1">
          <table:table-cell office:value-type="string" calcext:value-type="string">
            <text:p>v(mm/min)</text:p>
          </table:table-cell>
          <table:table-cell office:value-type="string" calcext:value-type="string">
            <text:p>max average</text:p>
          </table:table-cell>
          <table:table-cell office:value-type="string" calcext:value-type="string">
            <text:p>max frequency</text:p>
          </table:table-cell>
          <table:table-cell office:value-type="string" calcext:value-type="string">
            <text:p>madmax</text:p>
          </table:table-cell>
          <table:table-cell/>
          <table:table-cell office:value-type="string" calcext:value-type="string">
            <text:p>min average</text:p>
          </table:table-cell>
          <table:table-cell office:value-type="string" calcext:value-type="string">
            <text:p>min frequency</text:p>
          </table:table-cell>
          <table:table-cell office:value-type="string" calcext:value-type="string">
            <text:p>madmin</text:p>
          </table:table-cell>
          <table:table-cell table:number-columns-repeated="101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274427910645802" calcext:value-type="float">
            <text:p>0.274427910645802</text:p>
          </table:table-cell>
          <table:table-cell office:value-type="float" office:value="1.52064380049705" calcext:value-type="float">
            <text:p>1.52064380049705</text:p>
          </table:table-cell>
          <table:table-cell office:value-type="float" office:value="0.276846704383691" calcext:value-type="float">
            <text:p>0.276846704383691</text:p>
          </table:table-cell>
          <table:table-cell/>
          <table:table-cell office:value-type="float" office:value="0.0748739494857463" calcext:value-type="float">
            <text:p>0.074873949485746</text:p>
          </table:table-cell>
          <table:table-cell office:value-type="float" office:value="1.55565363710576" calcext:value-type="float">
            <text:p>1.55565363710576</text:p>
          </table:table-cell>
          <table:table-cell office:value-type="float" office:value="0.247423589722184" calcext:value-type="float">
            <text:p>0.247423589722184</text:p>
          </table:table-cell>
          <table:table-cell table:number-columns-repeated="1016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0.248979914300846" calcext:value-type="float">
            <text:p>0.248979914300846</text:p>
          </table:table-cell>
          <table:table-cell office:value-type="float" office:value="1.05374459500582" calcext:value-type="float">
            <text:p>1.05374459500582</text:p>
          </table:table-cell>
          <table:table-cell office:value-type="float" office:value="0.165647470047143" calcext:value-type="float">
            <text:p>0.165647470047143</text:p>
          </table:table-cell>
          <table:table-cell/>
          <table:table-cell office:value-type="float" office:value="0.0932744801887926" calcext:value-type="float">
            <text:p>0.093274480188793</text:p>
          </table:table-cell>
          <table:table-cell office:value-type="float" office:value="1.05348377407721" calcext:value-type="float">
            <text:p>1.05348377407721</text:p>
          </table:table-cell>
          <table:table-cell office:value-type="float" office:value="0.168132107382611" calcext:value-type="float">
            <text:p>0.168132107382611</text:p>
          </table:table-cell>
          <table:table-cell table:number-columns-repeated="1016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0.238708649599362" calcext:value-type="float">
            <text:p>0.238708649599362</text:p>
          </table:table-cell>
          <table:table-cell office:value-type="float" office:value="0.89660324369158" calcext:value-type="float">
            <text:p>0.89660324369158</text:p>
          </table:table-cell>
          <table:table-cell office:value-type="float" office:value="0.163981939389321" calcext:value-type="float">
            <text:p>0.163981939389321</text:p>
          </table:table-cell>
          <table:table-cell/>
          <table:table-cell office:value-type="float" office:value="0.102879971025451" calcext:value-type="float">
            <text:p>0.102879971025451</text:p>
          </table:table-cell>
          <table:table-cell office:value-type="float" office:value="0.864527863840903" calcext:value-type="float">
            <text:p>0.864527863840903</text:p>
          </table:table-cell>
          <table:table-cell office:value-type="float" office:value="0.129416083942218" calcext:value-type="float">
            <text:p>0.129416083942218</text:p>
          </table:table-cell>
          <table:table-cell table:number-columns-repeated="1016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0.213373614209038" calcext:value-type="float">
            <text:p>0.213373614209038</text:p>
          </table:table-cell>
          <table:table-cell office:value-type="float" office:value="0.762313297816685" calcext:value-type="float">
            <text:p>0.762313297816685</text:p>
          </table:table-cell>
          <table:table-cell office:value-type="float" office:value="0.116869778535803" calcext:value-type="float">
            <text:p>0.116869778535803</text:p>
          </table:table-cell>
          <table:table-cell/>
          <table:table-cell office:value-type="float" office:value="0.110903097883514" calcext:value-type="float">
            <text:p>0.110903097883514</text:p>
          </table:table-cell>
          <table:table-cell office:value-type="float" office:value="0.763300674549047" calcext:value-type="float">
            <text:p>0.763300674549047</text:p>
          </table:table-cell>
          <table:table-cell office:value-type="float" office:value="0.114728937227168" calcext:value-type="float">
            <text:p>0.114728937227168</text:p>
          </table:table-cell>
          <table:table-cell table:number-columns-repeated="1016"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0.2109313784715" calcext:value-type="float">
            <text:p>0.2109313784715</text:p>
          </table:table-cell>
          <table:table-cell office:value-type="float" office:value="0.772809785955092" calcext:value-type="float">
            <text:p>0.772809785955092</text:p>
          </table:table-cell>
          <table:table-cell office:value-type="float" office:value="0.105389206467202" calcext:value-type="float">
            <text:p>0.105389206467202</text:p>
          </table:table-cell>
          <table:table-cell/>
          <table:table-cell office:value-type="float" office:value="0.122863484407538" calcext:value-type="float">
            <text:p>0.122863484407538</text:p>
          </table:table-cell>
          <table:table-cell office:value-type="float" office:value="0.775366242252179" calcext:value-type="float">
            <text:p>0.775366242252179</text:p>
          </table:table-cell>
          <table:table-cell office:value-type="float" office:value="0.10670875562913" calcext:value-type="float">
            <text:p>0.10670875562913</text:p>
          </table:table-cell>
          <table:table-cell table:number-columns-repeated="1016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0.208672507012144" calcext:value-type="float">
            <text:p>0.208672507012144</text:p>
          </table:table-cell>
          <table:table-cell office:value-type="float" office:value="1.13763069599232" calcext:value-type="float">
            <text:p>1.13763069599232</text:p>
          </table:table-cell>
          <table:table-cell office:value-type="float" office:value="0.39438270346079" calcext:value-type="float">
            <text:p>0.39438270346079</text:p>
          </table:table-cell>
          <table:table-cell/>
          <table:table-cell office:value-type="float" office:value="0.123151593738132" calcext:value-type="float">
            <text:p>0.123151593738132</text:p>
          </table:table-cell>
          <table:table-cell office:value-type="float" office:value="0.981475088331434" calcext:value-type="float">
            <text:p>0.981475088331434</text:p>
          </table:table-cell>
          <table:table-cell office:value-type="float" office:value="0.253487594824268" calcext:value-type="float">
            <text:p>0.253487594824268</text:p>
          </table:table-cell>
          <table:table-cell table:number-columns-repeated="1016"/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float" office:value="0.193125728804331" calcext:value-type="float">
            <text:p>0.193125728804331</text:p>
          </table:table-cell>
          <table:table-cell office:value-type="float" office:value="2.00383650339566" calcext:value-type="float">
            <text:p>2.00383650339566</text:p>
          </table:table-cell>
          <table:table-cell office:value-type="float" office:value="0.619946065033681" calcext:value-type="float">
            <text:p>0.619946065033681</text:p>
          </table:table-cell>
          <table:table-cell/>
          <table:table-cell office:value-type="float" office:value="0.127564458176493" calcext:value-type="float">
            <text:p>0.127564458176493</text:p>
          </table:table-cell>
          <table:table-cell office:value-type="float" office:value="1.85357662609645" calcext:value-type="float">
            <text:p>1.85357662609645</text:p>
          </table:table-cell>
          <table:table-cell office:value-type="float" office:value="0.483293421414433" calcext:value-type="float">
            <text:p>0.483293421414433</text:p>
          </table:table-cell>
          <table:table-cell table:number-columns-repeated="1016"/>
        </table:table-row>
        <table:table-row table:style-name="ro2">
          <table:table-cell office:value-type="float" office:value="400" calcext:value-type="float">
            <text:p>400</text:p>
          </table:table-cell>
          <table:table-cell office:value-type="float" office:value="0.194012296199798" calcext:value-type="float">
            <text:p>0.194012296199798</text:p>
          </table:table-cell>
          <table:table-cell office:value-type="float" office:value="3.34224224090576" calcext:value-type="float">
            <text:p>3.34224224090576</text:p>
          </table:table-cell>
          <table:table-cell office:value-type="float" office:value="0.845034027099609" calcext:value-type="float">
            <text:p>0.845034027099609</text:p>
          </table:table-cell>
          <table:table-cell/>
          <table:table-cell office:value-type="float" office:value="0.125440620817244" calcext:value-type="float">
            <text:p>0.125440620817244</text:p>
          </table:table-cell>
          <table:table-cell office:value-type="float" office:value="3.22499695420265" calcext:value-type="float">
            <text:p>3.22499695420265</text:p>
          </table:table-cell>
          <table:table-cell office:value-type="float" office:value="0.828256089240312" calcext:value-type="float">
            <text:p>0.828256089240312</text:p>
          </table:table-cell>
          <table:table-cell table:number-columns-repeated="1016"/>
        </table:table-row>
        <table:table-row table:style-name="ro2">
          <table:table-cell office:value-type="float" office:value="600" calcext:value-type="float">
            <text:p>600</text:p>
          </table:table-cell>
          <table:table-cell office:value-type="float" office:value="0.1690399987357" calcext:value-type="float">
            <text:p>0.1690399987357</text:p>
          </table:table-cell>
          <table:table-cell office:value-type="float" office:value="3.79989855630057" calcext:value-type="float">
            <text:p>3.79989855630057</text:p>
          </table:table-cell>
          <table:table-cell office:value-type="float" office:value="0.942705465822803" calcext:value-type="float">
            <text:p>0.942705465822803</text:p>
          </table:table-cell>
          <table:table-cell/>
          <table:table-cell office:value-type="float" office:value="0.133168125381836" calcext:value-type="float">
            <text:p>0.133168125381836</text:p>
          </table:table-cell>
          <table:table-cell office:value-type="float" office:value="3.93841446363008" calcext:value-type="float">
            <text:p>3.93841446363008</text:p>
          </table:table-cell>
          <table:table-cell office:value-type="float" office:value="1.349101021445" calcext:value-type="float">
            <text:p>1.349101021445</text:p>
          </table:table-cell>
          <table:table-cell table:number-columns-repeated="1016"/>
        </table:table-row>
        <table:table-row table:style-name="ro2">
          <table:table-cell office:value-type="float" office:value="800" calcext:value-type="float">
            <text:p>800</text:p>
          </table:table-cell>
          <table:table-cell office:value-type="float" office:value="0.151756916533816" calcext:value-type="float">
            <text:p>0.151756916533816</text:p>
          </table:table-cell>
          <table:table-cell office:value-type="float" office:value="4.63039142435247" calcext:value-type="float">
            <text:p>4.63039142435247</text:p>
          </table:table-cell>
          <table:table-cell office:value-type="float" office:value="1.65725775789623" calcext:value-type="float">
            <text:p>1.65725775789623</text:p>
          </table:table-cell>
          <table:table-cell/>
          <table:table-cell office:value-type="float" office:value="0.137623731385577" calcext:value-type="float">
            <text:p>0.137623731385577</text:p>
          </table:table-cell>
          <table:table-cell office:value-type="float" office:value="4.53315500779585" calcext:value-type="float">
            <text:p>4.53315500779585</text:p>
          </table:table-cell>
          <table:table-cell office:value-type="float" office:value="1.26074302295022" calcext:value-type="float">
            <text:p>1.26074302295022</text:p>
          </table:table-cell>
          <table:table-cell table:number-columns-repeated="1016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0.139434357484181" calcext:value-type="float">
            <text:p>0.139434357484181</text:p>
          </table:table-cell>
          <table:table-cell office:value-type="float" office:value="5.81484015782674" calcext:value-type="float">
            <text:p>5.81484015782674</text:p>
          </table:table-cell>
          <table:table-cell office:value-type="float" office:value="1.41582294746681" calcext:value-type="float">
            <text:p>1.41582294746681</text:p>
          </table:table-cell>
          <table:table-cell/>
          <table:table-cell office:value-type="float" office:value="0.123832571719373" calcext:value-type="float">
            <text:p>0.123832571719373</text:p>
          </table:table-cell>
          <table:table-cell office:value-type="float" office:value="6.33314759390694" calcext:value-type="float">
            <text:p>6.33314759390694</text:p>
          </table:table-cell>
          <table:table-cell office:value-type="float" office:value="2.28527224793726" calcext:value-type="float">
            <text:p>2.28527224793726</text:p>
          </table:table-cell>
          <table:table-cell table:number-columns-repeated="1016"/>
        </table:table-row>
        <table:table-row table:style-name="ro2">
          <table:table-cell office:value-type="float" office:value="1400" calcext:value-type="float">
            <text:p>1400</text:p>
          </table:table-cell>
          <table:table-cell office:value-type="float" office:value="0.14196408689022" calcext:value-type="float">
            <text:p>0.14196408689022</text:p>
          </table:table-cell>
          <table:table-cell office:value-type="float" office:value="9.42665176391601" calcext:value-type="float">
            <text:p>9.42665176391601</text:p>
          </table:table-cell>
          <table:table-cell office:value-type="float" office:value="2.16499954223632" calcext:value-type="float">
            <text:p>2.16499954223632</text:p>
          </table:table-cell>
          <table:table-cell/>
          <table:table-cell office:value-type="float" office:value="0.124803468585014" calcext:value-type="float">
            <text:p>0.124803468585014</text:p>
          </table:table-cell>
          <table:table-cell office:value-type="float" office:value="12.6148574352264" calcext:value-type="float">
            <text:p>12.6148574352264</text:p>
          </table:table-cell>
          <table:table-cell office:value-type="float" office:value="6.31470799446106" calcext:value-type="float">
            <text:p>6.31470799446106</text:p>
          </table:table-cell>
          <table:table-cell table:number-columns-repeated="1016"/>
        </table:table-row>
        <table:table-row table:style-name="ro2">
          <table:table-cell office:value-type="float" office:value="1800" calcext:value-type="float">
            <text:p>1800</text:p>
          </table:table-cell>
          <table:table-cell office:value-type="float" office:value="0.136696964502334" calcext:value-type="float">
            <text:p>0.136696964502334</text:p>
          </table:table-cell>
          <table:table-cell office:value-type="float" office:value="12.8999878168106" calcext:value-type="float">
            <text:p>12.8999878168106</text:p>
          </table:table-cell>
          <table:table-cell office:value-type="float" office:value="3.29949343204498" calcext:value-type="float">
            <text:p>3.29949343204498</text:p>
          </table:table-cell>
          <table:table-cell/>
          <table:table-cell office:value-type="float" office:value="0.12259467691183" calcext:value-type="float">
            <text:p>0.12259467691183</text:p>
          </table:table-cell>
          <table:table-cell office:value-type="float" office:value="6.3750747680664" calcext:value-type="float">
            <text:p>6.3750747680664</text:p>
          </table:table-cell>
          <table:table-cell office:value-type="float" office:value="2.09993103027343" calcext:value-type="float">
            <text:p>2.09993103027343</text:p>
          </table:table-cell>
          <table:table-cell table:number-columns-repeated="1016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9g" table:style-name="ta1">
        <table:shapes>
          <draw:frame draw:z-index="0" draw:name="Chart 1" draw:style-name="gr1" svg:width="453.51pt" svg:height="255.09pt" svg:x="725.56pt" svg:y="23.19pt">
            <draw:object draw:notify-on-update-of-ranges="89g.A2:89g.A14 89g.B1:89g.B1 89g.B2:89g.B14 89g.A2:89g.A14 89g.F1:89g.F1 89g.F2:89g.F14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1" draw:name="Chart 2" draw:style-name="gr1" svg:width="453.51pt" svg:height="255.09pt" svg:x="688.42pt" svg:y="320.03pt">
            <draw:object draw:notify-on-update-of-ranges="89g.A2:89g.A14 89g.C1:89g.C1 89g.C2:89g.C14 89g.A2:89g.A14 89g.G1:89g.G1 89g.G2:89g.G14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2" draw:name="Chart 3" draw:style-name="gr1" svg:width="453.51pt" svg:height="255.09pt" svg:x="62.48pt" svg:y="335.82pt">
            <draw:object draw:notify-on-update-of-ranges="89g.A2:89g.A14 89g.D1:89g.D1 89g.D2:89g.D14 89g.A2:89g.A14 89g.H1:89g.H1 89g.H2:89g.H14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</table:shapes>
        <table:table-column table:style-name="co1" table:number-columns-repeated="8" table:default-cell-style-name="ce1"/>
        <table:table-column table:style-name="co2" table:number-columns-repeated="1016" table:default-cell-style-name="ce1"/>
        <table:table-row table:style-name="ro1">
          <table:table-cell office:value-type="string" calcext:value-type="string">
            <text:p>v(mm/min)</text:p>
          </table:table-cell>
          <table:table-cell office:value-type="string" calcext:value-type="string">
            <text:p>max average</text:p>
          </table:table-cell>
          <table:table-cell office:value-type="string" calcext:value-type="string">
            <text:p>max frequency</text:p>
          </table:table-cell>
          <table:table-cell office:value-type="string" calcext:value-type="string">
            <text:p>madmax</text:p>
          </table:table-cell>
          <table:table-cell/>
          <table:table-cell office:value-type="string" calcext:value-type="string">
            <text:p>min average</text:p>
          </table:table-cell>
          <table:table-cell office:value-type="string" calcext:value-type="string">
            <text:p>min frequency</text:p>
          </table:table-cell>
          <table:table-cell office:value-type="string" calcext:value-type="string">
            <text:p>madmin</text:p>
          </table:table-cell>
          <table:table-cell table:number-columns-repeated="1016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Default" office:value-type="float" office:value="0.301356869692705" calcext:value-type="float">
            <text:p>0.301356869692705</text:p>
          </table:table-cell>
          <table:table-cell table:style-name="Default" office:value-type="float" office:value="1.13270410226316" calcext:value-type="float">
            <text:p>1.13270410226316</text:p>
          </table:table-cell>
          <table:table-cell table:style-name="Default" office:value-type="float" office:value="0.245841990307637" calcext:value-type="float">
            <text:p>0.245841990307637</text:p>
          </table:table-cell>
          <table:table-cell table:style-name="Default"/>
          <table:table-cell table:style-name="ce3" office:value-type="float" office:value="0.100868109993789" calcext:value-type="float">
            <text:p>0.100868109993789</text:p>
          </table:table-cell>
          <table:table-cell table:style-name="ce3" office:value-type="float" office:value="1.13294910898014" calcext:value-type="float">
            <text:p>1.13294910898014</text:p>
          </table:table-cell>
          <table:table-cell table:style-name="ce3" office:value-type="float" office:value="0.245133520711814" calcext:value-type="float">
            <text:p>0.245133520711814</text:p>
          </table:table-cell>
          <table:table-cell table:number-columns-repeated="1016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3" office:value-type="float" office:value="0.267017774857008" calcext:value-type="float">
            <text:p>0.267017774857008</text:p>
          </table:table-cell>
          <table:table-cell table:style-name="ce3" office:value-type="float" office:value="0.849904104379507" calcext:value-type="float">
            <text:p>0.849904104379507</text:p>
          </table:table-cell>
          <table:table-cell table:style-name="ce4" office:value-type="float" office:value="0.185712601701184" calcext:value-type="float">
            <text:p>0.185712601701184</text:p>
          </table:table-cell>
          <table:table-cell table:style-name="Default"/>
          <table:table-cell table:style-name="ce3" office:value-type="float" office:value="0.111625916440971" calcext:value-type="float">
            <text:p>0.111625916440971</text:p>
          </table:table-cell>
          <table:table-cell table:style-name="ce3" office:value-type="float" office:value="0.858815416693687" calcext:value-type="float">
            <text:p>0.858815416693687</text:p>
          </table:table-cell>
          <table:table-cell table:style-name="ce3" office:value-type="float" office:value="0.182646085973829" calcext:value-type="float">
            <text:p>0.182646085973829</text:p>
          </table:table-cell>
          <table:table-cell table:number-columns-repeated="1016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3" office:value-type="float" office:value="0.240891870688385" calcext:value-type="float">
            <text:p>0.240891870688385</text:p>
          </table:table-cell>
          <table:table-cell table:style-name="ce3" office:value-type="float" office:value="0.782191162378016" calcext:value-type="float">
            <text:p>0.782191162378016</text:p>
          </table:table-cell>
          <table:table-cell table:style-name="ce3" office:value-type="float" office:value="0.175636105914836" calcext:value-type="float">
            <text:p>0.175636105914836</text:p>
          </table:table-cell>
          <table:table-cell table:style-name="Default"/>
          <table:table-cell table:style-name="ce3" office:value-type="float" office:value="0.109238860472827" calcext:value-type="float">
            <text:p>0.109238860472827</text:p>
          </table:table-cell>
          <table:table-cell table:style-name="ce3" office:value-type="float" office:value="0.781939096853767" calcext:value-type="float">
            <text:p>0.781939096853767</text:p>
          </table:table-cell>
          <table:table-cell table:style-name="ce3" office:value-type="float" office:value="0.176357935969968" calcext:value-type="float">
            <text:p>0.176357935969968</text:p>
          </table:table-cell>
          <table:table-cell table:number-columns-repeated="1016"/>
        </table:table-row>
        <table:table-row table:style-name="ro2">
          <table:table-cell office:value-type="float" office:value="100" calcext:value-type="float">
            <text:p>100</text:p>
          </table:table-cell>
          <table:table-cell table:style-name="ce3" office:value-type="float" office:value="0.235293895222139" calcext:value-type="float">
            <text:p>0.235293895222139</text:p>
          </table:table-cell>
          <table:table-cell table:style-name="ce3" office:value-type="float" office:value="0.760312543399092" calcext:value-type="float">
            <text:p>0.760312543399092</text:p>
          </table:table-cell>
          <table:table-cell table:style-name="ce3" office:value-type="float" office:value="0.0968633842828818" calcext:value-type="float">
            <text:p>0.096863384282882</text:p>
          </table:table-cell>
          <table:table-cell table:style-name="Default"/>
          <table:table-cell table:style-name="ce3" office:value-type="float" office:value="0.118329805416473" calcext:value-type="float">
            <text:p>0.118329805416473</text:p>
          </table:table-cell>
          <table:table-cell table:style-name="ce3" office:value-type="float" office:value="0.762962410415428" calcext:value-type="float">
            <text:p>0.762962410415428</text:p>
          </table:table-cell>
          <table:table-cell table:style-name="ce3" office:value-type="float" office:value="0.0976310290100444" calcext:value-type="float">
            <text:p>0.097631029010044</text:p>
          </table:table-cell>
          <table:table-cell table:number-columns-repeated="1016"/>
        </table:table-row>
        <table:table-row table:style-name="ro2">
          <table:table-cell office:value-type="float" office:value="150" calcext:value-type="float">
            <text:p>150</text:p>
          </table:table-cell>
          <table:table-cell table:style-name="ce3" office:value-type="float" office:value="0.224644926056933" calcext:value-type="float">
            <text:p>0.224644926056933</text:p>
          </table:table-cell>
          <table:table-cell table:style-name="ce3" office:value-type="float" office:value="0.780580520629883" calcext:value-type="float">
            <text:p>0.780580520629883</text:p>
          </table:table-cell>
          <table:table-cell table:style-name="ce3" office:value-type="float" office:value="0.0959268826157299" calcext:value-type="float">
            <text:p>0.09592688261573</text:p>
          </table:table-cell>
          <table:table-cell table:style-name="Default"/>
          <table:table-cell table:style-name="ce3" office:value-type="float" office:value="0.125896729973715" calcext:value-type="float">
            <text:p>0.125896729973715</text:p>
          </table:table-cell>
          <table:table-cell table:style-name="ce3" office:value-type="float" office:value="0.779116345875299" calcext:value-type="float">
            <text:p>0.779116345875299</text:p>
          </table:table-cell>
          <table:table-cell table:style-name="ce3" office:value-type="float" office:value="0.0985672981124541" calcext:value-type="float">
            <text:p>0.098567298112454</text:p>
          </table:table-cell>
          <table:table-cell table:number-columns-repeated="1016"/>
        </table:table-row>
        <table:table-row table:style-name="ro2">
          <table:table-cell office:value-type="float" office:value="200" calcext:value-type="float">
            <text:p>200</text:p>
          </table:table-cell>
          <table:table-cell table:style-name="ce3" office:value-type="float" office:value="0.219810122480759" calcext:value-type="float">
            <text:p>0.219810122480759</text:p>
          </table:table-cell>
          <table:table-cell table:style-name="ce3" office:value-type="float" office:value="1.0049376304333" calcext:value-type="float">
            <text:p>1.0049376304333</text:p>
          </table:table-cell>
          <table:table-cell table:style-name="ce3" office:value-type="float" office:value="0.219873567304667" calcext:value-type="float">
            <text:p>0.219873567304667</text:p>
          </table:table-cell>
          <table:table-cell table:style-name="Default"/>
          <table:table-cell table:style-name="ce3" office:value-type="float" office:value="0.128037264536728" calcext:value-type="float">
            <text:p>0.128037264536728</text:p>
          </table:table-cell>
          <table:table-cell table:style-name="ce3" office:value-type="float" office:value="0.950188706137917" calcext:value-type="float">
            <text:p>0.950188706137917</text:p>
          </table:table-cell>
          <table:table-cell table:style-name="ce3" office:value-type="float" office:value="0.184011040049151" calcext:value-type="float">
            <text:p>0.184011040049151</text:p>
          </table:table-cell>
          <table:table-cell table:number-columns-repeated="1016"/>
        </table:table-row>
        <table:table-row table:style-name="ro2">
          <table:table-cell office:value-type="float" office:value="300" calcext:value-type="float">
            <text:p>300</text:p>
          </table:table-cell>
          <table:table-cell table:style-name="ce3" office:value-type="float" office:value="0.212566910982132" calcext:value-type="float">
            <text:p>0.212566910982132</text:p>
          </table:table-cell>
          <table:table-cell table:style-name="ce3" office:value-type="float" office:value="2.07598768234253" calcext:value-type="float">
            <text:p>2.07598768234253</text:p>
          </table:table-cell>
          <table:table-cell table:style-name="ce3" office:value-type="float" office:value="0.590921072387695" calcext:value-type="float">
            <text:p>0.590921072387695</text:p>
          </table:table-cell>
          <table:table-cell table:style-name="Default"/>
          <table:table-cell table:style-name="ce3" office:value-type="float" office:value="0.13545382455472" calcext:value-type="float">
            <text:p>0.13545382455472</text:p>
          </table:table-cell>
          <table:table-cell table:style-name="ce3" office:value-type="float" office:value="1.68494913654943" calcext:value-type="float">
            <text:p>1.68494913654943</text:p>
          </table:table-cell>
          <table:table-cell table:style-name="ce3" office:value-type="float" office:value="0.427692478826961" calcext:value-type="float">
            <text:p>0.427692478826961</text:p>
          </table:table-cell>
          <table:table-cell table:number-columns-repeated="1016"/>
        </table:table-row>
        <table:table-row table:style-name="ro2">
          <table:table-cell office:value-type="float" office:value="400" calcext:value-type="float">
            <text:p>400</text:p>
          </table:table-cell>
          <table:table-cell table:style-name="ce3" office:value-type="float" office:value="0.21325786113739" calcext:value-type="float">
            <text:p>0.21325786113739</text:p>
          </table:table-cell>
          <table:table-cell table:style-name="ce3" office:value-type="float" office:value="3.22666495641073" calcext:value-type="float">
            <text:p>3.22666495641073</text:p>
          </table:table-cell>
          <table:table-cell table:style-name="ce3" office:value-type="float" office:value="0.835443602667914" calcext:value-type="float">
            <text:p>0.835443602667914</text:p>
          </table:table-cell>
          <table:table-cell table:style-name="Default"/>
          <table:table-cell table:style-name="ce3" office:value-type="float" office:value="0.133349576698882" calcext:value-type="float">
            <text:p>0.133349576698882</text:p>
          </table:table-cell>
          <table:table-cell table:style-name="ce3" office:value-type="float" office:value="3.51434809820993" calcext:value-type="float">
            <text:p>3.51434809820993</text:p>
          </table:table-cell>
          <table:table-cell table:style-name="ce3" office:value-type="float" office:value="1.12357692329251" calcext:value-type="float">
            <text:p>1.12357692329251</text:p>
          </table:table-cell>
          <table:table-cell table:number-columns-repeated="1016"/>
        </table:table-row>
        <table:table-row table:style-name="ro2">
          <table:table-cell office:value-type="float" office:value="600" calcext:value-type="float">
            <text:p>600</text:p>
          </table:table-cell>
          <table:table-cell table:style-name="ce3" office:value-type="float" office:value="0.190076622825403" calcext:value-type="float">
            <text:p>0.190076622825403</text:p>
          </table:table-cell>
          <table:table-cell table:style-name="ce3" office:value-type="float" office:value="3.9691396859976" calcext:value-type="float">
            <text:p>3.9691396859976</text:p>
          </table:table-cell>
          <table:table-cell table:style-name="ce3" office:value-type="float" office:value="1.13122542793229" calcext:value-type="float">
            <text:p>1.13122542793229</text:p>
          </table:table-cell>
          <table:table-cell table:style-name="Default"/>
          <table:table-cell table:style-name="ce3" office:value-type="float" office:value="0.13915064483881" calcext:value-type="float">
            <text:p>0.13915064483881</text:p>
          </table:table-cell>
          <table:table-cell table:style-name="ce3" office:value-type="float" office:value="5.13994417190552" calcext:value-type="float">
            <text:p>5.13994417190552</text:p>
          </table:table-cell>
          <table:table-cell table:style-name="ce3" office:value-type="float" office:value="1.68823863983154" calcext:value-type="float">
            <text:p>1.68823863983154</text:p>
          </table:table-cell>
          <table:table-cell table:number-columns-repeated="1016"/>
        </table:table-row>
        <table:table-row table:style-name="ro2">
          <table:table-cell office:value-type="float" office:value="800" calcext:value-type="float">
            <text:p>800</text:p>
          </table:table-cell>
          <table:table-cell table:style-name="ce3" office:value-type="float" office:value="0.167755490967206" calcext:value-type="float">
            <text:p>0.167755490967206</text:p>
          </table:table-cell>
          <table:table-cell table:style-name="ce3" office:value-type="float" office:value="6.59032937458583" calcext:value-type="float">
            <text:p>6.59032937458583</text:p>
          </table:table-cell>
          <table:table-cell table:style-name="ce3" office:value-type="float" office:value="1.81762705043871" calcext:value-type="float">
            <text:p>1.81762705043871</text:p>
          </table:table-cell>
          <table:table-cell table:style-name="Default"/>
          <table:table-cell table:style-name="ce3" office:value-type="float" office:value="0.13725336558289" calcext:value-type="float">
            <text:p>0.13725336558289</text:p>
          </table:table-cell>
          <table:table-cell table:style-name="ce3" office:value-type="float" office:value="5.62956153021918" calcext:value-type="float">
            <text:p>5.62956153021918</text:p>
          </table:table-cell>
          <table:table-cell table:style-name="ce3" office:value-type="float" office:value="2.05442294368037" calcext:value-type="float">
            <text:p>2.05442294368037</text:p>
          </table:table-cell>
          <table:table-cell table:number-columns-repeated="1016"/>
        </table:table-row>
        <table:table-row table:style-name="ro2">
          <table:table-cell office:value-type="float" office:value="1000" calcext:value-type="float">
            <text:p>1000</text:p>
          </table:table-cell>
          <table:table-cell table:style-name="ce3" office:value-type="float" office:value="0.1478370744735" calcext:value-type="float">
            <text:p>0.1478370744735</text:p>
          </table:table-cell>
          <table:table-cell table:style-name="ce3" office:value-type="float" office:value="6.25016534328461" calcext:value-type="float">
            <text:p>6.25016534328461</text:p>
          </table:table-cell>
          <table:table-cell table:style-name="ce3" office:value-type="float" office:value="1.97870990633965" calcext:value-type="float">
            <text:p>1.97870990633965</text:p>
          </table:table-cell>
          <table:table-cell table:style-name="Default"/>
          <table:table-cell table:style-name="ce3" office:value-type="float" office:value="0.133531619395529" calcext:value-type="float">
            <text:p>0.133531619395529</text:p>
          </table:table-cell>
          <table:table-cell table:style-name="ce3" office:value-type="float" office:value="7.23189122336251" calcext:value-type="float">
            <text:p>7.23189122336251</text:p>
          </table:table-cell>
          <table:table-cell table:style-name="ce3" office:value-type="float" office:value="2.74199520811743" calcext:value-type="float">
            <text:p>2.74199520811743</text:p>
          </table:table-cell>
          <table:table-cell table:number-columns-repeated="1016"/>
        </table:table-row>
        <table:table-row table:style-name="ro2">
          <table:table-cell office:value-type="float" office:value="1400" calcext:value-type="float">
            <text:p>1400</text:p>
          </table:table-cell>
          <table:table-cell table:style-name="ce3" office:value-type="float" office:value="0.162172876298428" calcext:value-type="float">
            <text:p>0.162172876298428</text:p>
          </table:table-cell>
          <table:table-cell table:style-name="ce3" office:value-type="float" office:value="23.0996832847595" calcext:value-type="float">
            <text:p>23.0996832847595</text:p>
          </table:table-cell>
          <table:table-cell table:style-name="ce3" office:value-type="float" office:value="0.232679843902588" calcext:value-type="float">
            <text:p>0.232679843902588</text:p>
          </table:table-cell>
          <table:table-cell table:style-name="Default"/>
          <table:table-cell table:style-name="ce3" office:value-type="float" office:value="0.138810832053423" calcext:value-type="float">
            <text:p>0.138810832053423</text:p>
          </table:table-cell>
          <table:table-cell table:style-name="ce3" office:value-type="float" office:value="12.3811020851135" calcext:value-type="float">
            <text:p>12.3811020851135</text:p>
          </table:table-cell>
          <table:table-cell table:style-name="ce3" office:value-type="float" office:value="5.14762449264526" calcext:value-type="float">
            <text:p>5.14762449264526</text:p>
          </table:table-cell>
          <table:table-cell table:number-columns-repeated="1016"/>
        </table:table-row>
        <table:table-row table:style-name="ro2">
          <table:table-cell office:value-type="float" office:value="1800" calcext:value-type="float">
            <text:p>1800</text:p>
          </table:table-cell>
          <table:table-cell table:style-name="ce3" office:value-type="float" office:value="0.172791983932257" calcext:value-type="float">
            <text:p>0.172791983932257</text:p>
          </table:table-cell>
          <table:table-cell table:style-name="ce3" office:value-type="float" office:value="10.9311559200287" calcext:value-type="float">
            <text:p>10.9311559200287</text:p>
          </table:table-cell>
          <table:table-cell table:style-name="ce3" office:value-type="float" office:value="1.66880583763123" calcext:value-type="float">
            <text:p>1.66880583763123</text:p>
          </table:table-cell>
          <table:table-cell table:style-name="Default"/>
          <table:table-cell table:style-name="ce3" office:value-type="float" office:value="0.153677586466074" calcext:value-type="float">
            <text:p>0.153677586466074</text:p>
          </table:table-cell>
          <table:table-cell table:style-name="ce3" office:value-type="float" office:value="10.1997528076172" calcext:value-type="float">
            <text:p>10.1997528076172</text:p>
          </table:table-cell>
          <table:table-cell table:style-name="ce3" office:value-type="float" office:value="2.39941501617432" calcext:value-type="float">
            <text:p>2.39941501617432</text:p>
          </table:table-cell>
          <table:table-cell table:number-columns-repeated="1016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36g" table:style-name="ta1">
        <table:shapes>
          <draw:frame draw:z-index="0" draw:name="Chart 1" draw:style-name="gr1" svg:width="453.51pt" svg:height="255.09pt" svg:x="725.56pt" svg:y="23.19pt">
            <draw:object draw:notify-on-update-of-ranges="136g.A2:136g.A14 136g.B1:136g.B1 136g.B2:136g.B14 136g.A2:136g.A14 136g.F1:136g.F1 136g.F2:136g.F14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  <draw:frame draw:z-index="1" draw:name="Chart 2" draw:style-name="gr1" svg:width="453.51pt" svg:height="255.09pt" svg:x="688.42pt" svg:y="320.03pt">
            <draw:object draw:notify-on-update-of-ranges="136g.A2:136g.A14 136g.C1:136g.C1 136g.C2:136g.C14 136g.A2:136g.A14 136g.G1:136g.G1 136g.G2:136g.G14"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frame draw:z-index="2" draw:name="Chart 3" draw:style-name="gr1" svg:width="453.51pt" svg:height="255.09pt" svg:x="62.48pt" svg:y="335.82pt">
            <draw:object draw:notify-on-update-of-ranges="136g.A2:136g.A14 136g.D1:136g.D1 136g.D2:136g.D14 136g.A2:136g.A14 136g.H1:136g.H1 136g.H2:136g.H14"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</table:shapes>
        <table:table-column table:style-name="co1" table:number-columns-repeated="8" table:default-cell-style-name="ce1"/>
        <table:table-column table:style-name="co2" table:number-columns-repeated="1016" table:default-cell-style-name="ce1"/>
        <table:table-row table:style-name="ro1">
          <table:table-cell office:value-type="string" calcext:value-type="string">
            <text:p>v(mm/min)</text:p>
          </table:table-cell>
          <table:table-cell office:value-type="string" calcext:value-type="string">
            <text:p>max average</text:p>
          </table:table-cell>
          <table:table-cell office:value-type="string" calcext:value-type="string">
            <text:p>max frequency</text:p>
          </table:table-cell>
          <table:table-cell office:value-type="string" calcext:value-type="string">
            <text:p>madmax</text:p>
          </table:table-cell>
          <table:table-cell/>
          <table:table-cell office:value-type="string" calcext:value-type="string">
            <text:p>min average</text:p>
          </table:table-cell>
          <table:table-cell office:value-type="string" calcext:value-type="string">
            <text:p>min frequency</text:p>
          </table:table-cell>
          <table:table-cell office:value-type="string" calcext:value-type="string">
            <text:p>madmin</text:p>
          </table:table-cell>
          <table:table-cell table:number-columns-repeated="1016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3" office:value-type="float" office:value="0.439017881308833" calcext:value-type="float">
            <text:p>0.439017881308833</text:p>
          </table:table-cell>
          <table:table-cell table:style-name="ce3" office:value-type="float" office:value="1.76201688089678" calcext:value-type="float">
            <text:p>1.76201688089678</text:p>
          </table:table-cell>
          <table:table-cell table:style-name="ce3" office:value-type="float" office:value="0.243421649833624" calcext:value-type="float">
            <text:p>0.243421649833624</text:p>
          </table:table-cell>
          <table:table-cell table:style-name="Default"/>
          <table:table-cell table:style-name="ce3" office:value-type="float" office:value="0.0832692027605813" calcext:value-type="float">
            <text:p>0.083269202760581</text:p>
          </table:table-cell>
          <table:table-cell table:style-name="ce3" office:value-type="float" office:value="1.66231619078538" calcext:value-type="float">
            <text:p>1.66231619078538</text:p>
          </table:table-cell>
          <table:table-cell table:style-name="ce3" office:value-type="float" office:value="0.102602526634117" calcext:value-type="float">
            <text:p>0.102602526634117</text:p>
          </table:table-cell>
          <table:table-cell table:number-columns-repeated="1016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3" office:value-type="float" office:value="0.369257572860945" calcext:value-type="float">
            <text:p>0.369257572860945</text:p>
          </table:table-cell>
          <table:table-cell table:style-name="ce3" office:value-type="float" office:value="1.30382146154131" calcext:value-type="float">
            <text:p>1.30382146154131</text:p>
          </table:table-cell>
          <table:table-cell table:style-name="ce3" office:value-type="float" office:value="0.229275667748484" calcext:value-type="float">
            <text:p>0.229275667748484</text:p>
          </table:table-cell>
          <table:table-cell table:style-name="Default"/>
          <table:table-cell table:style-name="ce3" office:value-type="float" office:value="0.0910877698078388" calcext:value-type="float">
            <text:p>0.091087769807839</text:p>
          </table:table-cell>
          <table:table-cell table:style-name="ce3" office:value-type="float" office:value="1.22814259878019" calcext:value-type="float">
            <text:p>1.22814259878019</text:p>
          </table:table-cell>
          <table:table-cell table:style-name="ce3" office:value-type="float" office:value="0.154075579441849" calcext:value-type="float">
            <text:p>0.154075579441849</text:p>
          </table:table-cell>
          <table:table-cell table:number-columns-repeated="1016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3" office:value-type="float" office:value="0.351396590471268" calcext:value-type="float">
            <text:p>0.351396590471268</text:p>
          </table:table-cell>
          <table:table-cell table:style-name="ce3" office:value-type="float" office:value="1.09059545268183" calcext:value-type="float">
            <text:p>1.09059545268183</text:p>
          </table:table-cell>
          <table:table-cell table:style-name="ce3" office:value-type="float" office:value="0.171359835590442" calcext:value-type="float">
            <text:p>0.171359835590442</text:p>
          </table:table-cell>
          <table:table-cell table:style-name="Default"/>
          <table:table-cell table:style-name="ce3" office:value-type="float" office:value="0.10559038542535" calcext:value-type="float">
            <text:p>0.10559038542535</text:p>
          </table:table-cell>
          <table:table-cell table:style-name="ce3" office:value-type="float" office:value="1.08910313896511" calcext:value-type="float">
            <text:p>1.08910313896511</text:p>
          </table:table-cell>
          <table:table-cell table:style-name="ce3" office:value-type="float" office:value="0.172067358272964" calcext:value-type="float">
            <text:p>0.172067358272964</text:p>
          </table:table-cell>
          <table:table-cell table:number-columns-repeated="1016"/>
        </table:table-row>
        <table:table-row table:style-name="ro2">
          <table:table-cell office:value-type="float" office:value="100" calcext:value-type="float">
            <text:p>100</text:p>
          </table:table-cell>
          <table:table-cell table:style-name="ce3" office:value-type="float" office:value="0.317335840176653" calcext:value-type="float">
            <text:p>0.317335840176653</text:p>
          </table:table-cell>
          <table:table-cell table:style-name="ce3" office:value-type="float" office:value="0.914861325864439" calcext:value-type="float">
            <text:p>0.914861325864439</text:p>
          </table:table-cell>
          <table:table-cell table:style-name="ce3" office:value-type="float" office:value="0.127580214920358" calcext:value-type="float">
            <text:p>0.127580214920358</text:p>
          </table:table-cell>
          <table:table-cell table:style-name="Default"/>
          <table:table-cell table:style-name="ce3" office:value-type="float" office:value="0.132581392923991" calcext:value-type="float">
            <text:p>0.132581392923991</text:p>
          </table:table-cell>
          <table:table-cell table:style-name="ce3" office:value-type="float" office:value="0.913502022072121" calcext:value-type="float">
            <text:p>0.913502022072121</text:p>
          </table:table-cell>
          <table:table-cell table:style-name="ce3" office:value-type="float" office:value="0.12873815214683" calcext:value-type="float">
            <text:p>0.12873815214683</text:p>
          </table:table-cell>
          <table:table-cell table:number-columns-repeated="1016"/>
        </table:table-row>
        <table:table-row table:style-name="ro2">
          <table:table-cell office:value-type="float" office:value="150" calcext:value-type="float">
            <text:p>150</text:p>
          </table:table-cell>
          <table:table-cell table:style-name="ce3" office:value-type="float" office:value="0.282177715970759" calcext:value-type="float">
            <text:p>0.282177715970759</text:p>
          </table:table-cell>
          <table:table-cell table:style-name="ce3" office:value-type="float" office:value="0.866671127185487" calcext:value-type="float">
            <text:p>0.866671127185487</text:p>
          </table:table-cell>
          <table:table-cell table:style-name="ce3" office:value-type="float" office:value="0.137624255104335" calcext:value-type="float">
            <text:p>0.137624255104335</text:p>
          </table:table-cell>
          <table:table-cell table:style-name="Default"/>
          <table:table-cell table:style-name="ce3" office:value-type="float" office:value="0.134734168387296" calcext:value-type="float">
            <text:p>0.134734168387296</text:p>
          </table:table-cell>
          <table:table-cell table:style-name="ce3" office:value-type="float" office:value="0.865943657724481" calcext:value-type="float">
            <text:p>0.865943657724481</text:p>
          </table:table-cell>
          <table:table-cell table:style-name="ce3" office:value-type="float" office:value="0.137152540606695" calcext:value-type="float">
            <text:p>0.137152540606695</text:p>
          </table:table-cell>
          <table:table-cell table:number-columns-repeated="1016"/>
        </table:table-row>
        <table:table-row table:style-name="ro2">
          <table:table-cell office:value-type="float" office:value="200" calcext:value-type="float">
            <text:p>200</text:p>
          </table:table-cell>
          <table:table-cell table:style-name="ce3" office:value-type="float" office:value="0.289706276387584" calcext:value-type="float">
            <text:p>0.289706276387584</text:p>
          </table:table-cell>
          <table:table-cell table:style-name="ce3" office:value-type="float" office:value="1.00675337655204" calcext:value-type="float">
            <text:p>1.00675337655204</text:p>
          </table:table-cell>
          <table:table-cell table:style-name="ce3" office:value-type="float" office:value="0.096855319276148" calcext:value-type="float">
            <text:p>0.096855319276148</text:p>
          </table:table-cell>
          <table:table-cell table:style-name="Default"/>
          <table:table-cell table:style-name="ce3" office:value-type="float" office:value="0.137451834976673" calcext:value-type="float">
            <text:p>0.137451834976673</text:p>
          </table:table-cell>
          <table:table-cell table:style-name="ce3" office:value-type="float" office:value="1.00672116571543" calcext:value-type="float">
            <text:p>1.00672116571543</text:p>
          </table:table-cell>
          <table:table-cell table:style-name="ce3" office:value-type="float" office:value="0.0929728352690874" calcext:value-type="float">
            <text:p>0.092972835269087</text:p>
          </table:table-cell>
          <table:table-cell table:number-columns-repeated="1016"/>
        </table:table-row>
        <table:table-row table:style-name="ro2">
          <table:table-cell office:value-type="float" office:value="300" calcext:value-type="float">
            <text:p>300</text:p>
          </table:table-cell>
          <table:table-cell table:style-name="ce3" office:value-type="float" office:value="0.26447316467762" calcext:value-type="float">
            <text:p>0.26447316467762</text:p>
          </table:table-cell>
          <table:table-cell table:style-name="ce3" office:value-type="float" office:value="1.97997936248779" calcext:value-type="float">
            <text:p>1.97997936248779</text:p>
          </table:table-cell>
          <table:table-cell table:style-name="ce3" office:value-type="float" office:value="0.705622158813477" calcext:value-type="float">
            <text:p>0.705622158813477</text:p>
          </table:table-cell>
          <table:table-cell table:style-name="Default"/>
          <table:table-cell table:style-name="ce3" office:value-type="float" office:value="0.136998402957733" calcext:value-type="float">
            <text:p>0.136998402957733</text:p>
          </table:table-cell>
          <table:table-cell table:style-name="ce3" office:value-type="float" office:value="1.90763440498939" calcext:value-type="float">
            <text:p>1.90763440498939</text:p>
          </table:table-cell>
          <table:table-cell table:style-name="ce3" office:value-type="float" office:value="0.762650549059084" calcext:value-type="float">
            <text:p>0.762650549059084</text:p>
          </table:table-cell>
          <table:table-cell table:number-columns-repeated="1016"/>
        </table:table-row>
        <table:table-row table:style-name="ro2">
          <table:table-cell office:value-type="float" office:value="400" calcext:value-type="float">
            <text:p>400</text:p>
          </table:table-cell>
          <table:table-cell table:style-name="ce3" office:value-type="float" office:value="0.266987738013268" calcext:value-type="float">
            <text:p>0.266987738013268</text:p>
          </table:table-cell>
          <table:table-cell table:style-name="ce3" office:value-type="float" office:value="3.20991458892822" calcext:value-type="float">
            <text:p>3.20991458892822</text:p>
          </table:table-cell>
          <table:table-cell table:style-name="ce3" office:value-type="float" office:value="1.07656117757161" calcext:value-type="float">
            <text:p>1.07656117757161</text:p>
          </table:table-cell>
          <table:table-cell table:style-name="Default"/>
          <table:table-cell table:style-name="ce3" office:value-type="float" office:value="0.153190071384112" calcext:value-type="float">
            <text:p>0.153190071384112</text:p>
          </table:table-cell>
          <table:table-cell table:style-name="ce3" office:value-type="float" office:value="2.73338174819946" calcext:value-type="float">
            <text:p>2.73338174819946</text:p>
          </table:table-cell>
          <table:table-cell table:style-name="ce3" office:value-type="float" office:value="0.674055894215902" calcext:value-type="float">
            <text:p>0.674055894215902</text:p>
          </table:table-cell>
          <table:table-cell table:number-columns-repeated="1016"/>
        </table:table-row>
        <table:table-row table:style-name="ro2">
          <table:table-cell office:value-type="float" office:value="600" calcext:value-type="float">
            <text:p>600</text:p>
          </table:table-cell>
          <table:table-cell table:style-name="ce3" office:value-type="float" office:value="0.291623756289482" calcext:value-type="float">
            <text:p>0.291623756289482</text:p>
          </table:table-cell>
          <table:table-cell table:style-name="ce3" office:value-type="float" office:value="4.94009294509888" calcext:value-type="float">
            <text:p>4.94009294509888</text:p>
          </table:table-cell>
          <table:table-cell table:style-name="ce3" office:value-type="float" office:value="1.84825580596924" calcext:value-type="float">
            <text:p>1.84825580596924</text:p>
          </table:table-cell>
          <table:table-cell table:style-name="Default"/>
          <table:table-cell table:style-name="ce3" office:value-type="float" office:value="0.159608652815223" calcext:value-type="float">
            <text:p>0.159608652815223</text:p>
          </table:table-cell>
          <table:table-cell table:style-name="ce3" office:value-type="float" office:value="5.02488434314728" calcext:value-type="float">
            <text:p>5.02488434314728</text:p>
          </table:table-cell>
          <table:table-cell table:style-name="ce3" office:value-type="float" office:value="0.981286913156509" calcext:value-type="float">
            <text:p>0.981286913156509</text:p>
          </table:table-cell>
          <table:table-cell table:number-columns-repeated="1016"/>
        </table:table-row>
        <table:table-row table:style-name="ro2">
          <table:table-cell office:value-type="float" office:value="800" calcext:value-type="float">
            <text:p>800</text:p>
          </table:table-cell>
          <table:table-cell table:style-name="ce3" office:value-type="float" office:value="0.186368472874165" calcext:value-type="float">
            <text:p>0.186368472874165</text:p>
          </table:table-cell>
          <table:table-cell table:style-name="ce3" office:value-type="float" office:value="7.11120859781901" calcext:value-type="float">
            <text:p>7.11120859781901</text:p>
          </table:table-cell>
          <table:table-cell table:style-name="ce3" office:value-type="float" office:value="2.90335422092014" calcext:value-type="float">
            <text:p>2.90335422092014</text:p>
          </table:table-cell>
          <table:table-cell table:style-name="Default"/>
          <table:table-cell table:style-name="ce3" office:value-type="float" office:value="0.159778556227684" calcext:value-type="float">
            <text:p>0.159778556227684</text:p>
          </table:table-cell>
          <table:table-cell table:style-name="ce3" office:value-type="float" office:value="9.33299102783203" calcext:value-type="float">
            <text:p>9.33299102783203</text:p>
          </table:table-cell>
          <table:table-cell table:style-name="ce3" office:value-type="float" office:value="2.98678924560547" calcext:value-type="float">
            <text:p>2.98678924560547</text:p>
          </table:table-cell>
          <table:table-cell table:number-columns-repeated="1016"/>
        </table:table-row>
        <table:table-row table:style-name="ro2">
          <table:table-cell office:value-type="float" office:value="1000" calcext:value-type="float">
            <text:p>1000</text:p>
          </table:table-cell>
          <table:table-cell table:style-name="ce3" office:value-type="float" office:value="0.195996346573035" calcext:value-type="float">
            <text:p>0.195996346573035</text:p>
          </table:table-cell>
          <table:table-cell table:style-name="ce3" office:value-type="float" office:value="7.49991528193156" calcext:value-type="float">
            <text:p>7.49991528193156</text:p>
          </table:table-cell>
          <table:table-cell table:style-name="ce3" office:value-type="float" office:value="2.55562994215224" calcext:value-type="float">
            <text:p>2.55562994215224</text:p>
          </table:table-cell>
          <table:table-cell table:style-name="Default"/>
          <table:table-cell table:style-name="ce3" office:value-type="float" office:value="0.166647515126637" calcext:value-type="float">
            <text:p>0.166647515126637</text:p>
          </table:table-cell>
          <table:table-cell table:style-name="ce3" office:value-type="float" office:value="6.85702610015869" calcext:value-type="float">
            <text:p>6.85702610015869</text:p>
          </table:table-cell>
          <table:table-cell table:style-name="ce3" office:value-type="float" office:value="1.30586378914969" calcext:value-type="float">
            <text:p>1.30586378914969</text:p>
          </table:table-cell>
          <table:table-cell table:number-columns-repeated="1016"/>
        </table:table-row>
        <table:table-row table:style-name="ro2">
          <table:table-cell office:value-type="float" office:value="1400" calcext:value-type="float">
            <text:p>1400</text:p>
          </table:table-cell>
          <table:table-cell table:style-name="ce3" office:value-type="float" office:value="0.195571586489677" calcext:value-type="float">
            <text:p>0.195571586489677</text:p>
          </table:table-cell>
          <table:table-cell table:style-name="ce3" office:value-type="float" office:value="7.93325440088908" calcext:value-type="float">
            <text:p>7.93325440088908</text:p>
          </table:table-cell>
          <table:table-cell table:style-name="ce3" office:value-type="float" office:value="2.33357387118869" calcext:value-type="float">
            <text:p>2.33357387118869</text:p>
          </table:table-cell>
          <table:table-cell table:style-name="Default"/>
          <table:table-cell table:style-name="ce3" office:value-type="float" office:value="0.172776181250811" calcext:value-type="float">
            <text:p>0.172776181250811</text:p>
          </table:table-cell>
          <table:table-cell table:style-name="ce3" office:value-type="float" office:value="11.8997688293457" calcext:value-type="float">
            <text:p>11.8997688293457</text:p>
          </table:table-cell>
          <table:table-cell table:style-name="ce3" office:value-type="float" office:value="2.91665840148926" calcext:value-type="float">
            <text:p>2.91665840148926</text:p>
          </table:table-cell>
          <table:table-cell table:number-columns-repeated="1016"/>
        </table:table-row>
        <table:table-row table:style-name="ro2">
          <table:table-cell office:value-type="float" office:value="1800" calcext:value-type="float">
            <text:p>1800</text:p>
          </table:table-cell>
          <table:table-cell table:style-name="ce3" office:value-type="float" office:value="0.184244677424431" calcext:value-type="float">
            <text:p>0.184244677424431</text:p>
          </table:table-cell>
          <table:table-cell table:style-name="ce3" office:value-type="float" office:value="21.8995795249939" calcext:value-type="float">
            <text:p>21.8995795249939</text:p>
          </table:table-cell>
          <table:table-cell table:style-name="ce3" office:value-type="float" office:value="3.89982748031616" calcext:value-type="float">
            <text:p>3.89982748031616</text:p>
          </table:table-cell>
          <table:table-cell table:style-name="Default"/>
          <table:table-cell table:style-name="ce3" office:value-type="float" office:value="0.163006722927094" calcext:value-type="float">
            <text:p>0.163006722927094</text:p>
          </table:table-cell>
          <table:table-cell table:style-name="ce3" office:value-type="float" office:value="11.1181826591492" calcext:value-type="float">
            <text:p>11.1181826591492</text:p>
          </table:table-cell>
          <table:table-cell table:style-name="ce3" office:value-type="float" office:value="4.34091877937317" calcext:value-type="float">
            <text:p>4.34091877937317</text:p>
          </table:table-cell>
          <table:table-cell table:number-columns-repeated="1016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84g" table:style-name="ta1">
        <table:shapes>
          <draw:frame draw:z-index="0" draw:name="Chart 1" draw:style-name="gr1" svg:width="453.51pt" svg:height="255.09pt" svg:x="725.56pt" svg:y="23.19pt">
            <draw:object draw:notify-on-update-of-ranges="184g.A2:184g.A14 184g.B1:184g.B1 184g.B2:184g.B14 184g.A2:184g.A14 184g.F1:184g.F1 184g.F2:184g.F14" xlink:href="./Object 19" xlink:type="simple" xlink:show="embed" xlink:actuate="onLoad">
              <loext:p/>
            </draw:object>
            <draw:image xlink:href="./ObjectReplacements/Object 19" xlink:type="simple" xlink:show="embed" xlink:actuate="onLoad"/>
          </draw:frame>
          <draw:frame draw:z-index="1" draw:name="Chart 2" draw:style-name="gr1" svg:width="453.51pt" svg:height="255.09pt" svg:x="688.42pt" svg:y="320.03pt">
            <draw:object draw:notify-on-update-of-ranges="184g.A2:184g.A14 184g.C1:184g.C1 184g.C2:184g.C14 184g.A2:184g.A14 184g.G1:184g.G1 184g.G2:184g.G14"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  <draw:frame draw:z-index="2" draw:name="Chart 3" draw:style-name="gr1" svg:width="453.51pt" svg:height="255.09pt" svg:x="62.48pt" svg:y="335.82pt">
            <draw:object draw:notify-on-update-of-ranges="184g.A2:184g.A14 184g.D1:184g.D1 184g.D2:184g.D14 184g.A2:184g.A14 184g.H1:184g.H1 184g.H2:184g.H14" xlink:href="./Object 21" xlink:type="simple" xlink:show="embed" xlink:actuate="onLoad">
              <loext:p/>
            </draw:object>
            <draw:image xlink:href="./ObjectReplacements/Object 21" xlink:type="simple" xlink:show="embed" xlink:actuate="onLoad"/>
          </draw:frame>
        </table:shapes>
        <table:table-column table:style-name="co1" table:number-columns-repeated="8" table:default-cell-style-name="ce1"/>
        <table:table-column table:style-name="co2" table:number-columns-repeated="1016" table:default-cell-style-name="ce1"/>
        <table:table-row table:style-name="ro1">
          <table:table-cell office:value-type="string" calcext:value-type="string">
            <text:p>v(mm/min)</text:p>
          </table:table-cell>
          <table:table-cell office:value-type="string" calcext:value-type="string">
            <text:p>max average</text:p>
          </table:table-cell>
          <table:table-cell office:value-type="string" calcext:value-type="string">
            <text:p>max frequency</text:p>
          </table:table-cell>
          <table:table-cell office:value-type="string" calcext:value-type="string">
            <text:p>madmax</text:p>
          </table:table-cell>
          <table:table-cell/>
          <table:table-cell office:value-type="string" calcext:value-type="string">
            <text:p>min average</text:p>
          </table:table-cell>
          <table:table-cell office:value-type="string" calcext:value-type="string">
            <text:p>min frequency</text:p>
          </table:table-cell>
          <table:table-cell office:value-type="string" calcext:value-type="string">
            <text:p>madmin</text:p>
          </table:table-cell>
          <table:table-cell table:number-columns-repeated="1016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3" office:value-type="float" office:value="0.575142993376805" calcext:value-type="float">
            <text:p>0.575142993376805</text:p>
          </table:table-cell>
          <table:table-cell table:style-name="ce3" office:value-type="float" office:value="2.29740124482375" calcext:value-type="float">
            <text:p>2.29740124482375</text:p>
          </table:table-cell>
          <table:table-cell table:style-name="ce3" office:value-type="float" office:value="0.468647601336417" calcext:value-type="float">
            <text:p>0.468647601336417</text:p>
          </table:table-cell>
          <table:table-cell table:style-name="Default"/>
          <table:table-cell table:style-name="ce3" office:value-type="float" office:value="0.122091375291348" calcext:value-type="float">
            <text:p>0.122091375291348</text:p>
          </table:table-cell>
          <table:table-cell table:style-name="ce3" office:value-type="float" office:value="2.28901819082407" calcext:value-type="float">
            <text:p>2.28901819082407</text:p>
          </table:table-cell>
          <table:table-cell table:style-name="ce3" office:value-type="float" office:value="0.464918193027112" calcext:value-type="float">
            <text:p>0.464918193027112</text:p>
          </table:table-cell>
          <table:table-cell table:number-columns-repeated="1016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3" office:value-type="float" office:value="0.494333584518994" calcext:value-type="float">
            <text:p>0.494333584518994</text:p>
          </table:table-cell>
          <table:table-cell table:style-name="ce3" office:value-type="float" office:value="1.45328173917883" calcext:value-type="float">
            <text:p>1.45328173917883</text:p>
          </table:table-cell>
          <table:table-cell table:style-name="ce3" office:value-type="float" office:value="0.184335167432739" calcext:value-type="float">
            <text:p>0.184335167432739</text:p>
          </table:table-cell>
          <table:table-cell table:style-name="Default"/>
          <table:table-cell table:style-name="ce3" office:value-type="float" office:value="0.119018194505147" calcext:value-type="float">
            <text:p>0.119018194505147</text:p>
          </table:table-cell>
          <table:table-cell table:style-name="ce3" office:value-type="float" office:value="1.56201591491699" calcext:value-type="float">
            <text:p>1.56201591491699</text:p>
          </table:table-cell>
          <table:table-cell table:style-name="ce3" office:value-type="float" office:value="0.307335771833148" calcext:value-type="float">
            <text:p>0.307335771833148</text:p>
          </table:table-cell>
          <table:table-cell table:number-columns-repeated="1016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3" office:value-type="float" office:value="0.421744415926379" calcext:value-type="float">
            <text:p>0.421744415926379</text:p>
          </table:table-cell>
          <table:table-cell table:style-name="ce3" office:value-type="float" office:value="1.14064449487731" calcext:value-type="float">
            <text:p>1.14064449487731</text:p>
          </table:table-cell>
          <table:table-cell table:style-name="ce3" office:value-type="float" office:value="0.158128523839494" calcext:value-type="float">
            <text:p>0.158128523839494</text:p>
          </table:table-cell>
          <table:table-cell table:style-name="Default"/>
          <table:table-cell table:style-name="ce3" office:value-type="float" office:value="0.128465000799922" calcext:value-type="float">
            <text:p>0.128465000799922</text:p>
          </table:table-cell>
          <table:table-cell table:style-name="ce3" office:value-type="float" office:value="1.26826798638632" calcext:value-type="float">
            <text:p>1.26826798638632</text:p>
          </table:table-cell>
          <table:table-cell table:style-name="ce3" office:value-type="float" office:value="0.293021558490297" calcext:value-type="float">
            <text:p>0.293021558490297</text:p>
          </table:table-cell>
          <table:table-cell table:number-columns-repeated="1016"/>
        </table:table-row>
        <table:table-row table:style-name="ro2">
          <table:table-cell office:value-type="float" office:value="100" calcext:value-type="float">
            <text:p>100</text:p>
          </table:table-cell>
          <table:table-cell table:style-name="ce3" office:value-type="float" office:value="0.376942598936605" calcext:value-type="float">
            <text:p>0.376942598936605</text:p>
          </table:table-cell>
          <table:table-cell table:style-name="ce3" office:value-type="float" office:value="0.974136483435537" calcext:value-type="float">
            <text:p>0.974136483435537</text:p>
          </table:table-cell>
          <table:table-cell table:style-name="ce3" office:value-type="float" office:value="0.10943706619515" calcext:value-type="float">
            <text:p>0.10943706619515</text:p>
          </table:table-cell>
          <table:table-cell table:style-name="Default"/>
          <table:table-cell table:style-name="ce3" office:value-type="float" office:value="0.147191078931678" calcext:value-type="float">
            <text:p>0.147191078931678</text:p>
          </table:table-cell>
          <table:table-cell table:style-name="ce3" office:value-type="float" office:value="1.06209172454535" calcext:value-type="float">
            <text:p>1.06209172454535</text:p>
          </table:table-cell>
          <table:table-cell table:style-name="ce3" office:value-type="float" office:value="0.230610925204384" calcext:value-type="float">
            <text:p>0.230610925204384</text:p>
          </table:table-cell>
          <table:table-cell table:number-columns-repeated="1016"/>
        </table:table-row>
        <table:table-row table:style-name="ro2">
          <table:table-cell office:value-type="float" office:value="150" calcext:value-type="float">
            <text:p>150</text:p>
          </table:table-cell>
          <table:table-cell table:style-name="ce3" office:value-type="float" office:value="0.336330714049163" calcext:value-type="float">
            <text:p>0.336330714049163</text:p>
          </table:table-cell>
          <table:table-cell table:style-name="ce3" office:value-type="float" office:value="0.920366128285726" calcext:value-type="float">
            <text:p>0.920366128285726</text:p>
          </table:table-cell>
          <table:table-cell table:style-name="ce3" office:value-type="float" office:value="0.098407945515197" calcext:value-type="float">
            <text:p>0.098407945515197</text:p>
          </table:table-cell>
          <table:table-cell table:style-name="Default"/>
          <table:table-cell table:style-name="ce3" office:value-type="float" office:value="0.156187129562551" calcext:value-type="float">
            <text:p>0.156187129562551</text:p>
          </table:table-cell>
          <table:table-cell table:style-name="ce3" office:value-type="float" office:value="0.99639929858121" calcext:value-type="float">
            <text:p>0.99639929858121</text:p>
          </table:table-cell>
          <table:table-cell table:style-name="ce3" office:value-type="float" office:value="0.20388709454497" calcext:value-type="float">
            <text:p>0.20388709454497</text:p>
          </table:table-cell>
          <table:table-cell table:number-columns-repeated="1016"/>
        </table:table-row>
        <table:table-row table:style-name="ro2">
          <table:table-cell office:value-type="float" office:value="200" calcext:value-type="float">
            <text:p>200</text:p>
          </table:table-cell>
          <table:table-cell table:style-name="ce3" office:value-type="float" office:value="0.368229845295782" calcext:value-type="float">
            <text:p>0.368229845295782</text:p>
          </table:table-cell>
          <table:table-cell table:style-name="ce3" office:value-type="float" office:value="1.06382166821024" calcext:value-type="float">
            <text:p>1.06382166821024</text:p>
          </table:table-cell>
          <table:table-cell table:style-name="ce3" office:value-type="float" office:value="0.119058810920932" calcext:value-type="float">
            <text:p>0.119058810920932</text:p>
          </table:table-cell>
          <table:table-cell table:style-name="Default"/>
          <table:table-cell table:style-name="ce3" office:value-type="float" office:value="0.175445882522542" calcext:value-type="float">
            <text:p>0.175445882522542</text:p>
          </table:table-cell>
          <table:table-cell table:style-name="ce3" office:value-type="float" office:value="1.17809312239937" calcext:value-type="float">
            <text:p>1.17809312239937</text:p>
          </table:table-cell>
          <table:table-cell table:style-name="ce3" office:value-type="float" office:value="0.286462531423298" calcext:value-type="float">
            <text:p>0.286462531423298</text:p>
          </table:table-cell>
          <table:table-cell table:number-columns-repeated="1016"/>
        </table:table-row>
        <table:table-row table:style-name="ro2">
          <table:table-cell office:value-type="float" office:value="300" calcext:value-type="float">
            <text:p>300</text:p>
          </table:table-cell>
          <table:table-cell table:style-name="ce3" office:value-type="float" office:value="0.332736775759728" calcext:value-type="float">
            <text:p>0.332736775759728</text:p>
          </table:table-cell>
          <table:table-cell table:style-name="ce3" office:value-type="float" office:value="1.5838434157833" calcext:value-type="float">
            <text:p>1.5838434157833</text:p>
          </table:table-cell>
          <table:table-cell table:style-name="ce3" office:value-type="float" office:value="0.577875202825985" calcext:value-type="float">
            <text:p>0.577875202825985</text:p>
          </table:table-cell>
          <table:table-cell table:style-name="Default"/>
          <table:table-cell table:style-name="ce3" office:value-type="float" office:value="0.173484089757715" calcext:value-type="float">
            <text:p>0.173484089757715</text:p>
          </table:table-cell>
          <table:table-cell table:style-name="ce3" office:value-type="float" office:value="1.55713510513306" calcext:value-type="float">
            <text:p>1.55713510513306</text:p>
          </table:table-cell>
          <table:table-cell table:style-name="ce3" office:value-type="float" office:value="0.601614352634975" calcext:value-type="float">
            <text:p>0.601614352634975</text:p>
          </table:table-cell>
          <table:table-cell table:number-columns-repeated="1016"/>
        </table:table-row>
        <table:table-row table:style-name="ro2">
          <table:table-cell office:value-type="float" office:value="400" calcext:value-type="float">
            <text:p>400</text:p>
          </table:table-cell>
          <table:table-cell table:style-name="ce3" office:value-type="float" office:value="0.315370345657522" calcext:value-type="float">
            <text:p>0.315370345657522</text:p>
          </table:table-cell>
          <table:table-cell table:style-name="ce3" office:value-type="float" office:value="4.02427395907315" calcext:value-type="float">
            <text:p>4.02427395907315</text:p>
          </table:table-cell>
          <table:table-cell table:style-name="ce3" office:value-type="float" office:value="1.75227557726143" calcext:value-type="float">
            <text:p>1.75227557726143</text:p>
          </table:table-cell>
          <table:table-cell table:style-name="Default"/>
          <table:table-cell table:style-name="ce3" office:value-type="float" office:value="0.163104864303023" calcext:value-type="float">
            <text:p>0.163104864303023</text:p>
          </table:table-cell>
          <table:table-cell table:style-name="ce3" office:value-type="float" office:value="3.17485570907593" calcext:value-type="float">
            <text:p>3.17485570907593</text:p>
          </table:table-cell>
          <table:table-cell table:style-name="ce3" office:value-type="float" office:value="0.790708720684052" calcext:value-type="float">
            <text:p>0.790708720684052</text:p>
          </table:table-cell>
          <table:table-cell table:number-columns-repeated="1016"/>
        </table:table-row>
        <table:table-row table:style-name="ro2">
          <table:table-cell office:value-type="float" office:value="600" calcext:value-type="float">
            <text:p>600</text:p>
          </table:table-cell>
          <table:table-cell table:style-name="ce3" office:value-type="float" office:value="0.30682116150856" calcext:value-type="float">
            <text:p>0.30682116150856</text:p>
          </table:table-cell>
          <table:table-cell table:style-name="ce3" office:value-type="float" office:value="4.77998085021973" calcext:value-type="float">
            <text:p>4.77998085021973</text:p>
          </table:table-cell>
          <table:table-cell table:style-name="ce3" office:value-type="float" office:value="1.22408348083496" calcext:value-type="float">
            <text:p>1.22408348083496</text:p>
          </table:table-cell>
          <table:table-cell table:style-name="Default"/>
          <table:table-cell table:style-name="ce3" office:value-type="float" office:value="0.163423432037234" calcext:value-type="float">
            <text:p>0.163423432037234</text:p>
          </table:table-cell>
          <table:table-cell table:style-name="ce3" office:value-type="float" office:value="4.39989117781321" calcext:value-type="float">
            <text:p>4.39989117781321</text:p>
          </table:table-cell>
          <table:table-cell table:style-name="ce3" office:value-type="float" office:value="1.10022763411204" calcext:value-type="float">
            <text:p>1.10022763411204</text:p>
          </table:table-cell>
          <table:table-cell table:number-columns-repeated="1016"/>
        </table:table-row>
        <table:table-row table:style-name="ro2">
          <table:table-cell office:value-type="float" office:value="800" calcext:value-type="float">
            <text:p>800</text:p>
          </table:table-cell>
          <table:table-cell table:style-name="ce3" office:value-type="float" office:value="0.245507590472698" calcext:value-type="float">
            <text:p>0.245507590472698</text:p>
          </table:table-cell>
          <table:table-cell table:style-name="ce3" office:value-type="float" office:value="5.96665000915527" calcext:value-type="float">
            <text:p>5.96665000915527</text:p>
          </table:table-cell>
          <table:table-cell table:style-name="ce3" office:value-type="float" office:value="1.60868287086487" calcext:value-type="float">
            <text:p>1.60868287086487</text:p>
          </table:table-cell>
          <table:table-cell table:style-name="Default"/>
          <table:table-cell table:style-name="ce3" office:value-type="float" office:value="0.184519662211339" calcext:value-type="float">
            <text:p>0.184519662211339</text:p>
          </table:table-cell>
          <table:table-cell table:style-name="ce3" office:value-type="float" office:value="8.62766981124878" calcext:value-type="float">
            <text:p>8.62766981124878</text:p>
          </table:table-cell>
          <table:table-cell table:style-name="ce3" office:value-type="float" office:value="2.60386435190837" calcext:value-type="float">
            <text:p>2.60386435190837</text:p>
          </table:table-cell>
          <table:table-cell table:number-columns-repeated="1016"/>
        </table:table-row>
        <table:table-row table:style-name="ro2">
          <table:table-cell office:value-type="float" office:value="1000" calcext:value-type="float">
            <text:p>1000</text:p>
          </table:table-cell>
          <table:table-cell table:style-name="ce3" office:value-type="float" office:value="0.237755788490176" calcext:value-type="float">
            <text:p>0.237755788490176</text:p>
          </table:table-cell>
          <table:table-cell table:style-name="ce3" office:value-type="float" office:value="5.83334565162659" calcext:value-type="float">
            <text:p>5.83334565162659</text:p>
          </table:table-cell>
          <table:table-cell table:style-name="ce3" office:value-type="float" office:value="1.5833637714386" calcext:value-type="float">
            <text:p>1.5833637714386</text:p>
          </table:table-cell>
          <table:table-cell table:style-name="Default"/>
          <table:table-cell table:style-name="ce3" office:value-type="float" office:value="0.175847553648055" calcext:value-type="float">
            <text:p>0.175847553648055</text:p>
          </table:table-cell>
          <table:table-cell table:style-name="ce3" office:value-type="float" office:value="6.87488412857056" calcext:value-type="float">
            <text:p>6.87488412857056</text:p>
          </table:table-cell>
          <table:table-cell table:style-name="ce3" office:value-type="float" office:value="2.04184222221375" calcext:value-type="float">
            <text:p>2.04184222221375</text:p>
          </table:table-cell>
          <table:table-cell table:number-columns-repeated="1016"/>
        </table:table-row>
        <table:table-row table:style-name="ro2">
          <table:table-cell office:value-type="float" office:value="1400" calcext:value-type="float">
            <text:p>1400</text:p>
          </table:table-cell>
          <table:table-cell table:style-name="ce3" office:value-type="float" office:value="0.223880415161451" calcext:value-type="float">
            <text:p>0.223880415161451</text:p>
          </table:table-cell>
          <table:table-cell table:style-name="ce3" office:value-type="float" office:value="12.7556476593018" calcext:value-type="float">
            <text:p>12.7556476593018</text:p>
          </table:table-cell>
          <table:table-cell table:style-name="ce3" office:value-type="float" office:value="7.05250295003255" calcext:value-type="float">
            <text:p>7.05250295003255</text:p>
          </table:table-cell>
          <table:table-cell table:style-name="Default"/>
          <table:table-cell table:style-name="ce3" office:value-type="float" office:value="0.186218688885371" calcext:value-type="float">
            <text:p>0.186218688885371</text:p>
          </table:table-cell>
          <table:table-cell table:style-name="ce3" office:value-type="float" office:value="8.86677010854085" calcext:value-type="float">
            <text:p>8.86677010854085</text:p>
          </table:table-cell>
          <table:table-cell table:style-name="ce3" office:value-type="float" office:value="2.48879506852892" calcext:value-type="float">
            <text:p>2.48879506852892</text:p>
          </table:table-cell>
          <table:table-cell table:number-columns-repeated="1016"/>
        </table:table-row>
        <table:table-row table:style-name="ro2">
          <table:table-cell office:value-type="float" office:value="1800" calcext:value-type="float">
            <text:p>1800</text:p>
          </table:table-cell>
          <table:table-cell table:style-name="ce3" office:value-type="float" office:value="0.229685418307781" calcext:value-type="float">
            <text:p>0.229685418307781</text:p>
          </table:table-cell>
          <table:table-cell table:style-name="ce3" office:value-type="float" office:value="20.1001024246216" calcext:value-type="float">
            <text:p>20.1001024246216</text:p>
          </table:table-cell>
          <table:table-cell table:style-name="ce3" office:value-type="float" office:value="0.301215171813965" calcext:value-type="float">
            <text:p>0.301215171813965</text:p>
          </table:table-cell>
          <table:table-cell table:style-name="Default"/>
          <table:table-cell table:style-name="ce3" office:value-type="float" office:value="0.176590880379081" calcext:value-type="float">
            <text:p>0.176590880379081</text:p>
          </table:table-cell>
          <table:table-cell table:style-name="ce3" office:value-type="float" office:value="13.49924659729" calcext:value-type="float">
            <text:p>13.49924659729</text:p>
          </table:table-cell>
          <table:table-cell table:style-name="ce3" office:value-type="float" office:value="4.95054244995117" calcext:value-type="float">
            <text:p>4.95054244995117</text:p>
          </table:table-cell>
          <table:table-cell table:number-columns-repeated="1016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32g" table:style-name="ta1">
        <table:shapes>
          <draw:frame draw:z-index="0" draw:name="Chart 1" draw:style-name="gr1" svg:width="453.51pt" svg:height="255.09pt" svg:x="725.56pt" svg:y="23.19pt">
            <draw:object draw:notify-on-update-of-ranges="232g.A2:232g.A14 232g.B1:232g.B1 232g.B2:232g.B14 232g.A2:232g.A14 232g.F1:232g.F1 232g.F2:232g.F14" xlink:href="./Object 22" xlink:type="simple" xlink:show="embed" xlink:actuate="onLoad">
              <loext:p/>
            </draw:object>
            <draw:image xlink:href="./ObjectReplacements/Object 22" xlink:type="simple" xlink:show="embed" xlink:actuate="onLoad"/>
          </draw:frame>
          <draw:frame draw:z-index="1" draw:name="Chart 2" draw:style-name="gr1" svg:width="453.51pt" svg:height="255.09pt" svg:x="688.42pt" svg:y="320.03pt">
            <draw:object draw:notify-on-update-of-ranges="232g.A2:232g.A14 232g.C1:232g.C1 232g.C2:232g.C14 232g.A2:232g.A14 232g.G1:232g.G1 232g.G2:232g.G14" xlink:href="./Object 23" xlink:type="simple" xlink:show="embed" xlink:actuate="onLoad">
              <loext:p/>
            </draw:object>
            <draw:image xlink:href="./ObjectReplacements/Object 23" xlink:type="simple" xlink:show="embed" xlink:actuate="onLoad"/>
          </draw:frame>
          <draw:frame draw:z-index="2" draw:name="Chart 3" draw:style-name="gr1" svg:width="453.51pt" svg:height="255.09pt" svg:x="62.48pt" svg:y="335.82pt">
            <draw:object draw:notify-on-update-of-ranges="232g.A2:232g.A14 232g.D1:232g.D1 232g.D2:232g.D14 232g.A2:232g.A14 232g.H1:232g.H1 232g.H2:232g.H14" xlink:href="./Object 24" xlink:type="simple" xlink:show="embed" xlink:actuate="onLoad">
              <loext:p/>
            </draw:object>
            <draw:image xlink:href="./ObjectReplacements/Object 24" xlink:type="simple" xlink:show="embed" xlink:actuate="onLoad"/>
          </draw:frame>
        </table:shapes>
        <table:table-column table:style-name="co1" table:number-columns-repeated="8" table:default-cell-style-name="ce1"/>
        <table:table-column table:style-name="co2" table:number-columns-repeated="1016" table:default-cell-style-name="ce1"/>
        <table:table-row table:style-name="ro1">
          <table:table-cell office:value-type="string" calcext:value-type="string">
            <text:p>v(mm/min)</text:p>
          </table:table-cell>
          <table:table-cell office:value-type="string" calcext:value-type="string">
            <text:p>max average</text:p>
          </table:table-cell>
          <table:table-cell office:value-type="string" calcext:value-type="string">
            <text:p>max frequency</text:p>
          </table:table-cell>
          <table:table-cell office:value-type="string" calcext:value-type="string">
            <text:p>madmax</text:p>
          </table:table-cell>
          <table:table-cell/>
          <table:table-cell office:value-type="string" calcext:value-type="string">
            <text:p>min average</text:p>
          </table:table-cell>
          <table:table-cell office:value-type="string" calcext:value-type="string">
            <text:p>min frequency</text:p>
          </table:table-cell>
          <table:table-cell office:value-type="string" calcext:value-type="string">
            <text:p>madmin</text:p>
          </table:table-cell>
          <table:table-cell table:number-columns-repeated="1016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3" office:value-type="float" office:value="0.69128487431086" calcext:value-type="float">
            <text:p>0.69128487431086</text:p>
          </table:table-cell>
          <table:table-cell table:style-name="ce3" office:value-type="float" office:value="1.82246398925781" calcext:value-type="float">
            <text:p>1.82246398925781</text:p>
          </table:table-cell>
          <table:table-cell table:style-name="ce3" office:value-type="float" office:value="0.239765020517203" calcext:value-type="float">
            <text:p>0.239765020517203</text:p>
          </table:table-cell>
          <table:table-cell table:style-name="Default"/>
          <table:table-cell table:style-name="ce3" office:value-type="float" office:value="0.137504581499983" calcext:value-type="float">
            <text:p>0.137504581499983</text:p>
          </table:table-cell>
          <table:table-cell table:style-name="ce3" office:value-type="float" office:value="2.0086655969973" calcext:value-type="float">
            <text:p>2.0086655969973</text:p>
          </table:table-cell>
          <table:table-cell table:style-name="ce3" office:value-type="float" office:value="0.47286724095809" calcext:value-type="float">
            <text:p>0.47286724095809</text:p>
          </table:table-cell>
          <table:table-cell table:number-columns-repeated="1016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3" office:value-type="float" office:value="0.588738216672625" calcext:value-type="float">
            <text:p>0.588738216672625</text:p>
          </table:table-cell>
          <table:table-cell table:style-name="ce3" office:value-type="float" office:value="1.36965746198382" calcext:value-type="float">
            <text:p>1.36965746198382</text:p>
          </table:table-cell>
          <table:table-cell table:style-name="ce3" office:value-type="float" office:value="0.173499572131098" calcext:value-type="float">
            <text:p>0.173499572131098</text:p>
          </table:table-cell>
          <table:table-cell table:style-name="Default"/>
          <table:table-cell table:style-name="ce3" office:value-type="float" office:value="0.149227772865977" calcext:value-type="float">
            <text:p>0.149227772865977</text:p>
          </table:table-cell>
          <table:table-cell table:style-name="ce3" office:value-type="float" office:value="1.54715987614223" calcext:value-type="float">
            <text:p>1.54715987614223</text:p>
          </table:table-cell>
          <table:table-cell table:style-name="ce3" office:value-type="float" office:value="0.366573037906569" calcext:value-type="float">
            <text:p>0.366573037906569</text:p>
          </table:table-cell>
          <table:table-cell table:number-columns-repeated="1016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3" office:value-type="float" office:value="0.524596427877744" calcext:value-type="float">
            <text:p>0.524596427877744</text:p>
          </table:table-cell>
          <table:table-cell table:style-name="ce3" office:value-type="float" office:value="1.27658529508682" calcext:value-type="float">
            <text:p>1.27658529508682</text:p>
          </table:table-cell>
          <table:table-cell table:style-name="ce3" office:value-type="float" office:value="0.291736111348989" calcext:value-type="float">
            <text:p>0.291736111348989</text:p>
          </table:table-cell>
          <table:table-cell table:style-name="Default"/>
          <table:table-cell table:style-name="ce3" office:value-type="float" office:value="0.156529578358628" calcext:value-type="float">
            <text:p>0.156529578358628</text:p>
          </table:table-cell>
          <table:table-cell table:style-name="ce3" office:value-type="float" office:value="1.26743563940359" calcext:value-type="float">
            <text:p>1.26743563940359</text:p>
          </table:table-cell>
          <table:table-cell table:style-name="ce3" office:value-type="float" office:value="0.286549490809505" calcext:value-type="float">
            <text:p>0.286549490809505</text:p>
          </table:table-cell>
          <table:table-cell table:number-columns-repeated="1016"/>
        </table:table-row>
        <table:table-row table:style-name="ro2">
          <table:table-cell office:value-type="float" office:value="100" calcext:value-type="float">
            <text:p>100</text:p>
          </table:table-cell>
          <table:table-cell table:style-name="ce3" office:value-type="float" office:value="0.508932038464329" calcext:value-type="float">
            <text:p>0.508932038464329</text:p>
          </table:table-cell>
          <table:table-cell table:style-name="ce3" office:value-type="float" office:value="1.07868712598627" calcext:value-type="float">
            <text:p>1.07868712598627</text:p>
          </table:table-cell>
          <table:table-cell table:style-name="ce3" office:value-type="float" office:value="0.092389054534849" calcext:value-type="float">
            <text:p>0.092389054534849</text:p>
          </table:table-cell>
          <table:table-cell table:style-name="Default"/>
          <table:table-cell table:style-name="ce3" office:value-type="float" office:value="0.192382709516419" calcext:value-type="float">
            <text:p>0.192382709516419</text:p>
          </table:table-cell>
          <table:table-cell table:style-name="ce3" office:value-type="float" office:value="1.22001156277127" calcext:value-type="float">
            <text:p>1.22001156277127</text:p>
          </table:table-cell>
          <table:table-cell table:style-name="ce3" office:value-type="float" office:value="0.301935632964711" calcext:value-type="float">
            <text:p>0.301935632964711</text:p>
          </table:table-cell>
          <table:table-cell table:number-columns-repeated="1016"/>
        </table:table-row>
        <table:table-row table:style-name="ro2">
          <table:table-cell office:value-type="float" office:value="150" calcext:value-type="float">
            <text:p>150</text:p>
          </table:table-cell>
          <table:table-cell table:style-name="ce3" office:value-type="float" office:value="0.447032256963405" calcext:value-type="float">
            <text:p>0.447032256963405</text:p>
          </table:table-cell>
          <table:table-cell table:style-name="ce3" office:value-type="float" office:value="1.02764642999527" calcext:value-type="float">
            <text:p>1.02764642999527</text:p>
          </table:table-cell>
          <table:table-cell table:style-name="ce3" office:value-type="float" office:value="0.104801588114596" calcext:value-type="float">
            <text:p>0.104801588114596</text:p>
          </table:table-cell>
          <table:table-cell table:style-name="Default"/>
          <table:table-cell table:style-name="ce3" office:value-type="float" office:value="0.194987862060467" calcext:value-type="float">
            <text:p>0.194987862060467</text:p>
          </table:table-cell>
          <table:table-cell table:style-name="ce3" office:value-type="float" office:value="1.13955513636271" calcext:value-type="float">
            <text:p>1.13955513636271</text:p>
          </table:table-cell>
          <table:table-cell table:style-name="ce3" office:value-type="float" office:value="0.28002956840727" calcext:value-type="float">
            <text:p>0.28002956840727</text:p>
          </table:table-cell>
          <table:table-cell table:number-columns-repeated="1016"/>
        </table:table-row>
        <table:table-row table:style-name="ro2">
          <table:table-cell office:value-type="float" office:value="200" calcext:value-type="float">
            <text:p>200</text:p>
          </table:table-cell>
          <table:table-cell table:style-name="ce3" office:value-type="float" office:value="0.426743113476297" calcext:value-type="float">
            <text:p>0.426743113476297</text:p>
          </table:table-cell>
          <table:table-cell table:style-name="ce3" office:value-type="float" office:value="1.03331455977067" calcext:value-type="float">
            <text:p>1.03331455977067</text:p>
          </table:table-cell>
          <table:table-cell table:style-name="ce3" office:value-type="float" office:value="0.129380221628286" calcext:value-type="float">
            <text:p>0.129380221628286</text:p>
          </table:table-cell>
          <table:table-cell table:style-name="Default"/>
          <table:table-cell table:style-name="ce3" office:value-type="float" office:value="0.209995812581231" calcext:value-type="float">
            <text:p>0.209995812581231</text:p>
          </table:table-cell>
          <table:table-cell table:style-name="ce3" office:value-type="float" office:value="1.14165564378103" calcext:value-type="float">
            <text:p>1.14165564378103</text:p>
          </table:table-cell>
          <table:table-cell table:style-name="ce3" office:value-type="float" office:value="0.295522151721849" calcext:value-type="float">
            <text:p>0.295522151721849</text:p>
          </table:table-cell>
          <table:table-cell table:number-columns-repeated="1016"/>
        </table:table-row>
        <table:table-row table:style-name="ro2">
          <table:table-cell office:value-type="float" office:value="300" calcext:value-type="float">
            <text:p>300</text:p>
          </table:table-cell>
          <table:table-cell table:style-name="ce3" office:value-type="float" office:value="0.404699397437713" calcext:value-type="float">
            <text:p>0.404699397437713</text:p>
          </table:table-cell>
          <table:table-cell table:style-name="ce3" office:value-type="float" office:value="1.40886205785415" calcext:value-type="float">
            <text:p>1.40886205785415</text:p>
          </table:table-cell>
          <table:table-cell table:style-name="ce3" office:value-type="float" office:value="0.402193267452675" calcext:value-type="float">
            <text:p>0.402193267452675</text:p>
          </table:table-cell>
          <table:table-cell table:style-name="Default"/>
          <table:table-cell table:style-name="ce3" office:value-type="float" office:value="0.221120304720742" calcext:value-type="float">
            <text:p>0.221120304720742</text:p>
          </table:table-cell>
          <table:table-cell table:style-name="ce3" office:value-type="float" office:value="1.52568165915353" calcext:value-type="float">
            <text:p>1.52568165915353</text:p>
          </table:table-cell>
          <table:table-cell table:style-name="ce3" office:value-type="float" office:value="0.568915691764988" calcext:value-type="float">
            <text:p>0.568915691764988</text:p>
          </table:table-cell>
          <table:table-cell table:number-columns-repeated="1016"/>
        </table:table-row>
        <table:table-row table:style-name="ro2">
          <table:table-cell office:value-type="float" office:value="400" calcext:value-type="float">
            <text:p>400</text:p>
          </table:table-cell>
          <table:table-cell table:style-name="ce3" office:value-type="float" office:value="0.380038715898991" calcext:value-type="float">
            <text:p>0.380038715898991</text:p>
          </table:table-cell>
          <table:table-cell table:style-name="ce3" office:value-type="float" office:value="3.50139904022217" calcext:value-type="float">
            <text:p>3.50139904022217</text:p>
          </table:table-cell>
          <table:table-cell table:style-name="ce3" office:value-type="float" office:value="1.30420653025309" calcext:value-type="float">
            <text:p>1.30420653025309</text:p>
          </table:table-cell>
          <table:table-cell table:style-name="Default"/>
          <table:table-cell table:style-name="ce3" office:value-type="float" office:value="0.213468357920647" calcext:value-type="float">
            <text:p>0.213468357920647</text:p>
          </table:table-cell>
          <table:table-cell table:style-name="ce3" office:value-type="float" office:value="2.82809056733784" calcext:value-type="float">
            <text:p>2.82809056733784</text:p>
          </table:table-cell>
          <table:table-cell table:style-name="ce3" office:value-type="float" office:value="0.9477953395685" calcext:value-type="float">
            <text:p>0.9477953395685</text:p>
          </table:table-cell>
          <table:table-cell table:number-columns-repeated="1016"/>
        </table:table-row>
        <table:table-row table:style-name="ro2">
          <table:table-cell office:value-type="float" office:value="600" calcext:value-type="float">
            <text:p>600</text:p>
          </table:table-cell>
          <table:table-cell table:style-name="ce3" office:value-type="float" office:value="0.384817197918892" calcext:value-type="float">
            <text:p>0.384817197918892</text:p>
          </table:table-cell>
          <table:table-cell table:style-name="ce3" office:value-type="float" office:value="5.94994103908539" calcext:value-type="float">
            <text:p>5.94994103908539</text:p>
          </table:table-cell>
          <table:table-cell table:style-name="ce3" office:value-type="float" office:value="2.1000691652298" calcext:value-type="float">
            <text:p>2.1000691652298</text:p>
          </table:table-cell>
          <table:table-cell table:style-name="Default"/>
          <table:table-cell table:style-name="ce3" office:value-type="float" office:value="0.207843728363514" calcext:value-type="float">
            <text:p>0.207843728363514</text:p>
          </table:table-cell>
          <table:table-cell table:style-name="ce3" office:value-type="float" office:value="5.31988048553467" calcext:value-type="float">
            <text:p>5.31988048553467</text:p>
          </table:table-cell>
          <table:table-cell table:style-name="ce3" office:value-type="float" office:value="1.24807167053223" calcext:value-type="float">
            <text:p>1.24807167053223</text:p>
          </table:table-cell>
          <table:table-cell table:number-columns-repeated="1016"/>
        </table:table-row>
        <table:table-row table:style-name="ro2">
          <table:table-cell office:value-type="float" office:value="800" calcext:value-type="float">
            <text:p>800</text:p>
          </table:table-cell>
          <table:table-cell table:style-name="ce3" office:value-type="float" office:value="0.314485126071506" calcext:value-type="float">
            <text:p>0.314485126071506</text:p>
          </table:table-cell>
          <table:table-cell table:style-name="ce3" office:value-type="float" office:value="5.27408440907796" calcext:value-type="float">
            <text:p>5.27408440907796</text:p>
          </table:table-cell>
          <table:table-cell table:style-name="ce3" office:value-type="float" office:value="1.77123571325231" calcext:value-type="float">
            <text:p>1.77123571325231</text:p>
          </table:table-cell>
          <table:table-cell table:style-name="Default"/>
          <table:table-cell table:style-name="ce3" office:value-type="float" office:value="0.227127527818084" calcext:value-type="float">
            <text:p>0.227127527818084</text:p>
          </table:table-cell>
          <table:table-cell table:style-name="ce3" office:value-type="float" office:value="6.866614818573" calcext:value-type="float">
            <text:p>6.866614818573</text:p>
          </table:table-cell>
          <table:table-cell table:style-name="ce3" office:value-type="float" office:value="1.94975888729095" calcext:value-type="float">
            <text:p>1.94975888729095</text:p>
          </table:table-cell>
          <table:table-cell table:number-columns-repeated="1016"/>
        </table:table-row>
        <table:table-row table:style-name="ro2">
          <table:table-cell office:value-type="float" office:value="1000" calcext:value-type="float">
            <text:p>1000</text:p>
          </table:table-cell>
          <table:table-cell table:style-name="ce3" office:value-type="float" office:value="0.301742523908615" calcext:value-type="float">
            <text:p>0.301742523908615</text:p>
          </table:table-cell>
          <table:table-cell table:style-name="ce3" office:value-type="float" office:value="7.11117060979207" calcext:value-type="float">
            <text:p>7.11117060979207</text:p>
          </table:table-cell>
          <table:table-cell table:style-name="ce3" office:value-type="float" office:value="3.03682465023465" calcext:value-type="float">
            <text:p>3.03682465023465</text:p>
          </table:table-cell>
          <table:table-cell table:style-name="Default"/>
          <table:table-cell table:style-name="ce3" office:value-type="float" office:value="0.238029529651006" calcext:value-type="float">
            <text:p>0.238029529651006</text:p>
          </table:table-cell>
          <table:table-cell table:style-name="ce3" office:value-type="float" office:value="6.07407845391168" calcext:value-type="float">
            <text:p>6.07407845391168</text:p>
          </table:table-cell>
          <table:table-cell table:style-name="ce3" office:value-type="float" office:value="1.71152399793083" calcext:value-type="float">
            <text:p>1.71152399793083</text:p>
          </table:table-cell>
          <table:table-cell table:number-columns-repeated="1016"/>
        </table:table-row>
        <table:table-row table:style-name="ro2">
          <table:table-cell office:value-type="float" office:value="1400" calcext:value-type="float">
            <text:p>1400</text:p>
          </table:table-cell>
          <table:table-cell table:style-name="ce3" office:value-type="float" office:value="0.279796943068504" calcext:value-type="float">
            <text:p>0.279796943068504</text:p>
          </table:table-cell>
          <table:table-cell table:style-name="ce3" office:value-type="float" office:value="11.5497853755951" calcext:value-type="float">
            <text:p>11.5497853755951</text:p>
          </table:table-cell>
          <table:table-cell table:style-name="ce3" office:value-type="float" office:value="5.25008749961853" calcext:value-type="float">
            <text:p>5.25008749961853</text:p>
          </table:table-cell>
          <table:table-cell table:style-name="Default"/>
          <table:table-cell table:style-name="ce3" office:value-type="float" office:value="0.229736727263246" calcext:value-type="float">
            <text:p>0.229736727263246</text:p>
          </table:table-cell>
          <table:table-cell table:style-name="ce3" office:value-type="float" office:value="7.86659104483468" calcext:value-type="float">
            <text:p>7.86659104483468</text:p>
          </table:table-cell>
          <table:table-cell table:style-name="ce3" office:value-type="float" office:value="1.50484053942622" calcext:value-type="float">
            <text:p>1.50484053942622</text:p>
          </table:table-cell>
          <table:table-cell table:number-columns-repeated="1016"/>
        </table:table-row>
        <table:table-row table:style-name="ro2">
          <table:table-cell office:value-type="float" office:value="1800" calcext:value-type="float">
            <text:p>1800</text:p>
          </table:table-cell>
          <table:table-cell table:style-name="ce3" office:value-type="float" office:value="0.276823669672012" calcext:value-type="float">
            <text:p>0.276823669672012</text:p>
          </table:table-cell>
          <table:table-cell table:style-name="ce3" office:value-type="float" office:value="40.1995277404785" calcext:value-type="float">
            <text:p>40.199527740478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3" office:value-type="float" office:value="0.203766097625097" calcext:value-type="float">
            <text:p>0.203766097625097</text:p>
          </table:table-cell>
          <table:table-cell table:style-name="ce3" office:value-type="float" office:value="17.9992218017578" calcext:value-type="float">
            <text:p>17.9992218017578</text:p>
          </table:table-cell>
          <table:table-cell table:style-name="ce3" office:value-type="float" office:value="5.2012316385905" calcext:value-type="float">
            <text:p>5.2012316385905</text:p>
          </table:table-cell>
          <table:table-cell table:number-columns-repeated="1016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tmaxforce" table:style-name="ta2">
        <table:shapes>
          <draw:frame draw:z-index="0" draw:style-name="gr2" draw:text-style-name="P1" svg:width="453.51pt" svg:height="255.09pt" svg:x="71.29pt" svg:y="282.42pt">
            <draw:object draw:notify-on-update-of-ranges="fitmaxforce.A2:fitmaxforce.A9 fitmaxforce.B1:fitmaxforce.B1 fitmaxforce.B2:fitmaxforce.B9 fitmaxforce.A2:fitmaxforce.A9 fitmaxforce.D1:fitmaxforce.D1 fitmaxforce.D2:fitmaxforce.D9" xlink:href="./Object 26" xlink:type="simple" xlink:show="embed" xlink:actuate="onLoad">
              <loext:p/>
            </draw:object>
            <draw:image xlink:href="./ObjectReplacements/Object 26" xlink:type="simple" xlink:show="embed" xlink:actuate="onLoad"/>
          </draw:frame>
          <draw:frame draw:z-index="1" draw:style-name="gr2" draw:text-style-name="P1" svg:width="453.51pt" svg:height="255.09pt" svg:x="618.86pt" svg:y="109.13pt">
            <draw:object draw:notify-on-update-of-ranges="fitmaxforce.A2:fitmaxforce.A9 fitmaxforce.C1:fitmaxforce.C1 fitmaxforce.C2:fitmaxforce.C9" xlink:href="./Object 27" xlink:type="simple" xlink:show="embed" xlink:actuate="onLoad">
              <loext:p/>
            </draw:object>
            <draw:image xlink:href="./ObjectReplacements/Object 27" xlink:type="simple" xlink:show="embed" xlink:actuate="onLoad"/>
          </draw:frame>
        </table:shapes>
        <table:table-column table:style-name="co3" table:default-cell-style-name="Default"/>
        <table:table-column table:style-name="co3" table:number-columns-repeated="3" table:default-cell-style-name="ce3"/>
        <table:table-row table:style-name="ro3">
          <table:table-cell office:value-type="string" calcext:value-type="string">
            <text:p>mass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b</text:p>
          </table:table-cell>
          <table:table-cell table:style-name="Default" office:value-type="string" calcext:value-type="string">
            <text:p>c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0.06991236" calcext:value-type="float">
            <text:p>0.06991236</text:p>
          </table:table-cell>
          <table:table-cell office:value-type="float" office:value="0.00550554" calcext:value-type="float">
            <text:p>0.00550554</text:p>
          </table:table-cell>
          <table:table-cell office:value-type="float" office:value="0.09656293" calcext:value-type="float">
            <text:p>0.09656293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0.08808116" calcext:value-type="float">
            <text:p>0.08808116</text:p>
          </table:table-cell>
          <table:table-cell office:value-type="float" office:value="0.00416033" calcext:value-type="float">
            <text:p>0.00416033</text:p>
          </table:table-cell>
          <table:table-cell office:value-type="float" office:value="0.10940444" calcext:value-type="float">
            <text:p>0.10940444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0.09386459" calcext:value-type="float">
            <text:p>0.09386459</text:p>
          </table:table-cell>
          <table:table-cell office:value-type="float" office:value="0.00310936" calcext:value-type="float">
            <text:p>0.00310936</text:p>
          </table:table-cell>
          <table:table-cell office:value-type="float" office:value="0.12532942" calcext:value-type="float">
            <text:p>0.12532942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0.12121474" calcext:value-type="float">
            <text:p>0.12121474</text:p>
          </table:table-cell>
          <table:table-cell office:value-type="float" office:value="0.00262412" calcext:value-type="float">
            <text:p>0.00262412</text:p>
          </table:table-cell>
          <table:table-cell office:value-type="float" office:value="0.13749795" calcext:value-type="float">
            <text:p>0.13749795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0.11526691" calcext:value-type="float">
            <text:p>0.11526691</text:p>
          </table:table-cell>
          <table:table-cell office:value-type="float" office:value="0.00327456" calcext:value-type="float">
            <text:p>0.00327456</text:p>
          </table:table-cell>
          <table:table-cell office:value-type="float" office:value="0.16333954" calcext:value-type="float">
            <text:p>0.16333954</text:p>
          </table:table-cell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float" office:value="0.19942608" calcext:value-type="float">
            <text:p>0.19942608</text:p>
          </table:table-cell>
          <table:table-cell office:value-type="float" office:value="0.00373338" calcext:value-type="float">
            <text:p>0.00373338</text:p>
          </table:table-cell>
          <table:table-cell office:value-type="float" office:value="0.20040934" calcext:value-type="float">
            <text:p>0.20040934</text:p>
          </table:table-cell>
        </table:table-row>
        <table:table-row table:style-name="ro2">
          <table:table-cell office:value-type="float" office:value="184" calcext:value-type="float">
            <text:p>184</text:p>
          </table:table-cell>
          <table:table-cell office:value-type="float" office:value="0.28752667" calcext:value-type="float">
            <text:p>0.28752667</text:p>
          </table:table-cell>
          <table:table-cell office:value-type="float" office:value="0.00588967" calcext:value-type="float">
            <text:p>0.00588967</text:p>
          </table:table-cell>
          <table:table-cell office:value-type="float" office:value="0.25254471" calcext:value-type="float">
            <text:p>0.25254471</text:p>
          </table:table-cell>
        </table:table-row>
        <table:table-row table:style-name="ro2">
          <table:table-cell office:value-type="float" office:value="232" calcext:value-type="float">
            <text:p>232</text:p>
          </table:table-cell>
          <table:table-cell office:value-type="float" office:value="0.34056371" calcext:value-type="float">
            <text:p>0.34056371</text:p>
          </table:table-cell>
          <table:table-cell office:value-type="float" office:value="0.00479243" calcext:value-type="float">
            <text:p>0.00479243</text:p>
          </table:table-cell>
          <table:table-cell office:value-type="float" office:value="0.30568274" calcext:value-type="float">
            <text:p>0.30568274</text:p>
          </table:table-cell>
        </table:table-row>
        <table:table-row table:style-name="ro3">
          <table:table-cell/>
          <table:table-cell table:style-name="Default" table:number-columns-repeated="3"/>
        </table:table-row>
        <table:table-row table:style-name="ro3">
          <table:table-cell/>
          <table:table-cell table:style-name="Default"/>
          <table:table-cell table:style-name="Default" table:formula="of:=AVERAGE([.C2:.C9])" office:value-type="float" office:value="0.00413617375" calcext:value-type="float">
            <text:p>0.00413617375</text:p>
          </table:table-cell>
          <table:table-cell table:style-name="Default"/>
        </table:table-row>
      </table:table>
      <table:table table:name="fitminforce" table:style-name="ta2">
        <table:shapes>
          <draw:frame draw:z-index="0" draw:style-name="gr2" draw:text-style-name="P1" svg:width="453.51pt" svg:height="255.09pt" svg:x="71.29pt" svg:y="282.42pt">
            <draw:object draw:notify-on-update-of-ranges="fitminforce.A2:fitminforce.A9 fitminforce.B1:fitminforce.B1 fitminforce.B2:fitminforce.B9 fitminforce.A2:fitminforce.A9 fitminforce.D1:fitminforce.D1 fitminforce.D2:fitminforce.D9" xlink:href="./Object 28" xlink:type="simple" xlink:show="embed" xlink:actuate="onLoad">
              <loext:p/>
            </draw:object>
            <draw:image xlink:href="./ObjectReplacements/Object 28" xlink:type="simple" xlink:show="embed" xlink:actuate="onLoad"/>
          </draw:frame>
          <draw:frame draw:z-index="1" draw:style-name="gr2" draw:text-style-name="P1" svg:width="453.51pt" svg:height="255.09pt" svg:x="618.86pt" svg:y="109.13pt">
            <draw:object draw:notify-on-update-of-ranges="fitminforce.A2:fitminforce.A9 fitminforce.C1:fitminforce.C1 fitminforce.C2:fitminforce.C9" xlink:href="./Object 29" xlink:type="simple" xlink:show="embed" xlink:actuate="onLoad">
              <loext:p/>
            </draw:object>
            <draw:image xlink:href="./ObjectReplacements/Object 29" xlink:type="simple" xlink:show="embed" xlink:actuate="onLoad"/>
          </draw:frame>
        </table:shapes>
        <table:table-column table:style-name="co3" table:number-columns-repeated="4" table:default-cell-style-name="Default"/>
        <table:table-row table:style-name="ro3">
          <table:table-cell office:value-type="string" calcext:value-type="string">
            <text:p>mas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table:number-columns-repeated="3"/>
        </table:table-row>
        <table:table-row table:style-name="ro2">
          <table:table-cell office:value-type="float" office:value="53" calcext:value-type="float">
            <text:p>53</text:p>
          </table:table-cell>
          <table:table-cell table:number-columns-repeated="3"/>
        </table:table-row>
        <table:table-row table:style-name="ro2">
          <table:table-cell office:value-type="float" office:value="65" calcext:value-type="float">
            <text:p>65</text:p>
          </table:table-cell>
          <table:table-cell table:number-columns-repeated="3"/>
        </table:table-row>
        <table:table-row table:style-name="ro2">
          <table:table-cell office:value-type="float" office:value="77" calcext:value-type="float">
            <text:p>77</text:p>
          </table:table-cell>
          <table:table-cell table:number-columns-repeated="3"/>
        </table:table-row>
        <table:table-row table:style-name="ro2">
          <table:table-cell office:value-type="float" office:value="89" calcext:value-type="float">
            <text:p>89</text:p>
          </table:table-cell>
          <table:table-cell table:number-columns-repeated="3"/>
        </table:table-row>
        <table:table-row table:style-name="ro2">
          <table:table-cell office:value-type="float" office:value="136" calcext:value-type="float">
            <text:p>136</text:p>
          </table:table-cell>
          <table:table-cell table:number-columns-repeated="3"/>
        </table:table-row>
        <table:table-row table:style-name="ro2">
          <table:table-cell office:value-type="float" office:value="184" calcext:value-type="float">
            <text:p>184</text:p>
          </table:table-cell>
          <table:table-cell table:number-columns-repeated="3"/>
        </table:table-row>
        <table:table-row table:style-name="ro2">
          <table:table-cell office:value-type="float" office:value="232" calcext:value-type="float">
            <text:p>232</text:p>
          </table:table-cell>
          <table:table-cell table:number-columns-repeated="3"/>
        </table:table-row>
        <table:table-row table:style-name="ro3">
          <table:table-cell table:number-columns-repeated="4"/>
        </table:table-row>
        <table:table-row table:style-name="ro3">
          <table:table-cell table:number-columns-repeated="2"/>
          <table:table-cell table:formula="of:=AVERAGE([.C2:.C9])" office:value-type="string" office:string-value="" calcext:value-type="error">
            <text:p>#DIV/0!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1'"/>
    <style:font-face style:name="Menlo-Regular" svg:font-family="Menlo-Regular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99pt" svg:stroke-color="#41719c" draw:stroke-linejoin="miter" svg:stroke-linecap="butt" draw:fill-color="#5b9bd5" fo:wrap-option="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4">00/00/0000</text:date>, <text:time style:data-style-name="N2" text:time-value="00:46:02.3515047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4.2$MacOSX_X86_64 LibreOffice_project/9b0d9b32d5dcda91d2f1a96dc04c645c450872bf</meta:generator>
    <meta:initial-creator>Foad Sojoodi Farimani</meta:initial-creator>
    <dc:creator>Foad Sojoodi Farimani</dc:creator>
    <meta:creation-date>2018-06-13T14:28:21Z</meta:creation-date>
    <dc:date>2018-06-14T01:14:58.283878389</dc:date>
    <meta:editing-cycles>26</meta:editing-cycles>
    <meta:editing-duration>PT2H43M51S</meta:editing-duration>
    <meta:document-statistic meta:table-count="10" meta:cell-count="899" meta:object-count="3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ignore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47cm" chart:symbol-height="0.247cm" chart:link-data-style-to-source="tru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width="0.026cm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5.999cm" svg:height="8.999cm" xlink:href=".." xlink:type="simple" chart:class="chart:scatter" chart:style-name="ch1">
        <chart:legend chart:legend-position="end" svg:x="12.923cm" svg:y="4.002cm" style:legend-expansion="high" chart:style-name="ch2"/>
        <chart:plot-area chart:style-name="ch3" table:cell-range-address="41g.A2:41g.B14 41g.B1:41g.B1 41g.F1:41g.F14" chart:data-source-has-labels="row" svg:x="0.319cm" svg:y="0.179cm" svg:width="12.285cm" svg:height="8.641cm">
          <chartooo:coordinate-region svg:x="1.217cm" svg:y="0.353cm" svg:width="11.016cm" svg:height="7.87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41g.B2:41g.B14" chart:label-cell-address="41g.B1:41g.B1" chart:class="chart:scatter">
            <chart:domain table:cell-range-address="41g.A2:41g.A14"/>
            <chart:data-point chart:repeated="13"/>
          </chart:series>
          <chart:series chart:style-name="ch8" chart:values-cell-range-address="41g.F2:41g.F14" chart:label-cell-address="41g.F1:41g.F1" chart:class="chart:scatter"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ax average</text:p>
                <draw:g>
                  <svg:desc>41g.B1:41g.B1</svg:desc>
                </draw:g>
              </table:table-cell>
              <table:table-cell office:value-type="string">
                <text:p>min average</text:p>
                <draw:g>
                  <svg:desc>41g.F1:41g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41g.A2:41g.A14</svg:desc>
                </draw:g>
              </table:table-cell>
              <table:table-cell office:value-type="float" office:value="0.169863446950912">
                <text:p>0.169863446950912</text:p>
                <draw:g>
                  <svg:desc>41g.B2:41g.B14</svg:desc>
                </draw:g>
              </table:table-cell>
              <table:table-cell office:value-type="float" office:value="0.0469912909902632">
                <text:p>0.0469912909902632</text:p>
                <draw:g>
                  <svg:desc>41g.F2:41g.F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0.153941225726157">
                <text:p>0.153941225726157</text:p>
              </table:table-cell>
              <table:table-cell office:value-type="float" office:value="0.0545242482653031">
                <text:p>0.05452424826530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">
                <text:p>50</text:p>
              </table:table-cell>
              <table:table-cell office:value-type="float" office:value="0.138360551502331">
                <text:p>0.138360551502331</text:p>
              </table:table-cell>
              <table:table-cell office:value-type="float" office:value="0.0595030007233103">
                <text:p>0.05950300072331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0.141011655505966">
                <text:p>0.141011655505966</text:p>
              </table:table-cell>
              <table:table-cell office:value-type="float" office:value="0.0785136981171438">
                <text:p>0.07851369811714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0">
                <text:p>150</text:p>
              </table:table-cell>
              <table:table-cell office:value-type="float" office:value="0.1311698734258">
                <text:p>0.1311698734258</text:p>
              </table:table-cell>
              <table:table-cell office:value-type="float" office:value="0.0869509219780736">
                <text:p>0.08695092197807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">
                <text:p>200</text:p>
              </table:table-cell>
              <table:table-cell office:value-type="float" office:value="0.119071211013943">
                <text:p>0.119071211013943</text:p>
              </table:table-cell>
              <table:table-cell office:value-type="float" office:value="0.0829778899565155">
                <text:p>0.08297788995651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">
                <text:p>300</text:p>
              </table:table-cell>
              <table:table-cell office:value-type="float" office:value="0.103176178487196">
                <text:p>0.103176178487196</text:p>
              </table:table-cell>
              <table:table-cell office:value-type="float" office:value="0.0858559234950103">
                <text:p>0.08585592349501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">
                <text:p>400</text:p>
              </table:table-cell>
              <table:table-cell office:value-type="float" office:value="0.111428010011358">
                <text:p>0.111428010011358</text:p>
              </table:table-cell>
              <table:table-cell office:value-type="float" office:value="0.0943725552281429">
                <text:p>0.09437255522814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0">
                <text:p>600</text:p>
              </table:table-cell>
              <table:table-cell office:value-type="float" office:value="0.100209954075324">
                <text:p>0.100209954075324</text:p>
              </table:table-cell>
              <table:table-cell office:value-type="float" office:value="0.0865555463767633">
                <text:p>0.08655554637676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00">
                <text:p>800</text:p>
              </table:table-cell>
              <table:table-cell office:value-type="float" office:value="0.0980066437096823">
                <text:p>0.0980066437096823</text:p>
              </table:table-cell>
              <table:table-cell office:value-type="float" office:value="0.0851771515607834">
                <text:p>0.08517715156078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">
                <text:p>1000</text:p>
              </table:table-cell>
              <table:table-cell office:value-type="float" office:value="0.0980407121150117">
                <text:p>0.0980407121150117</text:p>
              </table:table-cell>
              <table:table-cell office:value-type="float" office:value="0.0844719996675849">
                <text:p>0.08447199966758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00">
                <text:p>1400</text:p>
              </table:table-cell>
              <table:table-cell office:value-type="float" office:value="0.0940191722474992">
                <text:p>0.0940191722474992</text:p>
              </table:table-cell>
              <table:table-cell office:value-type="float" office:value="0.0836399088011069">
                <text:p>0.083639908801106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00">
                <text:p>1800</text:p>
              </table:table-cell>
              <table:table-cell office:value-type="float" office:value="0.0945936068892479">
                <text:p>0.0945936068892479</text:p>
              </table:table-cell>
              <table:table-cell office:value-type="float" office:value="0.0796529836952686">
                <text:p>0.079652983695268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MacOSX_X86_64 LibreOffice_project/9b0d9b32d5dcda91d2f1a96dc04c645c450872bf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ignore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47cm" chart:symbol-height="0.247cm" chart:link-data-style-to-source="tru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width="0.026cm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5.999cm" svg:height="8.999cm" xlink:href=".." xlink:type="simple" chart:class="chart:scatter" chart:style-name="ch1">
        <chart:legend chart:legend-position="end" svg:x="12.923cm" svg:y="4.002cm" style:legend-expansion="high" chart:style-name="ch2"/>
        <chart:plot-area chart:style-name="ch3" table:cell-range-address="77g.A2:77g.B14 77g.B1:77g.B1 77g.F1:77g.F14" chart:data-source-has-labels="row" svg:x="0.319cm" svg:y="0.179cm" svg:width="12.285cm" svg:height="8.641cm">
          <chartooo:coordinate-region svg:x="1.217cm" svg:y="0.354cm" svg:width="11.016cm" svg:height="7.8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77g.B2:77g.B14" chart:label-cell-address="77g.B1:77g.B1" chart:class="chart:scatter">
            <chart:domain table:cell-range-address="77g.A2:77g.A14"/>
            <chart:data-point chart:repeated="13"/>
          </chart:series>
          <chart:series chart:style-name="ch8" chart:values-cell-range-address="77g.F2:77g.F14" chart:label-cell-address="77g.F1:77g.F1" chart:class="chart:scatter"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ax average</text:p>
                <draw:g>
                  <svg:desc>77g.B1:77g.B1</svg:desc>
                </draw:g>
              </table:table-cell>
              <table:table-cell office:value-type="string">
                <text:p>min average</text:p>
                <draw:g>
                  <svg:desc>77g.F1:77g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77g.A2:77g.A14</svg:desc>
                </draw:g>
              </table:table-cell>
              <table:table-cell office:value-type="float" office:value="0.274427910645802">
                <text:p>0.274427910645802</text:p>
                <draw:g>
                  <svg:desc>77g.B2:77g.B14</svg:desc>
                </draw:g>
              </table:table-cell>
              <table:table-cell office:value-type="float" office:value="0.0748739494857463">
                <text:p>0.0748739494857463</text:p>
                <draw:g>
                  <svg:desc>77g.F2:77g.F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0.248979914300846">
                <text:p>0.248979914300846</text:p>
              </table:table-cell>
              <table:table-cell office:value-type="float" office:value="0.0932744801887926">
                <text:p>0.09327448018879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">
                <text:p>50</text:p>
              </table:table-cell>
              <table:table-cell office:value-type="float" office:value="0.238708649599362">
                <text:p>0.238708649599362</text:p>
              </table:table-cell>
              <table:table-cell office:value-type="float" office:value="0.102879971025451">
                <text:p>0.1028799710254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0.213373614209038">
                <text:p>0.213373614209038</text:p>
              </table:table-cell>
              <table:table-cell office:value-type="float" office:value="0.110903097883514">
                <text:p>0.1109030978835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0">
                <text:p>150</text:p>
              </table:table-cell>
              <table:table-cell office:value-type="float" office:value="0.2109313784715">
                <text:p>0.2109313784715</text:p>
              </table:table-cell>
              <table:table-cell office:value-type="float" office:value="0.122863484407538">
                <text:p>0.1228634844075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">
                <text:p>200</text:p>
              </table:table-cell>
              <table:table-cell office:value-type="float" office:value="0.208672507012144">
                <text:p>0.208672507012144</text:p>
              </table:table-cell>
              <table:table-cell office:value-type="float" office:value="0.123151593738132">
                <text:p>0.1231515937381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">
                <text:p>300</text:p>
              </table:table-cell>
              <table:table-cell office:value-type="float" office:value="0.193125728804331">
                <text:p>0.193125728804331</text:p>
              </table:table-cell>
              <table:table-cell office:value-type="float" office:value="0.127564458176493">
                <text:p>0.1275644581764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">
                <text:p>400</text:p>
              </table:table-cell>
              <table:table-cell office:value-type="float" office:value="0.194012296199798">
                <text:p>0.194012296199798</text:p>
              </table:table-cell>
              <table:table-cell office:value-type="float" office:value="0.125440620817244">
                <text:p>0.1254406208172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0">
                <text:p>600</text:p>
              </table:table-cell>
              <table:table-cell office:value-type="float" office:value="0.1690399987357">
                <text:p>0.1690399987357</text:p>
              </table:table-cell>
              <table:table-cell office:value-type="float" office:value="0.133168125381836">
                <text:p>0.1331681253818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00">
                <text:p>800</text:p>
              </table:table-cell>
              <table:table-cell office:value-type="float" office:value="0.151756916533816">
                <text:p>0.151756916533816</text:p>
              </table:table-cell>
              <table:table-cell office:value-type="float" office:value="0.137623731385577">
                <text:p>0.13762373138557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">
                <text:p>1000</text:p>
              </table:table-cell>
              <table:table-cell office:value-type="float" office:value="0.139434357484181">
                <text:p>0.139434357484181</text:p>
              </table:table-cell>
              <table:table-cell office:value-type="float" office:value="0.123832571719373">
                <text:p>0.1238325717193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00">
                <text:p>1400</text:p>
              </table:table-cell>
              <table:table-cell office:value-type="float" office:value="0.14196408689022">
                <text:p>0.14196408689022</text:p>
              </table:table-cell>
              <table:table-cell office:value-type="float" office:value="0.124803468585014">
                <text:p>0.1248034685850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00">
                <text:p>1800</text:p>
              </table:table-cell>
              <table:table-cell office:value-type="float" office:value="0.136696964502334">
                <text:p>0.136696964502334</text:p>
              </table:table-cell>
              <table:table-cell office:value-type="float" office:value="0.12259467691183">
                <text:p>0.12259467691183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MacOSX_X86_64 LibreOffice_project/9b0d9b32d5dcda91d2f1a96dc04c645c450872bf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ignore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47cm" chart:symbol-height="0.247cm" chart:link-data-style-to-source="tru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width="0.026cm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5.999cm" svg:height="8.999cm" xlink:href=".." xlink:type="simple" chart:class="chart:scatter" chart:style-name="ch1">
        <chart:legend chart:legend-position="end" svg:x="12.6cm" svg:y="4.002cm" style:legend-expansion="high" chart:style-name="ch2"/>
        <chart:plot-area chart:style-name="ch3" table:cell-range-address="77g.A2:77g.A14 77g.C1:77g.C14 77g.G1:77g.G14" chart:data-source-has-labels="row" svg:x="0.319cm" svg:y="0.179cm" svg:width="11.962cm" svg:height="8.641cm">
          <chartooo:coordinate-region svg:x="0.755cm" svg:y="0.353cm" svg:width="10.971cm" svg:height="7.87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77g.C2:77g.C14" chart:label-cell-address="77g.C1:77g.C1" chart:class="chart:scatter">
            <chart:domain table:cell-range-address="77g.A2:77g.A14"/>
            <chart:data-point chart:repeated="13"/>
          </chart:series>
          <chart:series chart:style-name="ch8" chart:values-cell-range-address="77g.G2:77g.G14" chart:label-cell-address="77g.G1:77g.G1" chart:class="chart:scatter"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ax frequency</text:p>
                <draw:g>
                  <svg:desc>77g.C1:77g.C1</svg:desc>
                </draw:g>
              </table:table-cell>
              <table:table-cell office:value-type="string">
                <text:p>min frequency</text:p>
                <draw:g>
                  <svg:desc>77g.G1:77g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77g.A2:77g.A14</svg:desc>
                </draw:g>
              </table:table-cell>
              <table:table-cell office:value-type="float" office:value="1.52064380049705">
                <text:p>1.52064380049705</text:p>
                <draw:g>
                  <svg:desc>77g.C2:77g.C14</svg:desc>
                </draw:g>
              </table:table-cell>
              <table:table-cell office:value-type="float" office:value="1.55565363710576">
                <text:p>1.55565363710576</text:p>
                <draw:g>
                  <svg:desc>77g.G2:77g.G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1.05374459500582">
                <text:p>1.05374459500582</text:p>
              </table:table-cell>
              <table:table-cell office:value-type="float" office:value="1.05348377407721">
                <text:p>1.053483774077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">
                <text:p>50</text:p>
              </table:table-cell>
              <table:table-cell office:value-type="float" office:value="0.89660324369158">
                <text:p>0.89660324369158</text:p>
              </table:table-cell>
              <table:table-cell office:value-type="float" office:value="0.864527863840903">
                <text:p>0.8645278638409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0.762313297816685">
                <text:p>0.762313297816685</text:p>
              </table:table-cell>
              <table:table-cell office:value-type="float" office:value="0.763300674549047">
                <text:p>0.7633006745490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0">
                <text:p>150</text:p>
              </table:table-cell>
              <table:table-cell office:value-type="float" office:value="0.772809785955092">
                <text:p>0.772809785955092</text:p>
              </table:table-cell>
              <table:table-cell office:value-type="float" office:value="0.775366242252179">
                <text:p>0.7753662422521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">
                <text:p>200</text:p>
              </table:table-cell>
              <table:table-cell office:value-type="float" office:value="1.13763069599232">
                <text:p>1.13763069599232</text:p>
              </table:table-cell>
              <table:table-cell office:value-type="float" office:value="0.981475088331434">
                <text:p>0.9814750883314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">
                <text:p>300</text:p>
              </table:table-cell>
              <table:table-cell office:value-type="float" office:value="2.00383650339566">
                <text:p>2.00383650339566</text:p>
              </table:table-cell>
              <table:table-cell office:value-type="float" office:value="1.85357662609645">
                <text:p>1.853576626096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">
                <text:p>400</text:p>
              </table:table-cell>
              <table:table-cell office:value-type="float" office:value="3.34224224090576">
                <text:p>3.34224224090576</text:p>
              </table:table-cell>
              <table:table-cell office:value-type="float" office:value="3.22499695420265">
                <text:p>3.224996954202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0">
                <text:p>600</text:p>
              </table:table-cell>
              <table:table-cell office:value-type="float" office:value="3.79989855630057">
                <text:p>3.79989855630057</text:p>
              </table:table-cell>
              <table:table-cell office:value-type="float" office:value="3.93841446363008">
                <text:p>3.938414463630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00">
                <text:p>800</text:p>
              </table:table-cell>
              <table:table-cell office:value-type="float" office:value="4.63039142435247">
                <text:p>4.63039142435247</text:p>
              </table:table-cell>
              <table:table-cell office:value-type="float" office:value="4.53315500779585">
                <text:p>4.533155007795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">
                <text:p>1000</text:p>
              </table:table-cell>
              <table:table-cell office:value-type="float" office:value="5.81484015782674">
                <text:p>5.81484015782674</text:p>
              </table:table-cell>
              <table:table-cell office:value-type="float" office:value="6.33314759390694">
                <text:p>6.333147593906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00">
                <text:p>1400</text:p>
              </table:table-cell>
              <table:table-cell office:value-type="float" office:value="9.42665176391601">
                <text:p>9.42665176391601</text:p>
              </table:table-cell>
              <table:table-cell office:value-type="float" office:value="12.6148574352264">
                <text:p>12.61485743522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00">
                <text:p>1800</text:p>
              </table:table-cell>
              <table:table-cell office:value-type="float" office:value="12.8999878168106">
                <text:p>12.8999878168106</text:p>
              </table:table-cell>
              <table:table-cell office:value-type="float" office:value="6.3750747680664">
                <text:p>6.3750747680664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MacOSX_X86_64 LibreOffice_project/9b0d9b32d5dcda91d2f1a96dc04c645c450872bf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ignore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47cm" chart:symbol-height="0.247cm" chart:link-data-style-to-source="tru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width="0.026cm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5.999cm" svg:height="8.999cm" xlink:href=".." xlink:type="simple" chart:class="chart:scatter" chart:style-name="ch1">
        <chart:legend chart:legend-position="end" svg:x="13.454cm" svg:y="4.002cm" style:legend-expansion="high" chart:style-name="ch2"/>
        <chart:plot-area chart:style-name="ch3" table:cell-range-address="77g.A2:77g.A14 77g.D1:77g.D14 77g.H1:77g.H14" chart:data-source-has-labels="row" svg:x="0.319cm" svg:y="0.179cm" svg:width="12.816cm" svg:height="8.641cm">
          <chartooo:coordinate-region svg:x="0.755cm" svg:y="0.353cm" svg:width="12.01cm" svg:height="7.87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77g.D2:77g.D14" chart:label-cell-address="77g.D1:77g.D1" chart:class="chart:scatter">
            <chart:domain table:cell-range-address="77g.A2:77g.A14"/>
            <chart:data-point chart:repeated="13"/>
          </chart:series>
          <chart:series chart:style-name="ch8" chart:values-cell-range-address="77g.H2:77g.H14" chart:label-cell-address="77g.H1:77g.H1" chart:class="chart:scatter"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admax</text:p>
                <draw:g>
                  <svg:desc>77g.D1:77g.D1</svg:desc>
                </draw:g>
              </table:table-cell>
              <table:table-cell office:value-type="string">
                <text:p>madmin</text:p>
                <draw:g>
                  <svg:desc>77g.H1:77g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77g.A2:77g.A14</svg:desc>
                </draw:g>
              </table:table-cell>
              <table:table-cell office:value-type="float" office:value="0.276846704383691">
                <text:p>0.276846704383691</text:p>
                <draw:g>
                  <svg:desc>77g.D2:77g.D14</svg:desc>
                </draw:g>
              </table:table-cell>
              <table:table-cell office:value-type="float" office:value="0.247423589722184">
                <text:p>0.247423589722184</text:p>
                <draw:g>
                  <svg:desc>77g.H2:77g.H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0.165647470047143">
                <text:p>0.165647470047143</text:p>
              </table:table-cell>
              <table:table-cell office:value-type="float" office:value="0.168132107382611">
                <text:p>0.1681321073826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">
                <text:p>50</text:p>
              </table:table-cell>
              <table:table-cell office:value-type="float" office:value="0.163981939389321">
                <text:p>0.163981939389321</text:p>
              </table:table-cell>
              <table:table-cell office:value-type="float" office:value="0.129416083942218">
                <text:p>0.1294160839422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0.116869778535803">
                <text:p>0.116869778535803</text:p>
              </table:table-cell>
              <table:table-cell office:value-type="float" office:value="0.114728937227168">
                <text:p>0.1147289372271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0">
                <text:p>150</text:p>
              </table:table-cell>
              <table:table-cell office:value-type="float" office:value="0.105389206467202">
                <text:p>0.105389206467202</text:p>
              </table:table-cell>
              <table:table-cell office:value-type="float" office:value="0.10670875562913">
                <text:p>0.106708755629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">
                <text:p>200</text:p>
              </table:table-cell>
              <table:table-cell office:value-type="float" office:value="0.39438270346079">
                <text:p>0.39438270346079</text:p>
              </table:table-cell>
              <table:table-cell office:value-type="float" office:value="0.253487594824268">
                <text:p>0.2534875948242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">
                <text:p>300</text:p>
              </table:table-cell>
              <table:table-cell office:value-type="float" office:value="0.619946065033681">
                <text:p>0.619946065033681</text:p>
              </table:table-cell>
              <table:table-cell office:value-type="float" office:value="0.483293421414433">
                <text:p>0.4832934214144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">
                <text:p>400</text:p>
              </table:table-cell>
              <table:table-cell office:value-type="float" office:value="0.845034027099609">
                <text:p>0.845034027099609</text:p>
              </table:table-cell>
              <table:table-cell office:value-type="float" office:value="0.828256089240312">
                <text:p>0.8282560892403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0">
                <text:p>600</text:p>
              </table:table-cell>
              <table:table-cell office:value-type="float" office:value="0.942705465822803">
                <text:p>0.942705465822803</text:p>
              </table:table-cell>
              <table:table-cell office:value-type="float" office:value="1.349101021445">
                <text:p>1.3491010214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00">
                <text:p>800</text:p>
              </table:table-cell>
              <table:table-cell office:value-type="float" office:value="1.65725775789623">
                <text:p>1.65725775789623</text:p>
              </table:table-cell>
              <table:table-cell office:value-type="float" office:value="1.26074302295022">
                <text:p>1.260743022950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">
                <text:p>1000</text:p>
              </table:table-cell>
              <table:table-cell office:value-type="float" office:value="1.41582294746681">
                <text:p>1.41582294746681</text:p>
              </table:table-cell>
              <table:table-cell office:value-type="float" office:value="2.28527224793726">
                <text:p>2.285272247937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00">
                <text:p>1400</text:p>
              </table:table-cell>
              <table:table-cell office:value-type="float" office:value="2.16499954223632">
                <text:p>2.16499954223632</text:p>
              </table:table-cell>
              <table:table-cell office:value-type="float" office:value="6.31470799446106">
                <text:p>6.314707994461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00">
                <text:p>1800</text:p>
              </table:table-cell>
              <table:table-cell office:value-type="float" office:value="3.29949343204498">
                <text:p>3.29949343204498</text:p>
              </table:table-cell>
              <table:table-cell office:value-type="float" office:value="2.09993103027343">
                <text:p>2.09993103027343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MacOSX_X86_64 LibreOffice_project/9b0d9b32d5dcda91d2f1a96dc04c645c450872bf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ignore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47cm" chart:symbol-height="0.247cm" chart:link-data-style-to-source="tru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width="0.026cm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5.999cm" svg:height="8.999cm" xlink:href=".." xlink:type="simple" chart:class="chart:scatter" chart:style-name="ch1">
        <chart:legend chart:legend-position="end" svg:x="12.923cm" svg:y="4.002cm" style:legend-expansion="high" chart:style-name="ch2"/>
        <chart:plot-area chart:style-name="ch3" table:cell-range-address="89g.A2:89g.B14 89g.B1:89g.B1 89g.F1:89g.F14" chart:data-source-has-labels="row" svg:x="0.319cm" svg:y="0.179cm" svg:width="12.285cm" svg:height="8.641cm">
          <chartooo:coordinate-region svg:x="1.217cm" svg:y="0.354cm" svg:width="11.016cm" svg:height="7.8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89g.B2:89g.B14" chart:label-cell-address="89g.B1:89g.B1" chart:class="chart:scatter">
            <chart:domain table:cell-range-address="89g.A2:89g.A14"/>
            <chart:data-point chart:repeated="13"/>
          </chart:series>
          <chart:series chart:style-name="ch8" chart:values-cell-range-address="89g.F2:89g.F14" chart:label-cell-address="89g.F1:89g.F1" chart:class="chart:scatter"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ax average</text:p>
                <draw:g>
                  <svg:desc>89g.B1:89g.B1</svg:desc>
                </draw:g>
              </table:table-cell>
              <table:table-cell office:value-type="string">
                <text:p>min average</text:p>
                <draw:g>
                  <svg:desc>89g.F1:89g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89g.A2:89g.A14</svg:desc>
                </draw:g>
              </table:table-cell>
              <table:table-cell office:value-type="float" office:value="0.301356869692705">
                <text:p>0.301356869692705</text:p>
                <draw:g>
                  <svg:desc>89g.B2:89g.B14</svg:desc>
                </draw:g>
              </table:table-cell>
              <table:table-cell office:value-type="float" office:value="0.100868109993789">
                <text:p>0.100868109993789</text:p>
                <draw:g>
                  <svg:desc>89g.F2:89g.F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0.267017774857008">
                <text:p>0.267017774857008</text:p>
              </table:table-cell>
              <table:table-cell office:value-type="float" office:value="0.111625916440971">
                <text:p>0.1116259164409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">
                <text:p>50</text:p>
              </table:table-cell>
              <table:table-cell office:value-type="float" office:value="0.240891870688385">
                <text:p>0.240891870688385</text:p>
              </table:table-cell>
              <table:table-cell office:value-type="float" office:value="0.109238860472827">
                <text:p>0.1092388604728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0.235293895222139">
                <text:p>0.235293895222139</text:p>
              </table:table-cell>
              <table:table-cell office:value-type="float" office:value="0.118329805416473">
                <text:p>0.1183298054164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0">
                <text:p>150</text:p>
              </table:table-cell>
              <table:table-cell office:value-type="float" office:value="0.224644926056933">
                <text:p>0.224644926056933</text:p>
              </table:table-cell>
              <table:table-cell office:value-type="float" office:value="0.125896729973715">
                <text:p>0.1258967299737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">
                <text:p>200</text:p>
              </table:table-cell>
              <table:table-cell office:value-type="float" office:value="0.219810122480759">
                <text:p>0.219810122480759</text:p>
              </table:table-cell>
              <table:table-cell office:value-type="float" office:value="0.128037264536728">
                <text:p>0.1280372645367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">
                <text:p>300</text:p>
              </table:table-cell>
              <table:table-cell office:value-type="float" office:value="0.212566910982132">
                <text:p>0.212566910982132</text:p>
              </table:table-cell>
              <table:table-cell office:value-type="float" office:value="0.13545382455472">
                <text:p>0.135453824554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">
                <text:p>400</text:p>
              </table:table-cell>
              <table:table-cell office:value-type="float" office:value="0.21325786113739">
                <text:p>0.21325786113739</text:p>
              </table:table-cell>
              <table:table-cell office:value-type="float" office:value="0.133349576698882">
                <text:p>0.1333495766988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0">
                <text:p>600</text:p>
              </table:table-cell>
              <table:table-cell office:value-type="float" office:value="0.190076622825403">
                <text:p>0.190076622825403</text:p>
              </table:table-cell>
              <table:table-cell office:value-type="float" office:value="0.13915064483881">
                <text:p>0.1391506448388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00">
                <text:p>800</text:p>
              </table:table-cell>
              <table:table-cell office:value-type="float" office:value="0.167755490967206">
                <text:p>0.167755490967206</text:p>
              </table:table-cell>
              <table:table-cell office:value-type="float" office:value="0.13725336558289">
                <text:p>0.137253365582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">
                <text:p>1000</text:p>
              </table:table-cell>
              <table:table-cell office:value-type="float" office:value="0.1478370744735">
                <text:p>0.1478370744735</text:p>
              </table:table-cell>
              <table:table-cell office:value-type="float" office:value="0.133531619395529">
                <text:p>0.1335316193955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00">
                <text:p>1400</text:p>
              </table:table-cell>
              <table:table-cell office:value-type="float" office:value="0.162172876298428">
                <text:p>0.162172876298428</text:p>
              </table:table-cell>
              <table:table-cell office:value-type="float" office:value="0.138810832053423">
                <text:p>0.1388108320534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00">
                <text:p>1800</text:p>
              </table:table-cell>
              <table:table-cell office:value-type="float" office:value="0.172791983932257">
                <text:p>0.172791983932257</text:p>
              </table:table-cell>
              <table:table-cell office:value-type="float" office:value="0.153677586466074">
                <text:p>0.153677586466074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MacOSX_X86_64 LibreOffice_project/9b0d9b32d5dcda91d2f1a96dc04c645c450872bf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ignore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47cm" chart:symbol-height="0.247cm" chart:link-data-style-to-source="tru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width="0.026cm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5.999cm" svg:height="8.999cm" xlink:href=".." xlink:type="simple" chart:class="chart:scatter" chart:style-name="ch1">
        <chart:legend chart:legend-position="end" svg:x="12.6cm" svg:y="4.002cm" style:legend-expansion="high" chart:style-name="ch2"/>
        <chart:plot-area chart:style-name="ch3" table:cell-range-address="89g.A2:89g.A14 89g.C1:89g.C14 89g.G1:89g.G14" chart:data-source-has-labels="row" svg:x="0.319cm" svg:y="0.179cm" svg:width="11.962cm" svg:height="8.641cm">
          <chartooo:coordinate-region svg:x="0.939cm" svg:y="0.353cm" svg:width="10.971cm" svg:height="7.87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89g.C2:89g.C14" chart:label-cell-address="89g.C1:89g.C1" chart:class="chart:scatter">
            <chart:domain table:cell-range-address="89g.A2:89g.A14"/>
            <chart:data-point chart:repeated="13"/>
          </chart:series>
          <chart:series chart:style-name="ch8" chart:values-cell-range-address="89g.G2:89g.G14" chart:label-cell-address="89g.G1:89g.G1" chart:class="chart:scatter"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ax frequency</text:p>
                <draw:g>
                  <svg:desc>89g.C1:89g.C1</svg:desc>
                </draw:g>
              </table:table-cell>
              <table:table-cell office:value-type="string">
                <text:p>min frequency</text:p>
                <draw:g>
                  <svg:desc>89g.G1:89g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89g.A2:89g.A14</svg:desc>
                </draw:g>
              </table:table-cell>
              <table:table-cell office:value-type="float" office:value="1.13270410226316">
                <text:p>1.13270410226316</text:p>
                <draw:g>
                  <svg:desc>89g.C2:89g.C14</svg:desc>
                </draw:g>
              </table:table-cell>
              <table:table-cell office:value-type="float" office:value="1.13294910898014">
                <text:p>1.13294910898014</text:p>
                <draw:g>
                  <svg:desc>89g.G2:89g.G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0.849904104379507">
                <text:p>0.849904104379507</text:p>
              </table:table-cell>
              <table:table-cell office:value-type="float" office:value="0.858815416693687">
                <text:p>0.8588154166936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">
                <text:p>50</text:p>
              </table:table-cell>
              <table:table-cell office:value-type="float" office:value="0.782191162378016">
                <text:p>0.782191162378016</text:p>
              </table:table-cell>
              <table:table-cell office:value-type="float" office:value="0.781939096853767">
                <text:p>0.7819390968537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0.760312543399092">
                <text:p>0.760312543399092</text:p>
              </table:table-cell>
              <table:table-cell office:value-type="float" office:value="0.762962410415428">
                <text:p>0.7629624104154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0">
                <text:p>150</text:p>
              </table:table-cell>
              <table:table-cell office:value-type="float" office:value="0.780580520629883">
                <text:p>0.780580520629883</text:p>
              </table:table-cell>
              <table:table-cell office:value-type="float" office:value="0.779116345875299">
                <text:p>0.7791163458752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">
                <text:p>200</text:p>
              </table:table-cell>
              <table:table-cell office:value-type="float" office:value="1.0049376304333">
                <text:p>1.0049376304333</text:p>
              </table:table-cell>
              <table:table-cell office:value-type="float" office:value="0.950188706137917">
                <text:p>0.9501887061379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">
                <text:p>300</text:p>
              </table:table-cell>
              <table:table-cell office:value-type="float" office:value="2.07598768234253">
                <text:p>2.07598768234253</text:p>
              </table:table-cell>
              <table:table-cell office:value-type="float" office:value="1.68494913654943">
                <text:p>1.684949136549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">
                <text:p>400</text:p>
              </table:table-cell>
              <table:table-cell office:value-type="float" office:value="3.22666495641073">
                <text:p>3.22666495641073</text:p>
              </table:table-cell>
              <table:table-cell office:value-type="float" office:value="3.51434809820993">
                <text:p>3.514348098209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0">
                <text:p>600</text:p>
              </table:table-cell>
              <table:table-cell office:value-type="float" office:value="3.9691396859976">
                <text:p>3.9691396859976</text:p>
              </table:table-cell>
              <table:table-cell office:value-type="float" office:value="5.13994417190552">
                <text:p>5.139944171905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00">
                <text:p>800</text:p>
              </table:table-cell>
              <table:table-cell office:value-type="float" office:value="6.59032937458583">
                <text:p>6.59032937458583</text:p>
              </table:table-cell>
              <table:table-cell office:value-type="float" office:value="5.62956153021918">
                <text:p>5.629561530219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">
                <text:p>1000</text:p>
              </table:table-cell>
              <table:table-cell office:value-type="float" office:value="6.25016534328461">
                <text:p>6.25016534328461</text:p>
              </table:table-cell>
              <table:table-cell office:value-type="float" office:value="7.23189122336251">
                <text:p>7.231891223362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00">
                <text:p>1400</text:p>
              </table:table-cell>
              <table:table-cell office:value-type="float" office:value="23.0996832847595">
                <text:p>23.0996832847595</text:p>
              </table:table-cell>
              <table:table-cell office:value-type="float" office:value="12.3811020851135">
                <text:p>12.381102085113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00">
                <text:p>1800</text:p>
              </table:table-cell>
              <table:table-cell office:value-type="float" office:value="10.9311559200287">
                <text:p>10.9311559200287</text:p>
              </table:table-cell>
              <table:table-cell office:value-type="float" office:value="10.1997528076172">
                <text:p>10.1997528076172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MacOSX_X86_64 LibreOffice_project/9b0d9b32d5dcda91d2f1a96dc04c645c450872bf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ignore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47cm" chart:symbol-height="0.247cm" chart:link-data-style-to-source="tru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width="0.026cm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5.999cm" svg:height="8.999cm" xlink:href=".." xlink:type="simple" chart:class="chart:scatter" chart:style-name="ch1">
        <chart:legend chart:legend-position="end" svg:x="13.454cm" svg:y="4.002cm" style:legend-expansion="high" chart:style-name="ch2"/>
        <chart:plot-area chart:style-name="ch3" table:cell-range-address="89g.A2:89g.A14 89g.D1:89g.D14 89g.H1:89g.H14" chart:data-source-has-labels="row" svg:x="0.319cm" svg:y="0.179cm" svg:width="12.816cm" svg:height="8.641cm">
          <chartooo:coordinate-region svg:x="0.755cm" svg:y="0.354cm" svg:width="12.01cm" svg:height="7.8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89g.D2:89g.D14" chart:label-cell-address="89g.D1:89g.D1" chart:class="chart:scatter">
            <chart:domain table:cell-range-address="89g.A2:89g.A14"/>
            <chart:data-point chart:repeated="13"/>
          </chart:series>
          <chart:series chart:style-name="ch8" chart:values-cell-range-address="89g.H2:89g.H14" chart:label-cell-address="89g.H1:89g.H1" chart:class="chart:scatter"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admax</text:p>
                <draw:g>
                  <svg:desc>89g.D1:89g.D1</svg:desc>
                </draw:g>
              </table:table-cell>
              <table:table-cell office:value-type="string">
                <text:p>madmin</text:p>
                <draw:g>
                  <svg:desc>89g.H1:89g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89g.A2:89g.A14</svg:desc>
                </draw:g>
              </table:table-cell>
              <table:table-cell office:value-type="float" office:value="0.245841990307637">
                <text:p>0.245841990307637</text:p>
                <draw:g>
                  <svg:desc>89g.D2:89g.D14</svg:desc>
                </draw:g>
              </table:table-cell>
              <table:table-cell office:value-type="float" office:value="0.245133520711814">
                <text:p>0.245133520711814</text:p>
                <draw:g>
                  <svg:desc>89g.H2:89g.H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0.185712601701184">
                <text:p>0.185712601701184</text:p>
              </table:table-cell>
              <table:table-cell office:value-type="float" office:value="0.182646085973829">
                <text:p>0.1826460859738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">
                <text:p>50</text:p>
              </table:table-cell>
              <table:table-cell office:value-type="float" office:value="0.175636105914836">
                <text:p>0.175636105914836</text:p>
              </table:table-cell>
              <table:table-cell office:value-type="float" office:value="0.176357935969968">
                <text:p>0.1763579359699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0.0968633842828818">
                <text:p>0.0968633842828818</text:p>
              </table:table-cell>
              <table:table-cell office:value-type="float" office:value="0.0976310290100444">
                <text:p>0.09763102901004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0">
                <text:p>150</text:p>
              </table:table-cell>
              <table:table-cell office:value-type="float" office:value="0.0959268826157299">
                <text:p>0.0959268826157299</text:p>
              </table:table-cell>
              <table:table-cell office:value-type="float" office:value="0.0985672981124541">
                <text:p>0.09856729811245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">
                <text:p>200</text:p>
              </table:table-cell>
              <table:table-cell office:value-type="float" office:value="0.219873567304667">
                <text:p>0.219873567304667</text:p>
              </table:table-cell>
              <table:table-cell office:value-type="float" office:value="0.184011040049151">
                <text:p>0.1840110400491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">
                <text:p>300</text:p>
              </table:table-cell>
              <table:table-cell office:value-type="float" office:value="0.590921072387695">
                <text:p>0.590921072387695</text:p>
              </table:table-cell>
              <table:table-cell office:value-type="float" office:value="0.427692478826961">
                <text:p>0.4276924788269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">
                <text:p>400</text:p>
              </table:table-cell>
              <table:table-cell office:value-type="float" office:value="0.835443602667914">
                <text:p>0.835443602667914</text:p>
              </table:table-cell>
              <table:table-cell office:value-type="float" office:value="1.12357692329251">
                <text:p>1.1235769232925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0">
                <text:p>600</text:p>
              </table:table-cell>
              <table:table-cell office:value-type="float" office:value="1.13122542793229">
                <text:p>1.13122542793229</text:p>
              </table:table-cell>
              <table:table-cell office:value-type="float" office:value="1.68823863983154">
                <text:p>1.688238639831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00">
                <text:p>800</text:p>
              </table:table-cell>
              <table:table-cell office:value-type="float" office:value="1.81762705043871">
                <text:p>1.81762705043871</text:p>
              </table:table-cell>
              <table:table-cell office:value-type="float" office:value="2.05442294368037">
                <text:p>2.0544229436803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">
                <text:p>1000</text:p>
              </table:table-cell>
              <table:table-cell office:value-type="float" office:value="1.97870990633965">
                <text:p>1.97870990633965</text:p>
              </table:table-cell>
              <table:table-cell office:value-type="float" office:value="2.74199520811743">
                <text:p>2.741995208117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00">
                <text:p>1400</text:p>
              </table:table-cell>
              <table:table-cell office:value-type="float" office:value="0.232679843902588">
                <text:p>0.232679843902588</text:p>
              </table:table-cell>
              <table:table-cell office:value-type="float" office:value="5.14762449264526">
                <text:p>5.1476244926452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00">
                <text:p>1800</text:p>
              </table:table-cell>
              <table:table-cell office:value-type="float" office:value="1.66880583763123">
                <text:p>1.66880583763123</text:p>
              </table:table-cell>
              <table:table-cell office:value-type="float" office:value="2.39941501617432">
                <text:p>2.39941501617432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MacOSX_X86_64 LibreOffice_project/9b0d9b32d5dcda91d2f1a96dc04c645c450872bf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ignore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47cm" chart:symbol-height="0.247cm" chart:link-data-style-to-source="tru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width="0.026cm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924cm" svg:y="4.003cm" style:legend-expansion="high" chart:style-name="ch2"/>
        <chart:plot-area chart:style-name="ch3" table:cell-range-address="136g.A2:136g.B14 136g.B1:136g.B1 136g.F1:136g.F14" chart:data-source-has-labels="row" svg:x="0.32cm" svg:y="0.18cm" svg:width="12.284cm" svg:height="8.64cm">
          <chartooo:coordinate-region svg:x="1.218cm" svg:y="0.355cm" svg:width="11.015cm" svg:height="7.86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136g.B2:136g.B14" chart:label-cell-address="136g.B1:136g.B1" chart:class="chart:scatter">
            <chart:domain table:cell-range-address="136g.A2:136g.A14"/>
            <chart:data-point chart:repeated="13"/>
          </chart:series>
          <chart:series chart:style-name="ch8" chart:values-cell-range-address="136g.F2:136g.F14" chart:label-cell-address="136g.F1:136g.F1" chart:class="chart:scatter"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ax average</text:p>
                <draw:g>
                  <svg:desc>136g.B1:136g.B1</svg:desc>
                </draw:g>
              </table:table-cell>
              <table:table-cell office:value-type="string">
                <text:p>min average</text:p>
                <draw:g>
                  <svg:desc>136g.F1:136g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136g.A2:136g.A14</svg:desc>
                </draw:g>
              </table:table-cell>
              <table:table-cell office:value-type="float" office:value="0.439017881308833">
                <text:p>0.439017881308833</text:p>
                <draw:g>
                  <svg:desc>136g.B2:136g.B14</svg:desc>
                </draw:g>
              </table:table-cell>
              <table:table-cell office:value-type="float" office:value="0.0832692027605813">
                <text:p>0.0832692027605813</text:p>
                <draw:g>
                  <svg:desc>136g.F2:136g.F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0.369257572860945">
                <text:p>0.369257572860945</text:p>
              </table:table-cell>
              <table:table-cell office:value-type="float" office:value="0.0910877698078388">
                <text:p>0.09108776980783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">
                <text:p>50</text:p>
              </table:table-cell>
              <table:table-cell office:value-type="float" office:value="0.351396590471268">
                <text:p>0.351396590471268</text:p>
              </table:table-cell>
              <table:table-cell office:value-type="float" office:value="0.10559038542535">
                <text:p>0.105590385425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0.317335840176653">
                <text:p>0.317335840176653</text:p>
              </table:table-cell>
              <table:table-cell office:value-type="float" office:value="0.132581392923991">
                <text:p>0.1325813929239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0">
                <text:p>150</text:p>
              </table:table-cell>
              <table:table-cell office:value-type="float" office:value="0.282177715970759">
                <text:p>0.282177715970759</text:p>
              </table:table-cell>
              <table:table-cell office:value-type="float" office:value="0.134734168387296">
                <text:p>0.1347341683872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">
                <text:p>200</text:p>
              </table:table-cell>
              <table:table-cell office:value-type="float" office:value="0.289706276387584">
                <text:p>0.289706276387584</text:p>
              </table:table-cell>
              <table:table-cell office:value-type="float" office:value="0.137451834976673">
                <text:p>0.1374518349766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">
                <text:p>300</text:p>
              </table:table-cell>
              <table:table-cell office:value-type="float" office:value="0.26447316467762">
                <text:p>0.26447316467762</text:p>
              </table:table-cell>
              <table:table-cell office:value-type="float" office:value="0.136998402957733">
                <text:p>0.1369984029577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">
                <text:p>400</text:p>
              </table:table-cell>
              <table:table-cell office:value-type="float" office:value="0.266987738013268">
                <text:p>0.266987738013268</text:p>
              </table:table-cell>
              <table:table-cell office:value-type="float" office:value="0.153190071384112">
                <text:p>0.1531900713841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0">
                <text:p>600</text:p>
              </table:table-cell>
              <table:table-cell office:value-type="float" office:value="0.291623756289482">
                <text:p>0.291623756289482</text:p>
              </table:table-cell>
              <table:table-cell office:value-type="float" office:value="0.159608652815223">
                <text:p>0.1596086528152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00">
                <text:p>800</text:p>
              </table:table-cell>
              <table:table-cell office:value-type="float" office:value="0.186368472874165">
                <text:p>0.186368472874165</text:p>
              </table:table-cell>
              <table:table-cell office:value-type="float" office:value="0.159778556227684">
                <text:p>0.1597785562276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">
                <text:p>1000</text:p>
              </table:table-cell>
              <table:table-cell office:value-type="float" office:value="0.195996346573035">
                <text:p>0.195996346573035</text:p>
              </table:table-cell>
              <table:table-cell office:value-type="float" office:value="0.166647515126637">
                <text:p>0.16664751512663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00">
                <text:p>1400</text:p>
              </table:table-cell>
              <table:table-cell office:value-type="float" office:value="0.195571586489677">
                <text:p>0.195571586489677</text:p>
              </table:table-cell>
              <table:table-cell office:value-type="float" office:value="0.172776181250811">
                <text:p>0.1727761812508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00">
                <text:p>1800</text:p>
              </table:table-cell>
              <table:table-cell office:value-type="float" office:value="0.184244677424431">
                <text:p>0.184244677424431</text:p>
              </table:table-cell>
              <table:table-cell office:value-type="float" office:value="0.163006722927094">
                <text:p>0.163006722927094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MacOSX_X86_64 LibreOffice_project/9b0d9b32d5dcda91d2f1a96dc04c645c450872bf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ignore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47cm" chart:symbol-height="0.247cm" chart:link-data-style-to-source="tru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width="0.026cm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601cm" svg:y="4.003cm" style:legend-expansion="high" chart:style-name="ch2"/>
        <chart:plot-area chart:style-name="ch3" table:cell-range-address="136g.A2:136g.A14 136g.C1:136g.C14 136g.G1:136g.G14" chart:data-source-has-labels="row" svg:x="0.32cm" svg:y="0.18cm" svg:width="11.961cm" svg:height="8.64cm">
          <chartooo:coordinate-region svg:x="0.94cm" svg:y="0.354cm" svg:width="10.97cm" svg:height="7.8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136g.C2:136g.C14" chart:label-cell-address="136g.C1:136g.C1" chart:class="chart:scatter">
            <chart:domain table:cell-range-address="136g.A2:136g.A14"/>
            <chart:data-point chart:repeated="13"/>
          </chart:series>
          <chart:series chart:style-name="ch8" chart:values-cell-range-address="136g.G2:136g.G14" chart:label-cell-address="136g.G1:136g.G1" chart:class="chart:scatter"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ax frequency</text:p>
                <draw:g>
                  <svg:desc>136g.C1:136g.C1</svg:desc>
                </draw:g>
              </table:table-cell>
              <table:table-cell office:value-type="string">
                <text:p>min frequency</text:p>
                <draw:g>
                  <svg:desc>136g.G1:136g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136g.A2:136g.A14</svg:desc>
                </draw:g>
              </table:table-cell>
              <table:table-cell office:value-type="float" office:value="1.76201688089678">
                <text:p>1.76201688089678</text:p>
                <draw:g>
                  <svg:desc>136g.C2:136g.C14</svg:desc>
                </draw:g>
              </table:table-cell>
              <table:table-cell office:value-type="float" office:value="1.66231619078538">
                <text:p>1.66231619078538</text:p>
                <draw:g>
                  <svg:desc>136g.G2:136g.G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1.30382146154131">
                <text:p>1.30382146154131</text:p>
              </table:table-cell>
              <table:table-cell office:value-type="float" office:value="1.22814259878019">
                <text:p>1.228142598780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">
                <text:p>50</text:p>
              </table:table-cell>
              <table:table-cell office:value-type="float" office:value="1.09059545268183">
                <text:p>1.09059545268183</text:p>
              </table:table-cell>
              <table:table-cell office:value-type="float" office:value="1.08910313896511">
                <text:p>1.089103138965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0.914861325864439">
                <text:p>0.914861325864439</text:p>
              </table:table-cell>
              <table:table-cell office:value-type="float" office:value="0.913502022072121">
                <text:p>0.9135020220721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0">
                <text:p>150</text:p>
              </table:table-cell>
              <table:table-cell office:value-type="float" office:value="0.866671127185487">
                <text:p>0.866671127185487</text:p>
              </table:table-cell>
              <table:table-cell office:value-type="float" office:value="0.865943657724481">
                <text:p>0.86594365772448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">
                <text:p>200</text:p>
              </table:table-cell>
              <table:table-cell office:value-type="float" office:value="1.00675337655204">
                <text:p>1.00675337655204</text:p>
              </table:table-cell>
              <table:table-cell office:value-type="float" office:value="1.00672116571543">
                <text:p>1.006721165715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">
                <text:p>300</text:p>
              </table:table-cell>
              <table:table-cell office:value-type="float" office:value="1.97997936248779">
                <text:p>1.97997936248779</text:p>
              </table:table-cell>
              <table:table-cell office:value-type="float" office:value="1.90763440498939">
                <text:p>1.907634404989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">
                <text:p>400</text:p>
              </table:table-cell>
              <table:table-cell office:value-type="float" office:value="3.20991458892822">
                <text:p>3.20991458892822</text:p>
              </table:table-cell>
              <table:table-cell office:value-type="float" office:value="2.73338174819946">
                <text:p>2.7333817481994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0">
                <text:p>600</text:p>
              </table:table-cell>
              <table:table-cell office:value-type="float" office:value="4.94009294509888">
                <text:p>4.94009294509888</text:p>
              </table:table-cell>
              <table:table-cell office:value-type="float" office:value="5.02488434314728">
                <text:p>5.024884343147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00">
                <text:p>800</text:p>
              </table:table-cell>
              <table:table-cell office:value-type="float" office:value="7.11120859781901">
                <text:p>7.11120859781901</text:p>
              </table:table-cell>
              <table:table-cell office:value-type="float" office:value="9.33299102783203">
                <text:p>9.332991027832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">
                <text:p>1000</text:p>
              </table:table-cell>
              <table:table-cell office:value-type="float" office:value="7.49991528193156">
                <text:p>7.49991528193156</text:p>
              </table:table-cell>
              <table:table-cell office:value-type="float" office:value="6.85702610015869">
                <text:p>6.8570261001586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00">
                <text:p>1400</text:p>
              </table:table-cell>
              <table:table-cell office:value-type="float" office:value="7.93325440088908">
                <text:p>7.93325440088908</text:p>
              </table:table-cell>
              <table:table-cell office:value-type="float" office:value="11.8997688293457">
                <text:p>11.899768829345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00">
                <text:p>1800</text:p>
              </table:table-cell>
              <table:table-cell office:value-type="float" office:value="21.8995795249939">
                <text:p>21.8995795249939</text:p>
              </table:table-cell>
              <table:table-cell office:value-type="float" office:value="11.1181826591492">
                <text:p>11.1181826591492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MacOSX_X86_64 LibreOffice_project/9b0d9b32d5dcda91d2f1a96dc04c645c450872bf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ignore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47cm" chart:symbol-height="0.247cm" chart:link-data-style-to-source="tru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width="0.026cm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455cm" svg:y="4.003cm" style:legend-expansion="high" chart:style-name="ch2"/>
        <chart:plot-area chart:style-name="ch3" table:cell-range-address="136g.A2:136g.A14 136g.D1:136g.D14 136g.H1:136g.H14" chart:data-source-has-labels="row" svg:x="0.32cm" svg:y="0.18cm" svg:width="12.815cm" svg:height="8.64cm">
          <chartooo:coordinate-region svg:x="1.033cm" svg:y="0.354cm" svg:width="11.731cm" svg:height="7.8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136g.D2:136g.D14" chart:label-cell-address="136g.D1:136g.D1" chart:class="chart:scatter">
            <chart:domain table:cell-range-address="136g.A2:136g.A14"/>
            <chart:data-point chart:repeated="13"/>
          </chart:series>
          <chart:series chart:style-name="ch8" chart:values-cell-range-address="136g.H2:136g.H14" chart:label-cell-address="136g.H1:136g.H1" chart:class="chart:scatter"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admax</text:p>
                <draw:g>
                  <svg:desc>136g.D1:136g.D1</svg:desc>
                </draw:g>
              </table:table-cell>
              <table:table-cell office:value-type="string">
                <text:p>madmin</text:p>
                <draw:g>
                  <svg:desc>136g.H1:136g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136g.A2:136g.A14</svg:desc>
                </draw:g>
              </table:table-cell>
              <table:table-cell office:value-type="float" office:value="0.243421649833624">
                <text:p>0.243421649833624</text:p>
                <draw:g>
                  <svg:desc>136g.D2:136g.D14</svg:desc>
                </draw:g>
              </table:table-cell>
              <table:table-cell office:value-type="float" office:value="0.102602526634117">
                <text:p>0.102602526634117</text:p>
                <draw:g>
                  <svg:desc>136g.H2:136g.H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0.229275667748484">
                <text:p>0.229275667748484</text:p>
              </table:table-cell>
              <table:table-cell office:value-type="float" office:value="0.154075579441849">
                <text:p>0.1540755794418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">
                <text:p>50</text:p>
              </table:table-cell>
              <table:table-cell office:value-type="float" office:value="0.171359835590442">
                <text:p>0.171359835590442</text:p>
              </table:table-cell>
              <table:table-cell office:value-type="float" office:value="0.172067358272964">
                <text:p>0.1720673582729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0.127580214920358">
                <text:p>0.127580214920358</text:p>
              </table:table-cell>
              <table:table-cell office:value-type="float" office:value="0.12873815214683">
                <text:p>0.128738152146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0">
                <text:p>150</text:p>
              </table:table-cell>
              <table:table-cell office:value-type="float" office:value="0.137624255104335">
                <text:p>0.137624255104335</text:p>
              </table:table-cell>
              <table:table-cell office:value-type="float" office:value="0.137152540606695">
                <text:p>0.1371525406066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">
                <text:p>200</text:p>
              </table:table-cell>
              <table:table-cell office:value-type="float" office:value="0.096855319276148">
                <text:p>0.096855319276148</text:p>
              </table:table-cell>
              <table:table-cell office:value-type="float" office:value="0.0929728352690874">
                <text:p>0.09297283526908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">
                <text:p>300</text:p>
              </table:table-cell>
              <table:table-cell office:value-type="float" office:value="0.705622158813477">
                <text:p>0.705622158813477</text:p>
              </table:table-cell>
              <table:table-cell office:value-type="float" office:value="0.762650549059084">
                <text:p>0.7626505490590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">
                <text:p>400</text:p>
              </table:table-cell>
              <table:table-cell office:value-type="float" office:value="1.07656117757161">
                <text:p>1.07656117757161</text:p>
              </table:table-cell>
              <table:table-cell office:value-type="float" office:value="0.674055894215902">
                <text:p>0.6740558942159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0">
                <text:p>600</text:p>
              </table:table-cell>
              <table:table-cell office:value-type="float" office:value="1.84825580596924">
                <text:p>1.84825580596924</text:p>
              </table:table-cell>
              <table:table-cell office:value-type="float" office:value="0.981286913156509">
                <text:p>0.9812869131565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00">
                <text:p>800</text:p>
              </table:table-cell>
              <table:table-cell office:value-type="float" office:value="2.90335422092014">
                <text:p>2.90335422092014</text:p>
              </table:table-cell>
              <table:table-cell office:value-type="float" office:value="2.98678924560547">
                <text:p>2.9867892456054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">
                <text:p>1000</text:p>
              </table:table-cell>
              <table:table-cell office:value-type="float" office:value="2.55562994215224">
                <text:p>2.55562994215224</text:p>
              </table:table-cell>
              <table:table-cell office:value-type="float" office:value="1.30586378914969">
                <text:p>1.3058637891496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00">
                <text:p>1400</text:p>
              </table:table-cell>
              <table:table-cell office:value-type="float" office:value="2.33357387118869">
                <text:p>2.33357387118869</text:p>
              </table:table-cell>
              <table:table-cell office:value-type="float" office:value="2.91665840148926">
                <text:p>2.9166584014892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00">
                <text:p>1800</text:p>
              </table:table-cell>
              <table:table-cell office:value-type="float" office:value="3.89982748031616">
                <text:p>3.89982748031616</text:p>
              </table:table-cell>
              <table:table-cell office:value-type="float" office:value="4.34091877937317">
                <text:p>4.34091877937317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MacOSX_X86_64 LibreOffice_project/9b0d9b32d5dcda91d2f1a96dc04c645c450872bf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ignore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47cm" chart:symbol-height="0.247cm" chart:link-data-style-to-source="tru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width="0.026cm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924cm" svg:y="4.003cm" style:legend-expansion="high" chart:style-name="ch2"/>
        <chart:plot-area chart:style-name="ch3" table:cell-range-address="184g.A2:184g.B14 184g.B1:184g.B1 184g.F1:184g.F14" chart:data-source-has-labels="row" svg:x="0.32cm" svg:y="0.18cm" svg:width="12.284cm" svg:height="8.64cm">
          <chartooo:coordinate-region svg:x="1.033cm" svg:y="0.355cm" svg:width="11.2cm" svg:height="7.86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184g.B2:184g.B14" chart:label-cell-address="184g.B1:184g.B1" chart:class="chart:scatter">
            <chart:domain table:cell-range-address="184g.A2:184g.A14"/>
            <chart:data-point chart:repeated="13"/>
          </chart:series>
          <chart:series chart:style-name="ch8" chart:values-cell-range-address="184g.F2:184g.F14" chart:label-cell-address="184g.F1:184g.F1" chart:class="chart:scatter"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ax average</text:p>
                <draw:g>
                  <svg:desc>184g.B1:184g.B1</svg:desc>
                </draw:g>
              </table:table-cell>
              <table:table-cell office:value-type="string">
                <text:p>min average</text:p>
                <draw:g>
                  <svg:desc>184g.F1:184g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184g.A2:184g.A14</svg:desc>
                </draw:g>
              </table:table-cell>
              <table:table-cell office:value-type="float" office:value="0.575142993376805">
                <text:p>0.575142993376805</text:p>
                <draw:g>
                  <svg:desc>184g.B2:184g.B14</svg:desc>
                </draw:g>
              </table:table-cell>
              <table:table-cell office:value-type="float" office:value="0.122091375291348">
                <text:p>0.122091375291348</text:p>
                <draw:g>
                  <svg:desc>184g.F2:184g.F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0.494333584518994">
                <text:p>0.494333584518994</text:p>
              </table:table-cell>
              <table:table-cell office:value-type="float" office:value="0.119018194505147">
                <text:p>0.1190181945051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">
                <text:p>50</text:p>
              </table:table-cell>
              <table:table-cell office:value-type="float" office:value="0.421744415926379">
                <text:p>0.421744415926379</text:p>
              </table:table-cell>
              <table:table-cell office:value-type="float" office:value="0.128465000799922">
                <text:p>0.1284650007999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0.376942598936605">
                <text:p>0.376942598936605</text:p>
              </table:table-cell>
              <table:table-cell office:value-type="float" office:value="0.147191078931678">
                <text:p>0.1471910789316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0">
                <text:p>150</text:p>
              </table:table-cell>
              <table:table-cell office:value-type="float" office:value="0.336330714049163">
                <text:p>0.336330714049163</text:p>
              </table:table-cell>
              <table:table-cell office:value-type="float" office:value="0.156187129562551">
                <text:p>0.1561871295625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">
                <text:p>200</text:p>
              </table:table-cell>
              <table:table-cell office:value-type="float" office:value="0.368229845295782">
                <text:p>0.368229845295782</text:p>
              </table:table-cell>
              <table:table-cell office:value-type="float" office:value="0.175445882522542">
                <text:p>0.1754458825225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">
                <text:p>300</text:p>
              </table:table-cell>
              <table:table-cell office:value-type="float" office:value="0.332736775759728">
                <text:p>0.332736775759728</text:p>
              </table:table-cell>
              <table:table-cell office:value-type="float" office:value="0.173484089757715">
                <text:p>0.1734840897577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">
                <text:p>400</text:p>
              </table:table-cell>
              <table:table-cell office:value-type="float" office:value="0.315370345657522">
                <text:p>0.315370345657522</text:p>
              </table:table-cell>
              <table:table-cell office:value-type="float" office:value="0.163104864303023">
                <text:p>0.1631048643030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0">
                <text:p>600</text:p>
              </table:table-cell>
              <table:table-cell office:value-type="float" office:value="0.30682116150856">
                <text:p>0.30682116150856</text:p>
              </table:table-cell>
              <table:table-cell office:value-type="float" office:value="0.163423432037234">
                <text:p>0.1634234320372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00">
                <text:p>800</text:p>
              </table:table-cell>
              <table:table-cell office:value-type="float" office:value="0.245507590472698">
                <text:p>0.245507590472698</text:p>
              </table:table-cell>
              <table:table-cell office:value-type="float" office:value="0.184519662211339">
                <text:p>0.1845196622113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">
                <text:p>1000</text:p>
              </table:table-cell>
              <table:table-cell office:value-type="float" office:value="0.237755788490176">
                <text:p>0.237755788490176</text:p>
              </table:table-cell>
              <table:table-cell office:value-type="float" office:value="0.175847553648055">
                <text:p>0.1758475536480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00">
                <text:p>1400</text:p>
              </table:table-cell>
              <table:table-cell office:value-type="float" office:value="0.223880415161451">
                <text:p>0.223880415161451</text:p>
              </table:table-cell>
              <table:table-cell office:value-type="float" office:value="0.186218688885371">
                <text:p>0.18621868888537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00">
                <text:p>1800</text:p>
              </table:table-cell>
              <table:table-cell office:value-type="float" office:value="0.229685418307781">
                <text:p>0.229685418307781</text:p>
              </table:table-cell>
              <table:table-cell office:value-type="float" office:value="0.176590880379081">
                <text:p>0.176590880379081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MacOSX_X86_64 LibreOffice_project/9b0d9b32d5dcda91d2f1a96dc04c645c450872bf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ignore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47cm" chart:symbol-height="0.247cm" chart:link-data-style-to-source="tru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width="0.026cm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5.999cm" svg:height="8.999cm" xlink:href=".." xlink:type="simple" chart:class="chart:scatter" chart:style-name="ch1">
        <chart:legend chart:legend-position="end" svg:x="12.6cm" svg:y="4.002cm" style:legend-expansion="high" chart:style-name="ch2"/>
        <chart:plot-area chart:style-name="ch3" table:cell-range-address="41g.A2:41g.A14 41g.C1:41g.C14 41g.G1:41g.G14" chart:data-source-has-labels="row" svg:x="0.319cm" svg:y="0.179cm" svg:width="11.962cm" svg:height="8.641cm">
          <chartooo:coordinate-region svg:x="0.755cm" svg:y="0.354cm" svg:width="11.155cm" svg:height="7.8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41g.C2:41g.C14" chart:label-cell-address="41g.C1:41g.C1" chart:class="chart:scatter">
            <chart:domain table:cell-range-address="41g.A2:41g.A14"/>
            <chart:data-point chart:repeated="13"/>
          </chart:series>
          <chart:series chart:style-name="ch8" chart:values-cell-range-address="41g.G2:41g.G14" chart:label-cell-address="41g.G1:41g.G1" chart:class="chart:scatter"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ax frequency</text:p>
                <draw:g>
                  <svg:desc>41g.C1:41g.C1</svg:desc>
                </draw:g>
              </table:table-cell>
              <table:table-cell office:value-type="string">
                <text:p>min frequency</text:p>
                <draw:g>
                  <svg:desc>41g.G1:41g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41g.A2:41g.A14</svg:desc>
                </draw:g>
              </table:table-cell>
              <table:table-cell office:value-type="float" office:value="1.08519152641296">
                <text:p>1.08519152641296</text:p>
                <draw:g>
                  <svg:desc>41g.C2:41g.C14</svg:desc>
                </draw:g>
              </table:table-cell>
              <table:table-cell office:value-type="float" office:value="1.08597315351168">
                <text:p>1.08597315351168</text:p>
                <draw:g>
                  <svg:desc>41g.G2:41g.G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0.838686630129814">
                <text:p>0.838686630129814</text:p>
              </table:table-cell>
              <table:table-cell office:value-type="float" office:value="0.871964388627272">
                <text:p>0.8719643886272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">
                <text:p>50</text:p>
              </table:table-cell>
              <table:table-cell office:value-type="float" office:value="0.672728291477065">
                <text:p>0.672728291477065</text:p>
              </table:table-cell>
              <table:table-cell office:value-type="float" office:value="0.71748688709305">
                <text:p>0.717486887093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0.693722584668328">
                <text:p>0.693722584668328</text:p>
              </table:table-cell>
              <table:table-cell office:value-type="float" office:value="0.687379113559065">
                <text:p>0.6873791135590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0">
                <text:p>150</text:p>
              </table:table-cell>
              <table:table-cell office:value-type="float" office:value="0.60450572110294">
                <text:p>0.60450572110294</text:p>
              </table:table-cell>
              <table:table-cell office:value-type="float" office:value="0.65236078459641">
                <text:p>0.652360784596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">
                <text:p>200</text:p>
              </table:table-cell>
              <table:table-cell office:value-type="float" office:value="0.664172369241715">
                <text:p>0.664172369241715</text:p>
              </table:table-cell>
              <table:table-cell office:value-type="float" office:value="0.699998537699381">
                <text:p>0.6999985376993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">
                <text:p>300</text:p>
              </table:table-cell>
              <table:table-cell office:value-type="float" office:value="0.72052616615818">
                <text:p>0.72052616615818</text:p>
              </table:table-cell>
              <table:table-cell office:value-type="float" office:value="0.739576148359399">
                <text:p>0.7395761483593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">
                <text:p>400</text:p>
              </table:table-cell>
              <table:table-cell office:value-type="float" office:value="1.0170330652701">
                <text:p>1.0170330652701</text:p>
              </table:table-cell>
              <table:table-cell office:value-type="float" office:value="1.01140061945751">
                <text:p>1.0114006194575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0">
                <text:p>600</text:p>
              </table:table-cell>
              <table:table-cell office:value-type="float" office:value="1.49201614123124">
                <text:p>1.49201614123124</text:p>
              </table:table-cell>
              <table:table-cell office:value-type="float" office:value="1.40485099321458">
                <text:p>1.404850993214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00">
                <text:p>800</text:p>
              </table:table-cell>
              <table:table-cell office:value-type="float" office:value="2.64047301383246">
                <text:p>2.64047301383246</text:p>
              </table:table-cell>
              <table:table-cell office:value-type="float" office:value="2.30381042718887">
                <text:p>2.303810427188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">
                <text:p>1000</text:p>
              </table:table-cell>
              <table:table-cell office:value-type="float" office:value="2.92641860246658">
                <text:p>2.92641860246658</text:p>
              </table:table-cell>
              <table:table-cell office:value-type="float" office:value="2.87081362009048">
                <text:p>2.870813620090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00">
                <text:p>1400</text:p>
              </table:table-cell>
              <table:table-cell office:value-type="float" office:value="3.5861667022109">
                <text:p>3.5861667022109</text:p>
              </table:table-cell>
              <table:table-cell office:value-type="float" office:value="3.32081399244421">
                <text:p>3.320813992444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00">
                <text:p>1800</text:p>
              </table:table-cell>
              <table:table-cell office:value-type="float" office:value="4.84700658104636">
                <text:p>4.84700658104636</text:p>
              </table:table-cell>
              <table:table-cell office:value-type="float" office:value="5.66674327850342">
                <text:p>5.6667432785034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MacOSX_X86_64 LibreOffice_project/9b0d9b32d5dcda91d2f1a96dc04c645c450872bf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ignore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47cm" chart:symbol-height="0.247cm" chart:link-data-style-to-source="tru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width="0.026cm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601cm" svg:y="4.003cm" style:legend-expansion="high" chart:style-name="ch2"/>
        <chart:plot-area chart:style-name="ch3" table:cell-range-address="184g.A2:184g.A14 184g.C1:184g.C14 184g.G1:184g.G14" chart:data-source-has-labels="row" svg:x="0.32cm" svg:y="0.18cm" svg:width="11.961cm" svg:height="8.64cm">
          <chartooo:coordinate-region svg:x="0.94cm" svg:y="0.354cm" svg:width="10.97cm" svg:height="7.8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184g.C2:184g.C14" chart:label-cell-address="184g.C1:184g.C1" chart:class="chart:scatter">
            <chart:domain table:cell-range-address="184g.A2:184g.A14"/>
            <chart:data-point chart:repeated="13"/>
          </chart:series>
          <chart:series chart:style-name="ch8" chart:values-cell-range-address="184g.G2:184g.G14" chart:label-cell-address="184g.G1:184g.G1" chart:class="chart:scatter"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ax frequency</text:p>
                <draw:g>
                  <svg:desc>184g.C1:184g.C1</svg:desc>
                </draw:g>
              </table:table-cell>
              <table:table-cell office:value-type="string">
                <text:p>min frequency</text:p>
                <draw:g>
                  <svg:desc>184g.G1:184g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184g.A2:184g.A14</svg:desc>
                </draw:g>
              </table:table-cell>
              <table:table-cell office:value-type="float" office:value="2.29740124482375">
                <text:p>2.29740124482375</text:p>
                <draw:g>
                  <svg:desc>184g.C2:184g.C14</svg:desc>
                </draw:g>
              </table:table-cell>
              <table:table-cell office:value-type="float" office:value="2.28901819082407">
                <text:p>2.28901819082407</text:p>
                <draw:g>
                  <svg:desc>184g.G2:184g.G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1.45328173917883">
                <text:p>1.45328173917883</text:p>
              </table:table-cell>
              <table:table-cell office:value-type="float" office:value="1.56201591491699">
                <text:p>1.562015914916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">
                <text:p>50</text:p>
              </table:table-cell>
              <table:table-cell office:value-type="float" office:value="1.14064449487731">
                <text:p>1.14064449487731</text:p>
              </table:table-cell>
              <table:table-cell office:value-type="float" office:value="1.26826798638632">
                <text:p>1.268267986386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0.974136483435537">
                <text:p>0.974136483435537</text:p>
              </table:table-cell>
              <table:table-cell office:value-type="float" office:value="1.06209172454535">
                <text:p>1.062091724545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0">
                <text:p>150</text:p>
              </table:table-cell>
              <table:table-cell office:value-type="float" office:value="0.920366128285726">
                <text:p>0.920366128285726</text:p>
              </table:table-cell>
              <table:table-cell office:value-type="float" office:value="0.99639929858121">
                <text:p>0.996399298581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">
                <text:p>200</text:p>
              </table:table-cell>
              <table:table-cell office:value-type="float" office:value="1.06382166821024">
                <text:p>1.06382166821024</text:p>
              </table:table-cell>
              <table:table-cell office:value-type="float" office:value="1.17809312239937">
                <text:p>1.178093122399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">
                <text:p>300</text:p>
              </table:table-cell>
              <table:table-cell office:value-type="float" office:value="1.5838434157833">
                <text:p>1.5838434157833</text:p>
              </table:table-cell>
              <table:table-cell office:value-type="float" office:value="1.55713510513306">
                <text:p>1.557135105133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">
                <text:p>400</text:p>
              </table:table-cell>
              <table:table-cell office:value-type="float" office:value="4.02427395907315">
                <text:p>4.02427395907315</text:p>
              </table:table-cell>
              <table:table-cell office:value-type="float" office:value="3.17485570907593">
                <text:p>3.174855709075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0">
                <text:p>600</text:p>
              </table:table-cell>
              <table:table-cell office:value-type="float" office:value="4.77998085021973">
                <text:p>4.77998085021973</text:p>
              </table:table-cell>
              <table:table-cell office:value-type="float" office:value="4.39989117781321">
                <text:p>4.399891177813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00">
                <text:p>800</text:p>
              </table:table-cell>
              <table:table-cell office:value-type="float" office:value="5.96665000915527">
                <text:p>5.96665000915527</text:p>
              </table:table-cell>
              <table:table-cell office:value-type="float" office:value="8.62766981124878">
                <text:p>8.627669811248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">
                <text:p>1000</text:p>
              </table:table-cell>
              <table:table-cell office:value-type="float" office:value="5.83334565162659">
                <text:p>5.83334565162659</text:p>
              </table:table-cell>
              <table:table-cell office:value-type="float" office:value="6.87488412857056">
                <text:p>6.874884128570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00">
                <text:p>1400</text:p>
              </table:table-cell>
              <table:table-cell office:value-type="float" office:value="12.7556476593018">
                <text:p>12.7556476593018</text:p>
              </table:table-cell>
              <table:table-cell office:value-type="float" office:value="8.86677010854085">
                <text:p>8.866770108540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00">
                <text:p>1800</text:p>
              </table:table-cell>
              <table:table-cell office:value-type="float" office:value="20.1001024246216">
                <text:p>20.1001024246216</text:p>
              </table:table-cell>
              <table:table-cell office:value-type="float" office:value="13.49924659729">
                <text:p>13.49924659729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MacOSX_X86_64 LibreOffice_project/9b0d9b32d5dcda91d2f1a96dc04c645c450872bf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ignore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47cm" chart:symbol-height="0.247cm" chart:link-data-style-to-source="tru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width="0.026cm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455cm" svg:y="4.003cm" style:legend-expansion="high" chart:style-name="ch2"/>
        <chart:plot-area chart:style-name="ch3" table:cell-range-address="184g.A2:184g.A14 184g.D1:184g.D14 184g.H1:184g.H14" chart:data-source-has-labels="row" svg:x="0.32cm" svg:y="0.18cm" svg:width="12.815cm" svg:height="8.64cm">
          <chartooo:coordinate-region svg:x="0.756cm" svg:y="0.355cm" svg:width="12.008cm" svg:height="7.86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184g.D2:184g.D14" chart:label-cell-address="184g.D1:184g.D1" chart:class="chart:scatter">
            <chart:domain table:cell-range-address="184g.A2:184g.A14"/>
            <chart:data-point chart:repeated="13"/>
          </chart:series>
          <chart:series chart:style-name="ch8" chart:values-cell-range-address="184g.H2:184g.H14" chart:label-cell-address="184g.H1:184g.H1" chart:class="chart:scatter"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admax</text:p>
                <draw:g>
                  <svg:desc>184g.D1:184g.D1</svg:desc>
                </draw:g>
              </table:table-cell>
              <table:table-cell office:value-type="string">
                <text:p>madmin</text:p>
                <draw:g>
                  <svg:desc>184g.H1:184g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184g.A2:184g.A14</svg:desc>
                </draw:g>
              </table:table-cell>
              <table:table-cell office:value-type="float" office:value="0.468647601336417">
                <text:p>0.468647601336417</text:p>
                <draw:g>
                  <svg:desc>184g.D2:184g.D14</svg:desc>
                </draw:g>
              </table:table-cell>
              <table:table-cell office:value-type="float" office:value="0.464918193027112">
                <text:p>0.464918193027112</text:p>
                <draw:g>
                  <svg:desc>184g.H2:184g.H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0.184335167432739">
                <text:p>0.184335167432739</text:p>
              </table:table-cell>
              <table:table-cell office:value-type="float" office:value="0.307335771833148">
                <text:p>0.3073357718331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">
                <text:p>50</text:p>
              </table:table-cell>
              <table:table-cell office:value-type="float" office:value="0.158128523839494">
                <text:p>0.158128523839494</text:p>
              </table:table-cell>
              <table:table-cell office:value-type="float" office:value="0.293021558490297">
                <text:p>0.2930215584902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0.10943706619515">
                <text:p>0.10943706619515</text:p>
              </table:table-cell>
              <table:table-cell office:value-type="float" office:value="0.230610925204384">
                <text:p>0.2306109252043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0">
                <text:p>150</text:p>
              </table:table-cell>
              <table:table-cell office:value-type="float" office:value="0.098407945515197">
                <text:p>0.098407945515197</text:p>
              </table:table-cell>
              <table:table-cell office:value-type="float" office:value="0.20388709454497">
                <text:p>0.203887094544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">
                <text:p>200</text:p>
              </table:table-cell>
              <table:table-cell office:value-type="float" office:value="0.119058810920932">
                <text:p>0.119058810920932</text:p>
              </table:table-cell>
              <table:table-cell office:value-type="float" office:value="0.286462531423298">
                <text:p>0.2864625314232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">
                <text:p>300</text:p>
              </table:table-cell>
              <table:table-cell office:value-type="float" office:value="0.577875202825985">
                <text:p>0.577875202825985</text:p>
              </table:table-cell>
              <table:table-cell office:value-type="float" office:value="0.601614352634975">
                <text:p>0.6016143526349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">
                <text:p>400</text:p>
              </table:table-cell>
              <table:table-cell office:value-type="float" office:value="1.75227557726143">
                <text:p>1.75227557726143</text:p>
              </table:table-cell>
              <table:table-cell office:value-type="float" office:value="0.790708720684052">
                <text:p>0.7907087206840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0">
                <text:p>600</text:p>
              </table:table-cell>
              <table:table-cell office:value-type="float" office:value="1.22408348083496">
                <text:p>1.22408348083496</text:p>
              </table:table-cell>
              <table:table-cell office:value-type="float" office:value="1.10022763411204">
                <text:p>1.100227634112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00">
                <text:p>800</text:p>
              </table:table-cell>
              <table:table-cell office:value-type="float" office:value="1.60868287086487">
                <text:p>1.60868287086487</text:p>
              </table:table-cell>
              <table:table-cell office:value-type="float" office:value="2.60386435190837">
                <text:p>2.6038643519083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">
                <text:p>1000</text:p>
              </table:table-cell>
              <table:table-cell office:value-type="float" office:value="1.5833637714386">
                <text:p>1.5833637714386</text:p>
              </table:table-cell>
              <table:table-cell office:value-type="float" office:value="2.04184222221375">
                <text:p>2.041842222213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00">
                <text:p>1400</text:p>
              </table:table-cell>
              <table:table-cell office:value-type="float" office:value="7.05250295003255">
                <text:p>7.05250295003255</text:p>
              </table:table-cell>
              <table:table-cell office:value-type="float" office:value="2.48879506852892">
                <text:p>2.4887950685289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00">
                <text:p>1800</text:p>
              </table:table-cell>
              <table:table-cell office:value-type="float" office:value="0.301215171813965">
                <text:p>0.301215171813965</text:p>
              </table:table-cell>
              <table:table-cell office:value-type="float" office:value="4.95054244995117">
                <text:p>4.95054244995117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MacOSX_X86_64 LibreOffice_project/9b0d9b32d5dcda91d2f1a96dc04c645c450872bf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ignore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47cm" chart:symbol-height="0.247cm" chart:link-data-style-to-source="tru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width="0.026cm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924cm" svg:y="4.003cm" style:legend-expansion="high" chart:style-name="ch2"/>
        <chart:plot-area chart:style-name="ch3" table:cell-range-address="232g.A2:232g.B14 232g.B1:232g.B1 232g.F1:232g.F14" chart:data-source-has-labels="row" svg:x="0.32cm" svg:y="0.18cm" svg:width="12.284cm" svg:height="8.64cm">
          <chartooo:coordinate-region svg:x="1.033cm" svg:y="0.354cm" svg:width="11.2cm" svg:height="7.8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232g.B2:232g.B14" chart:label-cell-address="232g.B1:232g.B1" chart:class="chart:scatter">
            <chart:domain table:cell-range-address="232g.A2:232g.A14"/>
            <chart:data-point chart:repeated="13"/>
          </chart:series>
          <chart:series chart:style-name="ch8" chart:values-cell-range-address="232g.F2:232g.F14" chart:label-cell-address="232g.F1:232g.F1" chart:class="chart:scatter"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ax average</text:p>
                <draw:g>
                  <svg:desc>232g.B1:232g.B1</svg:desc>
                </draw:g>
              </table:table-cell>
              <table:table-cell office:value-type="string">
                <text:p>min average</text:p>
                <draw:g>
                  <svg:desc>232g.F1:232g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232g.A2:232g.A14</svg:desc>
                </draw:g>
              </table:table-cell>
              <table:table-cell office:value-type="float" office:value="0.69128487431086">
                <text:p>0.69128487431086</text:p>
                <draw:g>
                  <svg:desc>232g.B2:232g.B14</svg:desc>
                </draw:g>
              </table:table-cell>
              <table:table-cell office:value-type="float" office:value="0.137504581499983">
                <text:p>0.137504581499983</text:p>
                <draw:g>
                  <svg:desc>232g.F2:232g.F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0.588738216672625">
                <text:p>0.588738216672625</text:p>
              </table:table-cell>
              <table:table-cell office:value-type="float" office:value="0.149227772865977">
                <text:p>0.1492277728659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">
                <text:p>50</text:p>
              </table:table-cell>
              <table:table-cell office:value-type="float" office:value="0.524596427877744">
                <text:p>0.524596427877744</text:p>
              </table:table-cell>
              <table:table-cell office:value-type="float" office:value="0.156529578358628">
                <text:p>0.1565295783586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0.508932038464329">
                <text:p>0.508932038464329</text:p>
              </table:table-cell>
              <table:table-cell office:value-type="float" office:value="0.192382709516419">
                <text:p>0.1923827095164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0">
                <text:p>150</text:p>
              </table:table-cell>
              <table:table-cell office:value-type="float" office:value="0.447032256963405">
                <text:p>0.447032256963405</text:p>
              </table:table-cell>
              <table:table-cell office:value-type="float" office:value="0.194987862060467">
                <text:p>0.1949878620604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">
                <text:p>200</text:p>
              </table:table-cell>
              <table:table-cell office:value-type="float" office:value="0.426743113476297">
                <text:p>0.426743113476297</text:p>
              </table:table-cell>
              <table:table-cell office:value-type="float" office:value="0.209995812581231">
                <text:p>0.2099958125812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">
                <text:p>300</text:p>
              </table:table-cell>
              <table:table-cell office:value-type="float" office:value="0.404699397437713">
                <text:p>0.404699397437713</text:p>
              </table:table-cell>
              <table:table-cell office:value-type="float" office:value="0.221120304720742">
                <text:p>0.2211203047207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">
                <text:p>400</text:p>
              </table:table-cell>
              <table:table-cell office:value-type="float" office:value="0.380038715898991">
                <text:p>0.380038715898991</text:p>
              </table:table-cell>
              <table:table-cell office:value-type="float" office:value="0.213468357920647">
                <text:p>0.2134683579206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0">
                <text:p>600</text:p>
              </table:table-cell>
              <table:table-cell office:value-type="float" office:value="0.384817197918892">
                <text:p>0.384817197918892</text:p>
              </table:table-cell>
              <table:table-cell office:value-type="float" office:value="0.207843728363514">
                <text:p>0.2078437283635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00">
                <text:p>800</text:p>
              </table:table-cell>
              <table:table-cell office:value-type="float" office:value="0.314485126071506">
                <text:p>0.314485126071506</text:p>
              </table:table-cell>
              <table:table-cell office:value-type="float" office:value="0.227127527818084">
                <text:p>0.2271275278180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">
                <text:p>1000</text:p>
              </table:table-cell>
              <table:table-cell office:value-type="float" office:value="0.301742523908615">
                <text:p>0.301742523908615</text:p>
              </table:table-cell>
              <table:table-cell office:value-type="float" office:value="0.238029529651006">
                <text:p>0.2380295296510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00">
                <text:p>1400</text:p>
              </table:table-cell>
              <table:table-cell office:value-type="float" office:value="0.279796943068504">
                <text:p>0.279796943068504</text:p>
              </table:table-cell>
              <table:table-cell office:value-type="float" office:value="0.229736727263246">
                <text:p>0.2297367272632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00">
                <text:p>1800</text:p>
              </table:table-cell>
              <table:table-cell office:value-type="float" office:value="0.276823669672012">
                <text:p>0.276823669672012</text:p>
              </table:table-cell>
              <table:table-cell office:value-type="float" office:value="0.203766097625097">
                <text:p>0.203766097625097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MacOSX_X86_64 LibreOffice_project/9b0d9b32d5dcda91d2f1a96dc04c645c450872bf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ignore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47cm" chart:symbol-height="0.247cm" chart:link-data-style-to-source="tru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width="0.026cm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601cm" svg:y="4.003cm" style:legend-expansion="high" chart:style-name="ch2"/>
        <chart:plot-area chart:style-name="ch3" table:cell-range-address="232g.A2:232g.A14 232g.C1:232g.C14 232g.G1:232g.G14" chart:data-source-has-labels="row" svg:x="0.32cm" svg:y="0.18cm" svg:width="11.961cm" svg:height="8.64cm">
          <chartooo:coordinate-region svg:x="0.94cm" svg:y="0.354cm" svg:width="10.97cm" svg:height="7.8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232g.C2:232g.C14" chart:label-cell-address="232g.C1:232g.C1" chart:class="chart:scatter">
            <chart:domain table:cell-range-address="232g.A2:232g.A14"/>
            <chart:data-point chart:repeated="13"/>
          </chart:series>
          <chart:series chart:style-name="ch8" chart:values-cell-range-address="232g.G2:232g.G14" chart:label-cell-address="232g.G1:232g.G1" chart:class="chart:scatter"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ax frequency</text:p>
                <draw:g>
                  <svg:desc>232g.C1:232g.C1</svg:desc>
                </draw:g>
              </table:table-cell>
              <table:table-cell office:value-type="string">
                <text:p>min frequency</text:p>
                <draw:g>
                  <svg:desc>232g.G1:232g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232g.A2:232g.A14</svg:desc>
                </draw:g>
              </table:table-cell>
              <table:table-cell office:value-type="float" office:value="1.82246398925781">
                <text:p>1.82246398925781</text:p>
                <draw:g>
                  <svg:desc>232g.C2:232g.C14</svg:desc>
                </draw:g>
              </table:table-cell>
              <table:table-cell office:value-type="float" office:value="2.0086655969973">
                <text:p>2.0086655969973</text:p>
                <draw:g>
                  <svg:desc>232g.G2:232g.G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1.36965746198382">
                <text:p>1.36965746198382</text:p>
              </table:table-cell>
              <table:table-cell office:value-type="float" office:value="1.54715987614223">
                <text:p>1.547159876142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">
                <text:p>50</text:p>
              </table:table-cell>
              <table:table-cell office:value-type="float" office:value="1.27658529508682">
                <text:p>1.27658529508682</text:p>
              </table:table-cell>
              <table:table-cell office:value-type="float" office:value="1.26743563940359">
                <text:p>1.267435639403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1.07868712598627">
                <text:p>1.07868712598627</text:p>
              </table:table-cell>
              <table:table-cell office:value-type="float" office:value="1.22001156277127">
                <text:p>1.220011562771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0">
                <text:p>150</text:p>
              </table:table-cell>
              <table:table-cell office:value-type="float" office:value="1.02764642999527">
                <text:p>1.02764642999527</text:p>
              </table:table-cell>
              <table:table-cell office:value-type="float" office:value="1.13955513636271">
                <text:p>1.139555136362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">
                <text:p>200</text:p>
              </table:table-cell>
              <table:table-cell office:value-type="float" office:value="1.03331455977067">
                <text:p>1.03331455977067</text:p>
              </table:table-cell>
              <table:table-cell office:value-type="float" office:value="1.14165564378103">
                <text:p>1.141655643781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">
                <text:p>300</text:p>
              </table:table-cell>
              <table:table-cell office:value-type="float" office:value="1.40886205785415">
                <text:p>1.40886205785415</text:p>
              </table:table-cell>
              <table:table-cell office:value-type="float" office:value="1.52568165915353">
                <text:p>1.525681659153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">
                <text:p>400</text:p>
              </table:table-cell>
              <table:table-cell office:value-type="float" office:value="3.50139904022217">
                <text:p>3.50139904022217</text:p>
              </table:table-cell>
              <table:table-cell office:value-type="float" office:value="2.82809056733784">
                <text:p>2.828090567337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0">
                <text:p>600</text:p>
              </table:table-cell>
              <table:table-cell office:value-type="float" office:value="5.94994103908539">
                <text:p>5.94994103908539</text:p>
              </table:table-cell>
              <table:table-cell office:value-type="float" office:value="5.31988048553467">
                <text:p>5.319880485534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00">
                <text:p>800</text:p>
              </table:table-cell>
              <table:table-cell office:value-type="float" office:value="5.27408440907796">
                <text:p>5.27408440907796</text:p>
              </table:table-cell>
              <table:table-cell office:value-type="float" office:value="6.866614818573">
                <text:p>6.8666148185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">
                <text:p>1000</text:p>
              </table:table-cell>
              <table:table-cell office:value-type="float" office:value="7.11117060979207">
                <text:p>7.11117060979207</text:p>
              </table:table-cell>
              <table:table-cell office:value-type="float" office:value="6.07407845391168">
                <text:p>6.074078453911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00">
                <text:p>1400</text:p>
              </table:table-cell>
              <table:table-cell office:value-type="float" office:value="11.5497853755951">
                <text:p>11.5497853755951</text:p>
              </table:table-cell>
              <table:table-cell office:value-type="float" office:value="7.86659104483468">
                <text:p>7.866591044834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00">
                <text:p>1800</text:p>
              </table:table-cell>
              <table:table-cell office:value-type="float" office:value="40.1995277404785">
                <text:p>40.1995277404785</text:p>
              </table:table-cell>
              <table:table-cell office:value-type="float" office:value="17.9992218017578">
                <text:p>17.9992218017578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MacOSX_X86_64 LibreOffice_project/9b0d9b32d5dcda91d2f1a96dc04c645c450872bf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ignore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47cm" chart:symbol-height="0.247cm" chart:link-data-style-to-source="tru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width="0.026cm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455cm" svg:y="4.003cm" style:legend-expansion="high" chart:style-name="ch2"/>
        <chart:plot-area chart:style-name="ch3" table:cell-range-address="232g.A2:232g.A14 232g.D1:232g.D14 232g.H1:232g.H14" chart:data-source-has-labels="row" svg:x="0.32cm" svg:y="0.18cm" svg:width="12.815cm" svg:height="8.64cm">
          <chartooo:coordinate-region svg:x="0.756cm" svg:y="0.355cm" svg:width="12.008cm" svg:height="7.86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232g.D2:232g.D14" chart:label-cell-address="232g.D1:232g.D1" chart:class="chart:scatter">
            <chart:domain table:cell-range-address="232g.A2:232g.A14"/>
            <chart:data-point chart:repeated="13"/>
          </chart:series>
          <chart:series chart:style-name="ch8" chart:values-cell-range-address="232g.H2:232g.H14" chart:label-cell-address="232g.H1:232g.H1" chart:class="chart:scatter"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admax</text:p>
                <draw:g>
                  <svg:desc>232g.D1:232g.D1</svg:desc>
                </draw:g>
              </table:table-cell>
              <table:table-cell office:value-type="string">
                <text:p>madmin</text:p>
                <draw:g>
                  <svg:desc>232g.H1:232g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232g.A2:232g.A14</svg:desc>
                </draw:g>
              </table:table-cell>
              <table:table-cell office:value-type="float" office:value="0.239765020517203">
                <text:p>0.239765020517203</text:p>
                <draw:g>
                  <svg:desc>232g.D2:232g.D14</svg:desc>
                </draw:g>
              </table:table-cell>
              <table:table-cell office:value-type="float" office:value="0.47286724095809">
                <text:p>0.47286724095809</text:p>
                <draw:g>
                  <svg:desc>232g.H2:232g.H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0.173499572131098">
                <text:p>0.173499572131098</text:p>
              </table:table-cell>
              <table:table-cell office:value-type="float" office:value="0.366573037906569">
                <text:p>0.3665730379065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">
                <text:p>50</text:p>
              </table:table-cell>
              <table:table-cell office:value-type="float" office:value="0.291736111348989">
                <text:p>0.291736111348989</text:p>
              </table:table-cell>
              <table:table-cell office:value-type="float" office:value="0.286549490809505">
                <text:p>0.2865494908095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0.092389054534849">
                <text:p>0.092389054534849</text:p>
              </table:table-cell>
              <table:table-cell office:value-type="float" office:value="0.301935632964711">
                <text:p>0.3019356329647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0">
                <text:p>150</text:p>
              </table:table-cell>
              <table:table-cell office:value-type="float" office:value="0.104801588114596">
                <text:p>0.104801588114596</text:p>
              </table:table-cell>
              <table:table-cell office:value-type="float" office:value="0.28002956840727">
                <text:p>0.280029568407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">
                <text:p>200</text:p>
              </table:table-cell>
              <table:table-cell office:value-type="float" office:value="0.129380221628286">
                <text:p>0.129380221628286</text:p>
              </table:table-cell>
              <table:table-cell office:value-type="float" office:value="0.295522151721849">
                <text:p>0.2955221517218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">
                <text:p>300</text:p>
              </table:table-cell>
              <table:table-cell office:value-type="float" office:value="0.402193267452675">
                <text:p>0.402193267452675</text:p>
              </table:table-cell>
              <table:table-cell office:value-type="float" office:value="0.568915691764988">
                <text:p>0.5689156917649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">
                <text:p>400</text:p>
              </table:table-cell>
              <table:table-cell office:value-type="float" office:value="1.30420653025309">
                <text:p>1.30420653025309</text:p>
              </table:table-cell>
              <table:table-cell office:value-type="float" office:value="0.9477953395685">
                <text:p>0.94779533956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0">
                <text:p>600</text:p>
              </table:table-cell>
              <table:table-cell office:value-type="float" office:value="2.1000691652298">
                <text:p>2.1000691652298</text:p>
              </table:table-cell>
              <table:table-cell office:value-type="float" office:value="1.24807167053223">
                <text:p>1.248071670532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00">
                <text:p>800</text:p>
              </table:table-cell>
              <table:table-cell office:value-type="float" office:value="1.77123571325231">
                <text:p>1.77123571325231</text:p>
              </table:table-cell>
              <table:table-cell office:value-type="float" office:value="1.94975888729095">
                <text:p>1.949758887290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">
                <text:p>1000</text:p>
              </table:table-cell>
              <table:table-cell office:value-type="float" office:value="3.03682465023465">
                <text:p>3.03682465023465</text:p>
              </table:table-cell>
              <table:table-cell office:value-type="float" office:value="1.71152399793083">
                <text:p>1.7115239979308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00">
                <text:p>1400</text:p>
              </table:table-cell>
              <table:table-cell office:value-type="float" office:value="5.25008749961853">
                <text:p>5.25008749961853</text:p>
              </table:table-cell>
              <table:table-cell office:value-type="float" office:value="1.50484053942622">
                <text:p>1.504840539426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00">
                <text:p>1800</text:p>
              </table:table-cell>
              <table:table-cell office:value-type="float" office:value="0">
                <text:p>0</text:p>
              </table:table-cell>
              <table:table-cell office:value-type="float" office:value="5.2012316385905">
                <text:p>5.2012316385905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MacOSX_X86_64 LibreOffice_project/9b0d9b32d5dcda91d2f1a96dc04c645c450872bf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ignore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004586"/>
    </style:style>
    <style:style style:name="ch9" style:family="chart">
      <style:graphic-properties draw:stroke="solid" svg:stroke-width="0.026cm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21.456cm" svg:height="12.298cm" xlink:href=".." xlink:type="simple" chart:class="chart:scatter" chart:style-name="ch1">
        <chart:legend chart:legend-position="end" svg:x="16.464cm" svg:y="5.652cm" style:legend-expansion="high" chart:style-name="ch2"/>
        <chart:plot-area chart:style-name="ch3" table:cell-range-address="41g.A2:41g.A14 41g.B1:41g.B1 41g.L2:41g.L14" chart:data-source-has-labels="row" svg:x="0.429cm" svg:y="0.245cm" svg:width="15.606cm" svg:height="11.808cm">
          <chartooo:coordinate-region svg:x="1.327cm" svg:y="0.42cm" svg:width="14.337cm" svg:height="11.03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41g.L2:41g.L14" chart:label-cell-address="41g.B1:41g.B1" chart:class="chart:scatter">
            <chart:domain table:cell-range-address="41g.A2:41g.A14"/>
            <chart:regression-curve chart:style-name="ch8">
              <chart:equation chart:display-equation="true" chart:display-r-square="false" svg:x="4.509cm" svg:y="0.626cm"/>
            </chart:regression-curve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ax average</text:p>
                <draw:g>
                  <svg:desc>41g.B1:41g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41g.A2:41g.A14</svg:desc>
                </draw:g>
              </table:table-cell>
              <table:table-cell office:value-type="float" office:value="0.122872155960649">
                <text:p>0.122872155960649</text:p>
                <draw:g>
                  <svg:desc>41g.L2:41g.L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0.0994169774608539">
                <text:p>0.09941697746085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">
                <text:p>50</text:p>
              </table:table-cell>
              <table:table-cell office:value-type="float" office:value="0.0788575507790207">
                <text:p>0.07885755077902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0.0624979573888222">
                <text:p>0.06249795738882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0">
                <text:p>150</text:p>
              </table:table-cell>
              <table:table-cell office:value-type="float" office:value="0.0442189514477264">
                <text:p>0.04421895144772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">
                <text:p>200</text:p>
              </table:table-cell>
              <table:table-cell office:value-type="float" office:value="0.0360933210574275">
                <text:p>0.03609332105742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">
                <text:p>300</text:p>
              </table:table-cell>
              <table:table-cell office:value-type="float" office:value="0.0173202549921857">
                <text:p>0.01732025499218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">
                <text:p>400</text:p>
              </table:table-cell>
              <table:table-cell office:value-type="float" office:value="0.0170554547832151">
                <text:p>0.017055454783215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0">
                <text:p>600</text:p>
              </table:table-cell>
              <table:table-cell office:value-type="float" office:value="0.0136544076985607">
                <text:p>0.01365440769856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00">
                <text:p>800</text:p>
              </table:table-cell>
              <table:table-cell office:value-type="float" office:value="0.0128294921488989">
                <text:p>0.01282949214889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">
                <text:p>1000</text:p>
              </table:table-cell>
              <table:table-cell office:value-type="float" office:value="0.0135687124474268">
                <text:p>0.01356871244742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00">
                <text:p>1400</text:p>
              </table:table-cell>
              <table:table-cell office:value-type="float" office:value="0.0103792634463923">
                <text:p>0.01037926344639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00">
                <text:p>1800</text:p>
              </table:table-cell>
              <table:table-cell office:value-type="float" office:value="0.0149406231939793">
                <text:p>0.0149406231939793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MacOSX_X86_64 LibreOffice_project/9b0d9b32d5dcda91d2f1a96dc04c645c450872bf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471cm" svg:y="3.956cm" style:legend-expansion="high" chart:style-name="ch2"/>
        <chart:plot-area chart:style-name="ch3" table:cell-range-address="fitmaxforce.A2:fitmaxforce.B9 fitmaxforce.B1:fitmaxforce.B1 fitmaxforce.D1:fitmaxforce.D9" chart:data-source-has-labels="row" svg:x="1.33cm" svg:y="0.18cm" svg:width="12.821cm" svg:height="7.66cm">
          <chartooo:coordinate-region svg:x="2.228cm" svg:y="0.377cm" svg:width="11.645cm" svg:height="6.82cm"/>
          <chart:axis chart:dimension="x" chart:name="primary-x" chart:style-name="ch4">
            <chart:title svg:x="6.748cm" svg:y="8.021cm" chart:style-name="ch5">
              <text:p>mass (gram)</text:p>
            </chart:title>
          </chart:axis>
          <chart:axis chart:dimension="y" chart:name="primary-y" chart:style-name="ch4">
            <chart:title svg:x="0.451cm" svg:y="4.818cm" chart:style-name="ch6">
              <text:p>values (N)</text:p>
            </chart:title>
            <chart:grid chart:style-name="ch7" chart:class="major"/>
          </chart:axis>
          <chart:series chart:style-name="ch8" chart:values-cell-range-address="fitmaxforce.B2:fitmaxforce.B9" chart:label-cell-address="fitmaxforce.B1:fitmaxforce.B1" chart:class="chart:scatter">
            <chart:domain table:cell-range-address="fitmaxforce.A2:fitmaxforce.A9"/>
            <chart:data-point chart:repeated="8"/>
          </chart:series>
          <chart:series chart:style-name="ch9" chart:values-cell-range-address="fitmaxforce.D2:fitmaxforce.D9" chart:label-cell-address="fitmaxforce.D1:fitmaxforce.D1" chart:class="chart:scatte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</text:p>
                <draw:g>
                  <svg:desc>fitmaxforce.B1:fitmaxforce.B1</svg:desc>
                </draw:g>
              </table:table-cell>
              <table:table-cell office:value-type="string">
                <text:p>c</text:p>
                <draw:g>
                  <svg:desc>fitmaxforce.D1:fitmaxforce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1">
                <text:p>41</text:p>
                <draw:g>
                  <svg:desc>fitmaxforce.A2:fitmaxforce.A9</svg:desc>
                </draw:g>
              </table:table-cell>
              <table:table-cell office:value-type="float" office:value="0.06991236">
                <text:p>0.06991236</text:p>
                <draw:g>
                  <svg:desc>fitmaxforce.B2:fitmaxforce.B9</svg:desc>
                </draw:g>
              </table:table-cell>
              <table:table-cell office:value-type="float" office:value="0.09656293">
                <text:p>0.09656293</text:p>
                <draw:g>
                  <svg:desc>fitmaxforce.D2:fitmaxforce.D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3">
                <text:p>53</text:p>
              </table:table-cell>
              <table:table-cell office:value-type="float" office:value="0.08808116">
                <text:p>0.08808116</text:p>
              </table:table-cell>
              <table:table-cell office:value-type="float" office:value="0.10940444">
                <text:p>0.109404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5">
                <text:p>65</text:p>
              </table:table-cell>
              <table:table-cell office:value-type="float" office:value="0.09386459">
                <text:p>0.09386459</text:p>
              </table:table-cell>
              <table:table-cell office:value-type="float" office:value="0.12532942">
                <text:p>0.125329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7">
                <text:p>77</text:p>
              </table:table-cell>
              <table:table-cell office:value-type="float" office:value="0.12121474">
                <text:p>0.12121474</text:p>
              </table:table-cell>
              <table:table-cell office:value-type="float" office:value="0.13749795">
                <text:p>0.137497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9">
                <text:p>89</text:p>
              </table:table-cell>
              <table:table-cell office:value-type="float" office:value="0.11526691">
                <text:p>0.11526691</text:p>
              </table:table-cell>
              <table:table-cell office:value-type="float" office:value="0.16333954">
                <text:p>0.163339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6">
                <text:p>136</text:p>
              </table:table-cell>
              <table:table-cell office:value-type="float" office:value="0.19942608">
                <text:p>0.19942608</text:p>
              </table:table-cell>
              <table:table-cell office:value-type="float" office:value="0.20040934">
                <text:p>0.200409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4">
                <text:p>184</text:p>
              </table:table-cell>
              <table:table-cell office:value-type="float" office:value="0.28752667">
                <text:p>0.28752667</text:p>
              </table:table-cell>
              <table:table-cell office:value-type="float" office:value="0.25254471">
                <text:p>0.252544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2">
                <text:p>232</text:p>
              </table:table-cell>
              <table:table-cell office:value-type="float" office:value="0.34056371">
                <text:p>0.34056371</text:p>
              </table:table-cell>
              <table:table-cell office:value-type="float" office:value="0.30568274">
                <text:p>0.30568274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MacOSX_X86_64 LibreOffice_project/9b0d9b32d5dcda91d2f1a96dc04c645c450872bf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471cm" svg:y="4.203cm" style:legend-expansion="high" chart:style-name="ch2"/>
        <chart:plot-area chart:style-name="ch3" table:cell-range-address="fitmaxforce.A2:fitmaxforce.A9 fitmaxforce.C1:fitmaxforce.C9" chart:data-source-has-labels="row" svg:x="0.32cm" svg:y="0.18cm" svg:width="13.831cm" svg:height="8.64cm">
          <chartooo:coordinate-region svg:x="1.402cm" svg:y="0.377cm" svg:width="12.471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itmaxforce.C2:fitmaxforce.C9" chart:label-cell-address="fitmaxforce.C1:fitmaxforce.C1" chart:class="chart:scatter">
            <chart:domain table:cell-range-address="fitmaxforce.A2:fitmaxforce.A9"/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b</text:p>
                <draw:g>
                  <svg:desc>fitmaxforce.C1:fitmaxforce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1">
                <text:p>41</text:p>
                <draw:g>
                  <svg:desc>fitmaxforce.A2:fitmaxforce.A9</svg:desc>
                </draw:g>
              </table:table-cell>
              <table:table-cell office:value-type="float" office:value="0.00550554">
                <text:p>0.00550554</text:p>
                <draw:g>
                  <svg:desc>fitmaxforce.C2:fitmaxforce.C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3">
                <text:p>53</text:p>
              </table:table-cell>
              <table:table-cell office:value-type="float" office:value="0.00416033">
                <text:p>0.004160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5">
                <text:p>65</text:p>
              </table:table-cell>
              <table:table-cell office:value-type="float" office:value="0.00310936">
                <text:p>0.003109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7">
                <text:p>77</text:p>
              </table:table-cell>
              <table:table-cell office:value-type="float" office:value="0.00262412">
                <text:p>0.002624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9">
                <text:p>89</text:p>
              </table:table-cell>
              <table:table-cell office:value-type="float" office:value="0.00327456">
                <text:p>0.003274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6">
                <text:p>136</text:p>
              </table:table-cell>
              <table:table-cell office:value-type="float" office:value="0.00373338">
                <text:p>0.003733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4">
                <text:p>184</text:p>
              </table:table-cell>
              <table:table-cell office:value-type="float" office:value="0.00588967">
                <text:p>0.005889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2">
                <text:p>232</text:p>
              </table:table-cell>
              <table:table-cell office:value-type="float" office:value="0.00479243">
                <text:p>0.00479243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MacOSX_X86_64 LibreOffice_project/9b0d9b32d5dcda91d2f1a96dc04c645c450872bf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471cm" svg:y="3.956cm" style:legend-expansion="high" chart:style-name="ch2"/>
        <chart:plot-area chart:style-name="ch3" table:cell-range-address="fitminforce.A2:fitminforce.B9 fitminforce.B1:fitminforce.B1 fitminforce.D1:fitminforce.D9" chart:data-source-has-labels="row" svg:x="1.33cm" svg:y="0.18cm" svg:width="12.821cm" svg:height="7.66cm">
          <chartooo:coordinate-region svg:x="1.766cm" svg:y="0.378cm" svg:width="11.922cm" svg:height="6.819cm"/>
          <chart:axis chart:dimension="x" chart:name="primary-x" chart:style-name="ch4">
            <chart:title svg:x="6.748cm" svg:y="8.021cm" chart:style-name="ch5">
              <text:p>mass (gram)</text:p>
            </chart:title>
          </chart:axis>
          <chart:axis chart:dimension="y" chart:name="primary-y" chart:style-name="ch4">
            <chart:title svg:x="0.451cm" svg:y="4.818cm" chart:style-name="ch6">
              <text:p>values (N)</text:p>
            </chart:title>
            <chart:grid chart:style-name="ch7" chart:class="major"/>
          </chart:axis>
          <chart:series chart:style-name="ch8" chart:values-cell-range-address="fitminforce.B2:fitminforce.B9" chart:label-cell-address="fitminforce.B1:fitminforce.B1" chart:class="chart:scatter">
            <chart:domain table:cell-range-address="fitminforce.A2:fitminforce.A9"/>
            <chart:data-point chart:repeated="8"/>
          </chart:series>
          <chart:series chart:style-name="ch9" chart:values-cell-range-address="fitminforce.D2:fitminforce.D9" chart:label-cell-address="fitminforce.D1:fitminforce.D1" chart:class="chart:scatte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</text:p>
                <draw:g>
                  <svg:desc>fitminforce.B1:fitminforce.B1</svg:desc>
                </draw:g>
              </table:table-cell>
              <table:table-cell office:value-type="string">
                <text:p>c</text:p>
                <draw:g>
                  <svg:desc>fitminforce.D1:fitminforce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1">
                <text:p>41</text:p>
                <draw:g>
                  <svg:desc>fitminforce.A2:fitminforce.A9</svg:desc>
                </draw:g>
              </table:table-cell>
              <table:table-cell office:value-type="float" office:value="NaN">
                <text:p>NaN</text:p>
                <draw:g>
                  <svg:desc>fitminforce.B2:fitminforce.B9</svg:desc>
                </draw:g>
              </table:table-cell>
              <table:table-cell office:value-type="float" office:value="NaN">
                <text:p>NaN</text:p>
                <draw:g>
                  <svg:desc>fitminforce.D2:fitminforce.D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3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7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9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6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4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2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MacOSX_X86_64 LibreOffice_project/9b0d9b32d5dcda91d2f1a96dc04c645c450872bf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471cm" svg:y="4.203cm" style:legend-expansion="high" chart:style-name="ch2"/>
        <chart:plot-area chart:style-name="ch3" table:cell-range-address="fitminforce.A2:fitminforce.A9 fitminforce.C1:fitminforce.C9" chart:data-source-has-labels="row" svg:x="0.32cm" svg:y="0.18cm" svg:width="13.831cm" svg:height="8.64cm">
          <chartooo:coordinate-region svg:x="0.756cm" svg:y="0.377cm" svg:width="12.932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itminforce.C2:fitminforce.C9" chart:label-cell-address="fitminforce.C1:fitminforce.C1" chart:class="chart:scatter">
            <chart:domain table:cell-range-address="fitminforce.A2:fitminforce.A9"/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b</text:p>
                <draw:g>
                  <svg:desc>fitminforce.C1:fitminforce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1">
                <text:p>41</text:p>
                <draw:g>
                  <svg:desc>fitminforce.A2:fitminforce.A9</svg:desc>
                </draw:g>
              </table:table-cell>
              <table:table-cell office:value-type="float" office:value="NaN">
                <text:p>NaN</text:p>
                <draw:g>
                  <svg:desc>fitminforce.C2:fitminforce.C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3">
                <text:p>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7">
                <text:p>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9">
                <text:p>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6">
                <text:p>1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4">
                <text:p>1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2">
                <text:p>23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MacOSX_X86_64 LibreOffice_project/9b0d9b32d5dcda91d2f1a96dc04c645c450872bf</meta:generator>
  </office:meta>
</office:document-meta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ignore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47cm" chart:symbol-height="0.247cm" chart:link-data-style-to-source="tru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width="0.026cm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5.999cm" svg:height="8.999cm" xlink:href=".." xlink:type="simple" chart:class="chart:scatter" chart:style-name="ch1">
        <chart:legend chart:legend-position="end" svg:x="13.454cm" svg:y="4.002cm" style:legend-expansion="high" chart:style-name="ch2"/>
        <chart:plot-area chart:style-name="ch3" table:cell-range-address="41g.A2:41g.A14 41g.D1:41g.D14 41g.H1:41g.H14" chart:data-source-has-labels="row" svg:x="0.319cm" svg:y="0.179cm" svg:width="12.816cm" svg:height="8.641cm">
          <chartooo:coordinate-region svg:x="1.032cm" svg:y="0.354cm" svg:width="11.732cm" svg:height="7.8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41g.D2:41g.D14" chart:label-cell-address="41g.D1:41g.D1" chart:class="chart:scatter">
            <chart:domain table:cell-range-address="41g.A2:41g.A14"/>
            <chart:data-point chart:repeated="13"/>
          </chart:series>
          <chart:series chart:style-name="ch8" chart:values-cell-range-address="41g.H2:41g.H14" chart:label-cell-address="41g.H1:41g.H1" chart:class="chart:scatter"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admax</text:p>
                <draw:g>
                  <svg:desc>41g.D1:41g.D1</svg:desc>
                </draw:g>
              </table:table-cell>
              <table:table-cell office:value-type="string">
                <text:p>madmin</text:p>
                <draw:g>
                  <svg:desc>41g.H1:41g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41g.A2:41g.A14</svg:desc>
                </draw:g>
              </table:table-cell>
              <table:table-cell office:value-type="float" office:value="0.204287425994873">
                <text:p>0.204287425994873</text:p>
                <draw:g>
                  <svg:desc>41g.D2:41g.D14</svg:desc>
                </draw:g>
              </table:table-cell>
              <table:table-cell office:value-type="float" office:value="0.208447365297212">
                <text:p>0.208447365297212</text:p>
                <draw:g>
                  <svg:desc>41g.H2:41g.H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0.178263550624251">
                <text:p>0.178263550624251</text:p>
              </table:table-cell>
              <table:table-cell office:value-type="float" office:value="0.211036925682655">
                <text:p>0.2110369256826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">
                <text:p>50</text:p>
              </table:table-cell>
              <table:table-cell office:value-type="float" office:value="0.140546582748451">
                <text:p>0.140546582748451</text:p>
              </table:table-cell>
              <table:table-cell office:value-type="float" office:value="0.179492029989384">
                <text:p>0.1794920299893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0.200365330521211">
                <text:p>0.200365330521211</text:p>
              </table:table-cell>
              <table:table-cell office:value-type="float" office:value="0.210331456036592">
                <text:p>0.2103314560365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0">
                <text:p>150</text:p>
              </table:table-cell>
              <table:table-cell office:value-type="float" office:value="0.118668261358133">
                <text:p>0.118668261358133</text:p>
              </table:table-cell>
              <table:table-cell office:value-type="float" office:value="0.150228209312218">
                <text:p>0.1502282093122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">
                <text:p>200</text:p>
              </table:table-cell>
              <table:table-cell office:value-type="float" office:value="0.119466367512941">
                <text:p>0.119466367512941</text:p>
              </table:table-cell>
              <table:table-cell office:value-type="float" office:value="0.167680979756171">
                <text:p>0.1676809797561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">
                <text:p>300</text:p>
              </table:table-cell>
              <table:table-cell office:value-type="float" office:value="0.134132100350639">
                <text:p>0.134132100350639</text:p>
              </table:table-cell>
              <table:table-cell office:value-type="float" office:value="0.15448070736473">
                <text:p>0.154480707364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">
                <text:p>400</text:p>
              </table:table-cell>
              <table:table-cell office:value-type="float" office:value="0.315307036973536">
                <text:p>0.315307036973536</text:p>
              </table:table-cell>
              <table:table-cell office:value-type="float" office:value="0.333854920940648">
                <text:p>0.3338549209406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0">
                <text:p>600</text:p>
              </table:table-cell>
              <table:table-cell office:value-type="float" office:value="0.424144950373873">
                <text:p>0.424144950373873</text:p>
              </table:table-cell>
              <table:table-cell office:value-type="float" office:value="0.407629206448634">
                <text:p>0.4076292064486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00">
                <text:p>800</text:p>
              </table:table-cell>
              <table:table-cell office:value-type="float" office:value="1.18716152130611">
                <text:p>1.18716152130611</text:p>
              </table:table-cell>
              <table:table-cell office:value-type="float" office:value="0.893289793586731">
                <text:p>0.8932897935867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">
                <text:p>1000</text:p>
              </table:table-cell>
              <table:table-cell office:value-type="float" office:value="0.893873691558838">
                <text:p>0.893873691558838</text:p>
              </table:table-cell>
              <table:table-cell office:value-type="float" office:value="1.00704566478729">
                <text:p>1.007045664787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00">
                <text:p>1400</text:p>
              </table:table-cell>
              <table:table-cell office:value-type="float" office:value="0.895674310624599">
                <text:p>0.895674310624599</text:p>
              </table:table-cell>
              <table:table-cell office:value-type="float" office:value="1.09405470719387">
                <text:p>1.0940547071938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00">
                <text:p>1800</text:p>
              </table:table-cell>
              <table:table-cell office:value-type="float" office:value="1.05646105837231">
                <text:p>1.05646105837231</text:p>
              </table:table-cell>
              <table:table-cell office:value-type="float" office:value="2.16372150844998">
                <text:p>2.1637215084499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MacOSX_X86_64 LibreOffice_project/9b0d9b32d5dcda91d2f1a96dc04c645c450872bf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63cm" svg:y="4.203cm" style:legend-expansion="high" chart:style-name="ch2"/>
        <chart:plot-area chart:style-name="ch3" table:cell-range-address="53g.A1:53g.A14 53g.K2:53g.K14" chart:data-source-has-labels="row" svg:x="0.32cm" svg:y="0.18cm" svg:width="12.423cm" svg:height="8.64cm">
          <chartooo:coordinate-region svg:x="1.402cm" svg:y="0.378cm" svg:width="10.97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53g.K2:53g.K14" chart:label-cell-address="53g.A1:53g.A1" chart:class="chart:scatter">
            <chart:domain table:cell-range-address="53g.A2:53g.A14"/>
            <chart:data-point chart:repeated="1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(mm/min)</text:p>
                <draw:g>
                  <svg:desc>53g.A1:53g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53g.A2:53g.A14</svg:desc>
                </draw:g>
              </table:table-cell>
              <table:table-cell office:value-type="float" office:value="0.0340700973596036">
                <text:p>0.0340700973596036</text:p>
                <draw:g>
                  <svg:desc>53g.K2:53g.K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0.0292220051503841">
                <text:p>0.02922200515038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">
                <text:p>50</text:p>
              </table:table-cell>
              <table:table-cell office:value-type="float" office:value="0.0214209302727663">
                <text:p>0.02142093027276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0.0197323386122781">
                <text:p>0.01973233861227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0">
                <text:p>150</text:p>
              </table:table-cell>
              <table:table-cell office:value-type="float" office:value="0.0163980214592981">
                <text:p>0.016398021459298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">
                <text:p>200</text:p>
              </table:table-cell>
              <table:table-cell office:value-type="float" office:value="0.00915395878255351">
                <text:p>0.009153958782553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">
                <text:p>300</text:p>
              </table:table-cell>
              <table:table-cell office:value-type="float" office:value="0.008460155688226">
                <text:p>0.0084601556882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">
                <text:p>400</text:p>
              </table:table-cell>
              <table:table-cell office:value-type="float" office:value="0.00402421043499501">
                <text:p>0.004024210434995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0">
                <text:p>6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00">
                <text:p>800</text:p>
              </table:table-cell>
              <table:table-cell office:value-type="float" office:value="0.00113274219135422">
                <text:p>0.001132742191354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">
                <text:p>1000</text:p>
              </table:table-cell>
              <table:table-cell office:value-type="float" office:value="0.00485460273921472">
                <text:p>0.004854602739214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00">
                <text:p>1400</text:p>
              </table:table-cell>
              <table:table-cell office:value-type="float" office:value="0.00254866667091821">
                <text:p>0.002548666670918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00">
                <text:p>1800</text:p>
              </table:table-cell>
              <table:table-cell office:value-type="float" office:value="0.0118937771767376">
                <text:p>0.0118937771767376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MacOSX_X86_64 LibreOffice_project/9b0d9b32d5dcda91d2f1a96dc04c645c450872bf</meta:generator>
  </office:meta>
</office:document-meta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ignore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47cm" chart:symbol-height="0.247cm" chart:link-data-style-to-source="tru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width="0.026cm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5.998cm" svg:height="8.999cm" xlink:href=".." xlink:type="simple" chart:class="chart:scatter" chart:style-name="ch1">
        <chart:legend chart:legend-position="end" svg:x="12.922cm" svg:y="4.002cm" style:legend-expansion="high" chart:style-name="ch2"/>
        <chart:plot-area chart:style-name="ch3" table:cell-range-address="53g.A2:53g.B14 53g.B1:53g.B1 53g.F1:53g.F14" chart:data-source-has-labels="row" svg:x="0.319cm" svg:y="0.179cm" svg:width="12.284cm" svg:height="8.641cm">
          <chartooo:coordinate-region svg:x="1.217cm" svg:y="0.353cm" svg:width="11.015cm" svg:height="7.87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53g.B2:53g.B14" chart:label-cell-address="53g.B1:53g.B1" chart:class="chart:scatter">
            <chart:domain table:cell-range-address="53g.A2:53g.A14"/>
            <chart:data-point chart:repeated="13"/>
          </chart:series>
          <chart:series chart:style-name="ch8" chart:values-cell-range-address="53g.F2:53g.F14" chart:label-cell-address="53g.F1:53g.F1" chart:class="chart:scatter"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ax average</text:p>
                <draw:g>
                  <svg:desc>53g.B1:53g.B1</svg:desc>
                </draw:g>
              </table:table-cell>
              <table:table-cell office:value-type="string">
                <text:p>min average</text:p>
                <draw:g>
                  <svg:desc>53g.F1:53g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53g.A2:53g.A14</svg:desc>
                </draw:g>
              </table:table-cell>
              <table:table-cell office:value-type="float" office:value="0.203957632184029">
                <text:p>0.203957632184029</text:p>
                <draw:g>
                  <svg:desc>53g.B2:53g.B14</svg:desc>
                </draw:g>
              </table:table-cell>
              <table:table-cell office:value-type="float" office:value="0.0669741681937514">
                <text:p>0.0669741681937514</text:p>
                <draw:g>
                  <svg:desc>53g.F2:53g.F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0.185760853579268">
                <text:p>0.185760853579268</text:p>
              </table:table-cell>
              <table:table-cell office:value-type="float" office:value="0.0718222604029709">
                <text:p>0.07182226040297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">
                <text:p>50</text:p>
              </table:table-cell>
              <table:table-cell office:value-type="float" office:value="0.17810251679219">
                <text:p>0.17810251679219</text:p>
              </table:table-cell>
              <table:table-cell office:value-type="float" office:value="0.0796233352805887">
                <text:p>0.07962333528058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0.155080450796767">
                <text:p>0.155080450796767</text:p>
              </table:table-cell>
              <table:table-cell office:value-type="float" office:value="0.0813119269410769">
                <text:p>0.08131192694107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0">
                <text:p>150</text:p>
              </table:table-cell>
              <table:table-cell office:value-type="float" office:value="0.156435268223286">
                <text:p>0.156435268223286</text:p>
              </table:table-cell>
              <table:table-cell office:value-type="float" office:value="0.0846462440940569">
                <text:p>0.08464624409405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">
                <text:p>200</text:p>
              </table:table-cell>
              <table:table-cell office:value-type="float" office:value="0.149948151829915">
                <text:p>0.149948151829915</text:p>
              </table:table-cell>
              <table:table-cell office:value-type="float" office:value="0.0918903067708015">
                <text:p>0.09189030677080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">
                <text:p>300</text:p>
              </table:table-cell>
              <table:table-cell office:value-type="float" office:value="0.134099686687643">
                <text:p>0.134099686687643</text:p>
              </table:table-cell>
              <table:table-cell office:value-type="float" office:value="0.092584109865129">
                <text:p>0.0925841098651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">
                <text:p>400</text:p>
              </table:table-cell>
              <table:table-cell office:value-type="float" office:value="0.128867199271917">
                <text:p>0.128867199271917</text:p>
              </table:table-cell>
              <table:table-cell office:value-type="float" office:value="0.09702005511836">
                <text:p>0.097020055118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0">
                <text:p>600</text:p>
              </table:table-cell>
              <table:table-cell office:value-type="float" office:value="0.124831812083721">
                <text:p>0.124831812083721</text:p>
              </table:table-cell>
              <table:table-cell office:value-type="float" office:value="0.101044265553355">
                <text:p>0.1010442655533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00">
                <text:p>800</text:p>
              </table:table-cell>
              <table:table-cell office:value-type="float" office:value="0.116973424330354">
                <text:p>0.116973424330354</text:p>
              </table:table-cell>
              <table:table-cell office:value-type="float" office:value="0.0999115233620008">
                <text:p>0.09991152336200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">
                <text:p>1000</text:p>
              </table:table-cell>
              <table:table-cell office:value-type="float" office:value="0.112598216533661">
                <text:p>0.112598216533661</text:p>
              </table:table-cell>
              <table:table-cell office:value-type="float" office:value="0.0961896628141403">
                <text:p>0.09618966281414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00">
                <text:p>1400</text:p>
              </table:table-cell>
              <table:table-cell office:value-type="float" office:value="0.106020230267729">
                <text:p>0.106020230267729</text:p>
              </table:table-cell>
              <table:table-cell office:value-type="float" office:value="0.0984955988824368">
                <text:p>0.09849559888243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00">
                <text:p>1800</text:p>
              </table:table-cell>
              <table:table-cell office:value-type="float" office:value="0.101044264932474">
                <text:p>0.101044264932474</text:p>
              </table:table-cell>
              <table:table-cell office:value-type="float" office:value="0.0891504883766174">
                <text:p>0.089150488376617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MacOSX_X86_64 LibreOffice_project/9b0d9b32d5dcda91d2f1a96dc04c645c450872bf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ignore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47cm" chart:symbol-height="0.247cm" chart:link-data-style-to-source="tru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width="0.026cm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5.998cm" svg:height="8.999cm" xlink:href=".." xlink:type="simple" chart:class="chart:scatter" chart:style-name="ch1">
        <chart:legend chart:legend-position="end" svg:x="12.599cm" svg:y="4.002cm" style:legend-expansion="high" chart:style-name="ch2"/>
        <chart:plot-area chart:style-name="ch3" table:cell-range-address="53g.A2:53g.A14 53g.C1:53g.C14 53g.G1:53g.G14" chart:data-source-has-labels="row" svg:x="0.319cm" svg:y="0.179cm" svg:width="11.961cm" svg:height="8.641cm">
          <chartooo:coordinate-region svg:x="0.755cm" svg:y="0.353cm" svg:width="10.97cm" svg:height="7.87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53g.C2:53g.C14" chart:label-cell-address="53g.C1:53g.C1" chart:class="chart:scatter">
            <chart:domain table:cell-range-address="53g.A2:53g.A14"/>
            <chart:data-point chart:repeated="13"/>
          </chart:series>
          <chart:series chart:style-name="ch8" chart:values-cell-range-address="53g.G2:53g.G14" chart:label-cell-address="53g.G1:53g.G1" chart:class="chart:scatter"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ax frequency</text:p>
                <draw:g>
                  <svg:desc>53g.C1:53g.C1</svg:desc>
                </draw:g>
              </table:table-cell>
              <table:table-cell office:value-type="string">
                <text:p>min frequency</text:p>
                <draw:g>
                  <svg:desc>53g.G1:53g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53g.A2:53g.A14</svg:desc>
                </draw:g>
              </table:table-cell>
              <table:table-cell office:value-type="float" office:value="1.17022915544181">
                <text:p>1.17022915544181</text:p>
                <draw:g>
                  <svg:desc>53g.C2:53g.C14</svg:desc>
                </draw:g>
              </table:table-cell>
              <table:table-cell office:value-type="float" office:value="1.16751817177082">
                <text:p>1.16751817177082</text:p>
                <draw:g>
                  <svg:desc>53g.G2:53g.G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0.874596789479256">
                <text:p>0.874596789479256</text:p>
              </table:table-cell>
              <table:table-cell office:value-type="float" office:value="0.854854629153297">
                <text:p>0.8548546291532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">
                <text:p>50</text:p>
              </table:table-cell>
              <table:table-cell office:value-type="float" office:value="0.761015583092058">
                <text:p>0.761015583092058</text:p>
              </table:table-cell>
              <table:table-cell office:value-type="float" office:value="0.768093858446394">
                <text:p>0.7680938584463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0.703519814892819">
                <text:p>0.703519814892819</text:p>
              </table:table-cell>
              <table:table-cell office:value-type="float" office:value="0.713748944600423">
                <text:p>0.7137489446004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0">
                <text:p>150</text:p>
              </table:table-cell>
              <table:table-cell office:value-type="float" office:value="1.04813038825989">
                <text:p>1.04813038825989</text:p>
              </table:table-cell>
              <table:table-cell office:value-type="float" office:value="0.987605193875871">
                <text:p>0.9876051938758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">
                <text:p>200</text:p>
              </table:table-cell>
              <table:table-cell office:value-type="float" office:value="1.39145118762285">
                <text:p>1.39145118762285</text:p>
              </table:table-cell>
              <table:table-cell office:value-type="float" office:value="1.34832164049149">
                <text:p>1.348321640491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">
                <text:p>300</text:p>
              </table:table-cell>
              <table:table-cell office:value-type="float" office:value="2.3635979348963">
                <text:p>2.3635979348963</text:p>
              </table:table-cell>
              <table:table-cell office:value-type="float" office:value="2.19161947568258">
                <text:p>2.191619475682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">
                <text:p>400</text:p>
              </table:table-cell>
              <table:table-cell office:value-type="float" office:value="2.65336976051331">
                <text:p>2.65336976051331</text:p>
              </table:table-cell>
              <table:table-cell office:value-type="float" office:value="2.74389259438766">
                <text:p>2.743892594387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0">
                <text:p>600</text:p>
              </table:table-cell>
              <table:table-cell office:value-type="float" office:value="5.31775050163269">
                <text:p>5.31775050163269</text:p>
              </table:table-cell>
              <table:table-cell office:value-type="float" office:value="4.43338457743327">
                <text:p>4.433384577433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00">
                <text:p>800</text:p>
              </table:table-cell>
              <table:table-cell office:value-type="float" office:value="6.16647791862488">
                <text:p>6.16647791862488</text:p>
              </table:table-cell>
              <table:table-cell office:value-type="float" office:value="8.00567889213562">
                <text:p>8.0056788921356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">
                <text:p>1000</text:p>
              </table:table-cell>
              <table:table-cell office:value-type="float" office:value="9.80872764587402">
                <text:p>9.80872764587402</text:p>
              </table:table-cell>
              <table:table-cell office:value-type="float" office:value="7.28578042984009">
                <text:p>7.2857804298400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00">
                <text:p>1400</text:p>
              </table:table-cell>
              <table:table-cell office:value-type="float" office:value="7.73333971840995">
                <text:p>7.73333971840995</text:p>
              </table:table-cell>
              <table:table-cell office:value-type="float" office:value="9.44977235794067">
                <text:p>9.449772357940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00">
                <text:p>1800</text:p>
              </table:table-cell>
              <table:table-cell office:value-type="float" office:value="15.399561882019">
                <text:p>15.399561882019</text:p>
              </table:table-cell>
              <table:table-cell office:value-type="float" office:value="9.90001058578491">
                <text:p>9.9000105857849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MacOSX_X86_64 LibreOffice_project/9b0d9b32d5dcda91d2f1a96dc04c645c450872bf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ignore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47cm" chart:symbol-height="0.247cm" chart:link-data-style-to-source="tru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width="0.026cm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5.998cm" svg:height="8.999cm" xlink:href=".." xlink:type="simple" chart:class="chart:scatter" chart:style-name="ch1">
        <chart:legend chart:legend-position="end" svg:x="13.453cm" svg:y="4.002cm" style:legend-expansion="high" chart:style-name="ch2"/>
        <chart:plot-area chart:style-name="ch3" table:cell-range-address="53g.A2:53g.A14 53g.D1:53g.D14 53g.H1:53g.H14" chart:data-source-has-labels="row" svg:x="0.319cm" svg:y="0.179cm" svg:width="12.815cm" svg:height="8.641cm">
          <chartooo:coordinate-region svg:x="1.032cm" svg:y="0.353cm" svg:width="11.731cm" svg:height="7.87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53g.D2:53g.D14" chart:label-cell-address="53g.D1:53g.D1" chart:class="chart:scatter">
            <chart:domain table:cell-range-address="53g.A2:53g.A14"/>
            <chart:data-point chart:repeated="13"/>
          </chart:series>
          <chart:series chart:style-name="ch8" chart:values-cell-range-address="53g.H2:53g.H14" chart:label-cell-address="53g.H1:53g.H1" chart:class="chart:scatter"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admax</text:p>
                <draw:g>
                  <svg:desc>53g.D1:53g.D1</svg:desc>
                </draw:g>
              </table:table-cell>
              <table:table-cell office:value-type="string">
                <text:p>madmin</text:p>
                <draw:g>
                  <svg:desc>53g.H1:53g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53g.A2:53g.A14</svg:desc>
                </draw:g>
              </table:table-cell>
              <table:table-cell office:value-type="float" office:value="0.145608533435146">
                <text:p>0.145608533435146</text:p>
                <draw:g>
                  <svg:desc>53g.D2:53g.D14</svg:desc>
                </draw:g>
              </table:table-cell>
              <table:table-cell office:value-type="float" office:value="0.147241229534716">
                <text:p>0.147241229534716</text:p>
                <draw:g>
                  <svg:desc>53g.H2:53g.H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0.161320814862847">
                <text:p>0.161320814862847</text:p>
              </table:table-cell>
              <table:table-cell office:value-type="float" office:value="0.14228786344521">
                <text:p>0.142287863445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">
                <text:p>50</text:p>
              </table:table-cell>
              <table:table-cell office:value-type="float" office:value="0.129864751524075">
                <text:p>0.129864751524075</text:p>
              </table:table-cell>
              <table:table-cell office:value-type="float" office:value="0.126925949174531">
                <text:p>0.1269259491745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0.131523777078063">
                <text:p>0.131523777078063</text:p>
              </table:table-cell>
              <table:table-cell office:value-type="float" office:value="0.137148071628147">
                <text:p>0.1371480716281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0">
                <text:p>150</text:p>
              </table:table-cell>
              <table:table-cell office:value-type="float" office:value="0.259807900619507">
                <text:p>0.259807900619507</text:p>
              </table:table-cell>
              <table:table-cell office:value-type="float" office:value="0.250145542108109">
                <text:p>0.2501455421081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">
                <text:p>200</text:p>
              </table:table-cell>
              <table:table-cell office:value-type="float" office:value="0.37024861021625">
                <text:p>0.37024861021625</text:p>
              </table:table-cell>
              <table:table-cell office:value-type="float" office:value="0.39637432217598">
                <text:p>0.396374322175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">
                <text:p>300</text:p>
              </table:table-cell>
              <table:table-cell office:value-type="float" office:value="0.736463958566839">
                <text:p>0.736463958566839</text:p>
              </table:table-cell>
              <table:table-cell office:value-type="float" office:value="0.706234673659007">
                <text:p>0.7062346736590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">
                <text:p>400</text:p>
              </table:table-cell>
              <table:table-cell office:value-type="float" office:value="0.785367140769958">
                <text:p>0.785367140769958</text:p>
              </table:table-cell>
              <table:table-cell office:value-type="float" office:value="0.74883632976923">
                <text:p>0.748836329769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0">
                <text:p>600</text:p>
              </table:table-cell>
              <table:table-cell office:value-type="float" office:value="1.95256533622742">
                <text:p>1.95256533622742</text:p>
              </table:table-cell>
              <table:table-cell office:value-type="float" office:value="1.43323771158854">
                <text:p>1.433237711588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00">
                <text:p>800</text:p>
              </table:table-cell>
              <table:table-cell office:value-type="float" office:value="1.42510944604874">
                <text:p>1.42510944604874</text:p>
              </table:table-cell>
              <table:table-cell office:value-type="float" office:value="2.40579787890116">
                <text:p>2.405797878901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">
                <text:p>1000</text:p>
              </table:table-cell>
              <table:table-cell office:value-type="float" office:value="2.15350845336914">
                <text:p>2.15350845336914</text:p>
              </table:table-cell>
              <table:table-cell office:value-type="float" office:value="2.04084246499198">
                <text:p>2.040842464991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00">
                <text:p>1400</text:p>
              </table:table-cell>
              <table:table-cell office:value-type="float" office:value="2.89527219655562">
                <text:p>2.89527219655562</text:p>
              </table:table-cell>
              <table:table-cell office:value-type="float" office:value="3.0045382976532">
                <text:p>3.00453829765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00">
                <text:p>1800</text:p>
              </table:table-cell>
              <table:table-cell office:value-type="float" office:value="1.33319727579753">
                <text:p>1.33319727579753</text:p>
              </table:table-cell>
              <table:table-cell office:value-type="float" office:value="1.79993104934692">
                <text:p>1.7999310493469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MacOSX_X86_64 LibreOffice_project/9b0d9b32d5dcda91d2f1a96dc04c645c450872bf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ignore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47cm" chart:symbol-height="0.247cm" chart:link-data-style-to-source="tru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width="0.026cm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5.998cm" svg:height="8.999cm" xlink:href=".." xlink:type="simple" chart:class="chart:scatter" chart:style-name="ch1">
        <chart:legend chart:legend-position="end" svg:x="12.922cm" svg:y="4.002cm" style:legend-expansion="high" chart:style-name="ch2"/>
        <chart:plot-area chart:style-name="ch3" table:cell-range-address="65g.A2:65g.B14 65g.B1:65g.B1 65g.F1:65g.F14" chart:data-source-has-labels="row" svg:x="0.319cm" svg:y="0.179cm" svg:width="12.284cm" svg:height="8.641cm">
          <chartooo:coordinate-region svg:x="1.217cm" svg:y="0.353cm" svg:width="11.015cm" svg:height="7.87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65g.B2:65g.B14" chart:label-cell-address="65g.B1:65g.B1" chart:class="chart:scatter">
            <chart:domain table:cell-range-address="65g.A2:65g.A14"/>
            <chart:data-point chart:repeated="13"/>
          </chart:series>
          <chart:series chart:style-name="ch8" chart:values-cell-range-address="65g.F2:65g.F14" chart:label-cell-address="65g.F1:65g.F1" chart:class="chart:scatter"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ax average</text:p>
                <draw:g>
                  <svg:desc>65g.B1:65g.B1</svg:desc>
                </draw:g>
              </table:table-cell>
              <table:table-cell office:value-type="string">
                <text:p>min average</text:p>
                <draw:g>
                  <svg:desc>65g.F1:65g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65g.A2:65g.A14</svg:desc>
                </draw:g>
              </table:table-cell>
              <table:table-cell office:value-type="float" office:value="0.232245398685336">
                <text:p>0.232245398685336</text:p>
                <draw:g>
                  <svg:desc>65g.B2:65g.B14</svg:desc>
                </draw:g>
              </table:table-cell>
              <table:table-cell office:value-type="float" office:value="0.0745923410923708">
                <text:p>0.0745923410923708</text:p>
                <draw:g>
                  <svg:desc>65g.F2:65g.F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0.203413198311482">
                <text:p>0.203413198311482</text:p>
              </table:table-cell>
              <table:table-cell office:value-type="float" office:value="0.080181805505639">
                <text:p>0.0801818055056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">
                <text:p>50</text:p>
              </table:table-cell>
              <table:table-cell office:value-type="float" office:value="0.198423591256141">
                <text:p>0.198423591256141</text:p>
              </table:table-cell>
              <table:table-cell office:value-type="float" office:value="0.0883468735430921">
                <text:p>0.08834687354309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0.187610397615083">
                <text:p>0.187610397615083</text:p>
              </table:table-cell>
              <table:table-cell office:value-type="float" office:value="0.104437776448496">
                <text:p>0.1044377764484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0">
                <text:p>150</text:p>
              </table:table-cell>
              <table:table-cell office:value-type="float" office:value="0.186357115028482">
                <text:p>0.186357115028482</text:p>
              </table:table-cell>
              <table:table-cell office:value-type="float" office:value="0.106551402558883">
                <text:p>0.1065514025588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">
                <text:p>200</text:p>
              </table:table-cell>
              <table:table-cell office:value-type="float" office:value="0.174336125584025">
                <text:p>0.174336125584025</text:p>
              </table:table-cell>
              <table:table-cell office:value-type="float" office:value="0.104152012918446">
                <text:p>0.1041520129184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">
                <text:p>300</text:p>
              </table:table-cell>
              <table:table-cell office:value-type="float" office:value="0.163865325706345">
                <text:p>0.163865325706345</text:p>
              </table:table-cell>
              <table:table-cell office:value-type="float" office:value="0.119980743871285">
                <text:p>0.1199807438712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">
                <text:p>400</text:p>
              </table:table-cell>
              <table:table-cell office:value-type="float" office:value="0.153191405534744">
                <text:p>0.153191405534744</text:p>
              </table:table-cell>
              <table:table-cell office:value-type="float" office:value="0.119889254122972">
                <text:p>0.1198892541229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0">
                <text:p>600</text:p>
              </table:table-cell>
              <table:table-cell office:value-type="float" office:value="0.144665066491473">
                <text:p>0.144665066491473</text:p>
              </table:table-cell>
              <table:table-cell office:value-type="float" office:value="0.121772412210702">
                <text:p>0.1217724122107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00">
                <text:p>800</text:p>
              </table:table-cell>
              <table:table-cell office:value-type="float" office:value="0.134480183944106">
                <text:p>0.134480183944106</text:p>
              </table:table-cell>
              <table:table-cell office:value-type="float" office:value="0.116321167908608">
                <text:p>0.1163211679086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">
                <text:p>1000</text:p>
              </table:table-cell>
              <table:table-cell office:value-type="float" office:value="0.129307063562529">
                <text:p>0.129307063562529</text:p>
              </table:table-cell>
              <table:table-cell office:value-type="float" office:value="0.115046850405633">
                <text:p>0.1150468504056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00">
                <text:p>1400</text:p>
              </table:table-cell>
              <table:table-cell office:value-type="float" office:value="0.126515701413154">
                <text:p>0.126515701413154</text:p>
              </table:table-cell>
              <table:table-cell office:value-type="float" office:value="0.10980799049139">
                <text:p>0.1098079904913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00">
                <text:p>1800</text:p>
              </table:table-cell>
              <table:table-cell office:value-type="float" office:value="0.121843205764889">
                <text:p>0.121843205764889</text:p>
              </table:table-cell>
              <table:table-cell office:value-type="float" office:value="0.107825718820095">
                <text:p>0.10782571882009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MacOSX_X86_64 LibreOffice_project/9b0d9b32d5dcda91d2f1a96dc04c645c450872bf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ignore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47cm" chart:symbol-height="0.247cm" chart:link-data-style-to-source="tru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width="0.026cm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5.998cm" svg:height="8.999cm" xlink:href=".." xlink:type="simple" chart:class="chart:scatter" chart:style-name="ch1">
        <chart:legend chart:legend-position="end" svg:x="12.599cm" svg:y="4.002cm" style:legend-expansion="high" chart:style-name="ch2"/>
        <chart:plot-area chart:style-name="ch3" table:cell-range-address="65g.A2:65g.A14 65g.C1:65g.C14 65g.G1:65g.G14" chart:data-source-has-labels="row" svg:x="0.319cm" svg:y="0.179cm" svg:width="11.961cm" svg:height="8.641cm">
          <chartooo:coordinate-region svg:x="0.755cm" svg:y="0.353cm" svg:width="10.97cm" svg:height="7.87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65g.C2:65g.C14" chart:label-cell-address="65g.C1:65g.C1" chart:class="chart:scatter">
            <chart:domain table:cell-range-address="65g.A2:65g.A14"/>
            <chart:data-point chart:repeated="13"/>
          </chart:series>
          <chart:series chart:style-name="ch8" chart:values-cell-range-address="65g.G2:65g.G14" chart:label-cell-address="65g.G1:65g.G1" chart:class="chart:scatter"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ax frequency</text:p>
                <draw:g>
                  <svg:desc>65g.C1:65g.C1</svg:desc>
                </draw:g>
              </table:table-cell>
              <table:table-cell office:value-type="string">
                <text:p>min frequency</text:p>
                <draw:g>
                  <svg:desc>65g.G1:65g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65g.A2:65g.A14</svg:desc>
                </draw:g>
              </table:table-cell>
              <table:table-cell office:value-type="float" office:value="1.11856724457307">
                <text:p>1.11856724457307</text:p>
                <draw:g>
                  <svg:desc>65g.C2:65g.C14</svg:desc>
                </draw:g>
              </table:table-cell>
              <table:table-cell office:value-type="float" office:value="1.144153992335">
                <text:p>1.144153992335</text:p>
                <draw:g>
                  <svg:desc>65g.G2:65g.G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0.848069183288082">
                <text:p>0.848069183288082</text:p>
              </table:table-cell>
              <table:table-cell office:value-type="float" office:value="0.888695247589595">
                <text:p>0.8886952475895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">
                <text:p>50</text:p>
              </table:table-cell>
              <table:table-cell office:value-type="float" office:value="0.761630358014788">
                <text:p>0.761630358014788</text:p>
              </table:table-cell>
              <table:table-cell office:value-type="float" office:value="0.761436196735927">
                <text:p>0.7614361967359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0.65204829122962">
                <text:p>0.65204829122962</text:p>
              </table:table-cell>
              <table:table-cell office:value-type="float" office:value="0.644571729453213">
                <text:p>0.6445717294532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0">
                <text:p>150</text:p>
              </table:table-cell>
              <table:table-cell office:value-type="float" office:value="0.8031177593">
                <text:p>0.8031177593</text:p>
              </table:table-cell>
              <table:table-cell office:value-type="float" office:value="0.802184090469822">
                <text:p>0.8021840904698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">
                <text:p>200</text:p>
              </table:table-cell>
              <table:table-cell office:value-type="float" office:value="1.42629164143612">
                <text:p>1.42629164143612</text:p>
              </table:table-cell>
              <table:table-cell office:value-type="float" office:value="1.41644740749049">
                <text:p>1.416447407490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">
                <text:p>300</text:p>
              </table:table-cell>
              <table:table-cell office:value-type="float" office:value="1.87405627114432">
                <text:p>1.87405627114432</text:p>
              </table:table-cell>
              <table:table-cell office:value-type="float" office:value="2.08041477203369">
                <text:p>2.080414772033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">
                <text:p>400</text:p>
              </table:table-cell>
              <table:table-cell office:value-type="float" office:value="2.61342687606811">
                <text:p>2.61342687606811</text:p>
              </table:table-cell>
              <table:table-cell office:value-type="float" office:value="2.5199357509613">
                <text:p>2.51993575096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0">
                <text:p>600</text:p>
              </table:table-cell>
              <table:table-cell office:value-type="float" office:value="4.79984045028686">
                <text:p>4.79984045028686</text:p>
              </table:table-cell>
              <table:table-cell office:value-type="float" office:value="4.016357421875">
                <text:p>4.0163574218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00">
                <text:p>800</text:p>
              </table:table-cell>
              <table:table-cell office:value-type="float" office:value="6.06687515974044">
                <text:p>6.06687515974044</text:p>
              </table:table-cell>
              <table:table-cell office:value-type="float" office:value="6.46647608280181">
                <text:p>6.466476082801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">
                <text:p>1000</text:p>
              </table:table-cell>
              <table:table-cell office:value-type="float" office:value="7.19628810882568">
                <text:p>7.19628810882568</text:p>
              </table:table-cell>
              <table:table-cell office:value-type="float" office:value="6.49992227554321">
                <text:p>6.499922275543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00">
                <text:p>1400</text:p>
              </table:table-cell>
              <table:table-cell office:value-type="float" office:value="16.3333797454834">
                <text:p>16.3333797454834</text:p>
              </table:table-cell>
              <table:table-cell office:value-type="float" office:value="14.4664243062337">
                <text:p>14.466424306233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00">
                <text:p>1800</text:p>
              </table:table-cell>
              <table:table-cell office:value-type="float" office:value="11.5496153831481">
                <text:p>11.5496153831481</text:p>
              </table:table-cell>
              <table:table-cell office:value-type="float" office:value="15.2996864318847">
                <text:p>15.299686431884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MacOSX_X86_64 LibreOffice_project/9b0d9b32d5dcda91d2f1a96dc04c645c450872bf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ignore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47cm" chart:symbol-height="0.247cm" chart:link-data-style-to-source="tru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width="0.026cm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5.998cm" svg:height="8.999cm" xlink:href=".." xlink:type="simple" chart:class="chart:scatter" chart:style-name="ch1">
        <chart:legend chart:legend-position="end" svg:x="13.453cm" svg:y="4.002cm" style:legend-expansion="high" chart:style-name="ch2"/>
        <chart:plot-area chart:style-name="ch3" table:cell-range-address="65g.A2:65g.A14 65g.D1:65g.D14 65g.H1:65g.H14" chart:data-source-has-labels="row" svg:x="0.319cm" svg:y="0.179cm" svg:width="12.815cm" svg:height="8.641cm">
          <chartooo:coordinate-region svg:x="0.755cm" svg:y="0.354cm" svg:width="12.008cm" svg:height="7.8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65g.D2:65g.D14" chart:label-cell-address="65g.D1:65g.D1" chart:class="chart:scatter">
            <chart:domain table:cell-range-address="65g.A2:65g.A14"/>
            <chart:data-point chart:repeated="13"/>
          </chart:series>
          <chart:series chart:style-name="ch8" chart:values-cell-range-address="65g.H2:65g.H14" chart:label-cell-address="65g.H1:65g.H1" chart:class="chart:scatter"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admax</text:p>
                <draw:g>
                  <svg:desc>65g.D1:65g.D1</svg:desc>
                </draw:g>
              </table:table-cell>
              <table:table-cell office:value-type="string">
                <text:p>madmin</text:p>
                <draw:g>
                  <svg:desc>65g.H1:65g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65g.A2:65g.A14</svg:desc>
                </draw:g>
              </table:table-cell>
              <table:table-cell office:value-type="float" office:value="0.224366346666635">
                <text:p>0.224366346666635</text:p>
                <draw:g>
                  <svg:desc>65g.D2:65g.D14</svg:desc>
                </draw:g>
              </table:table-cell>
              <table:table-cell office:value-type="float" office:value="0.209204340737963">
                <text:p>0.209204340737963</text:p>
                <draw:g>
                  <svg:desc>65g.H2:65g.H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0.147394571790586">
                <text:p>0.147394571790586</text:p>
              </table:table-cell>
              <table:table-cell office:value-type="float" office:value="0.190660304162988">
                <text:p>0.1906603041629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">
                <text:p>50</text:p>
              </table:table-cell>
              <table:table-cell office:value-type="float" office:value="0.162052132742745">
                <text:p>0.162052132742745</text:p>
              </table:table-cell>
              <table:table-cell office:value-type="float" office:value="0.160091960868056">
                <text:p>0.1600919608680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0.102992168286951">
                <text:p>0.102992168286951</text:p>
              </table:table-cell>
              <table:table-cell office:value-type="float" office:value="0.102221057452731">
                <text:p>0.1022210574527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0">
                <text:p>150</text:p>
              </table:table-cell>
              <table:table-cell office:value-type="float" office:value="0.12689355888752">
                <text:p>0.12689355888752</text:p>
              </table:table-cell>
              <table:table-cell office:value-type="float" office:value="0.124545509383916">
                <text:p>0.1245455093839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">
                <text:p>200</text:p>
              </table:table-cell>
              <table:table-cell office:value-type="float" office:value="0.390196205836583">
                <text:p>0.390196205836583</text:p>
              </table:table-cell>
              <table:table-cell office:value-type="float" office:value="0.441718509024821">
                <text:p>0.4417185090248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">
                <text:p>300</text:p>
              </table:table-cell>
              <table:table-cell office:value-type="float" office:value="0.607310723285285">
                <text:p>0.607310723285285</text:p>
              </table:table-cell>
              <table:table-cell office:value-type="float" office:value="0.591294582073505">
                <text:p>0.5912945820735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">
                <text:p>400</text:p>
              </table:table-cell>
              <table:table-cell office:value-type="float" office:value="0.786592817306518">
                <text:p>0.786592817306518</text:p>
              </table:table-cell>
              <table:table-cell office:value-type="float" office:value="0.556072897911071">
                <text:p>0.5560728979110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0">
                <text:p>600</text:p>
              </table:table-cell>
              <table:table-cell office:value-type="float" office:value="2.03644214976917">
                <text:p>2.03644214976917</text:p>
              </table:table-cell>
              <table:table-cell office:value-type="float" office:value="1.18629646301269">
                <text:p>1.186296463012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00">
                <text:p>800</text:p>
              </table:table-cell>
              <table:table-cell office:value-type="float" office:value="1.83330550789833">
                <text:p>1.83330550789833</text:p>
              </table:table-cell>
              <table:table-cell office:value-type="float" office:value="2.28313878178596">
                <text:p>2.283138781785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">
                <text:p>1000</text:p>
              </table:table-cell>
              <table:table-cell office:value-type="float" office:value="3.31625338963099">
                <text:p>3.31625338963099</text:p>
              </table:table-cell>
              <table:table-cell office:value-type="float" office:value="2.37467777729034">
                <text:p>2.3746777772903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00">
                <text:p>1400</text:p>
              </table:table-cell>
              <table:table-cell office:value-type="float" office:value="4.66644159952799">
                <text:p>4.66644159952799</text:p>
              </table:table-cell>
              <table:table-cell office:value-type="float" office:value="5.01600307888454">
                <text:p>5.016003078884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00">
                <text:p>1800</text:p>
              </table:table-cell>
              <table:table-cell office:value-type="float" office:value="3.74984407424926">
                <text:p>3.74984407424926</text:p>
              </table:table-cell>
              <table:table-cell office:value-type="float" office:value="5.10072708129882">
                <text:p>5.1007270812988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MacOSX_X86_64 LibreOffice_project/9b0d9b32d5dcda91d2f1a96dc04c645c450872bf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